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myrs/commons.py" manifest:media-type=""/>
  <manifest:file-entry manifest:full-path="Scripts/python/pythonpath/myrs/listener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old/listeners.py" manifest:media-type=""/>
  <manifest:file-entry manifest:full-path="Scripts/python/pythonpath/myrs/taiin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23.44mm"/>
    </style:style>
    <style:style style:name="co49" style:family="table-column">
      <style:table-column-properties fo:break-before="auto" style:column-width="17.46mm"/>
    </style:style>
    <style:style style:name="co50" style:family="table-column">
      <style:table-column-properties fo:break-before="auto" style:column-width="14.4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6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6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7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9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98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99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500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501" style:family="table-cell" style:parent-style-name="Default">
      <style:table-cell-properties fo:border="none"/>
    </style:style>
    <style:style style:name="ce50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05" style:family="table-cell" style:parent-style-name="Default">
      <style:table-cell-properties fo:border="none"/>
      <style:text-properties style:font-name="TakaoMincho" style:font-name-asian="TakaoMincho"/>
    </style:style>
    <style:style style:name="ce506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507" style:family="table-cell" style:parent-style-name="Default">
      <style:table-cell-properties fo:border="none"/>
      <style:text-properties fo:color="#c0c0c0"/>
    </style:style>
    <style:style style:name="ce508" style:family="table-cell" style:parent-style-name="Default">
      <style:table-cell-properties fo:border="none"/>
      <style:text-properties fo:color="#000000"/>
    </style:style>
    <style:style style:name="ce509" style:family="table-cell" style:parent-style-name="Default">
      <style:table-cell-properties fo:border-bottom="1.76pt dashed #ff00ff" fo:border-left="none" fo:border-right="none" fo:border-top="1.76pt dashed #9999ff"/>
    </style:style>
    <style:style style:name="ce5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2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5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54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ext-properties style:font-name="TakaoPMincho" style:font-name-asian="TakaoPMincho"/>
    </style:style>
    <style:style style:name="ce56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7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7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8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8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8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03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2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order="none"/>
      <style:text-properties style:font-name="TakaoPMincho" style:font-name-asian="TakaoPMincho"/>
    </style:style>
    <style:style style:name="ce67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3" style:family="table-cell" style:parent-style-name="Default">
      <style:table-cell-properties fo:border-bottom="none" fo:border-left="none" fo:border-right="none" fo:border-top="1.76pt dashed #9999ff"/>
    </style:style>
    <style:style style:name="ce721" style:family="table-cell" style:parent-style-name="Default">
      <style:table-cell-properties fo:border-bottom="1.76pt dashed #ff00ff" fo:border-left="none" fo:border-right="none" fo:border-top="none"/>
    </style:style>
    <style:style style:name="ce7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3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2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4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5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6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ext-properties style:font-name="ＭＳ Ｐゴシック1" style:font-name-asian="ＭＳ Ｐゴシック1"/>
    </style:style>
    <style:style style:name="ce7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7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78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84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9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9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9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99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80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8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0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80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fo:background-color="transparent" fo:border="none"/>
    </style:style>
    <style:style style:name="ce81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1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1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17" style:family="table-cell" style:parent-style-name="Default">
      <style:table-cell-properties fo:background-color="#9999ff" fo:border="none"/>
    </style:style>
    <style:style style:name="ce81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9" style:family="table-cell" style:parent-style-name="Default">
      <style:table-cell-properties fo:border="none"/>
      <style:text-properties style:font-name="ＭＳ Ｐゴシック1" style:font-name-asian="ＭＳ Ｐゴシック1"/>
    </style:style>
    <style:style style:name="ce2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2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03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4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64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365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366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373" style:family="table-cell" style:parent-style-name="Default">
      <style:table-cell-properties fo:border="none"/>
    </style:style>
    <style:style style:name="ce37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377" style:family="table-cell" style:parent-style-name="Default">
      <style:table-cell-properties fo:border="none"/>
      <style:text-properties style:font-name="TakaoMincho" style:font-name-asian="TakaoMincho"/>
    </style:style>
    <style:style style:name="ce378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379" style:family="table-cell" style:parent-style-name="Default">
      <style:table-cell-properties fo:border="none"/>
      <style:text-properties fo:color="#c0c0c0"/>
    </style:style>
    <style:style style:name="ce380" style:family="table-cell" style:parent-style-name="Default">
      <style:table-cell-properties fo:border="none"/>
      <style:text-properties fo:color="#000000"/>
    </style:style>
    <style:style style:name="ce381" style:family="table-cell" style:parent-style-name="Default">
      <style:table-cell-properties fo:border-bottom="1.76pt dashed #ff00ff" fo:border-left="none" fo:border-right="none" fo:border-top="1.76pt dashed #9999ff"/>
    </style:style>
    <style:style style:name="ce3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9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0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8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31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ext-properties style:font-name="TakaoPMincho" style:font-name-asian="TakaoPMincho"/>
    </style:style>
    <style:style style:name="ce43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5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5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5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5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76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9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6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fo:border="none"/>
      <style:text-properties style:font-name="TakaoPMincho" style:font-name-asian="TakaoPMincho"/>
    </style:style>
    <style:style style:name="ce67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7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72" style:family="table-cell" style:parent-style-name="Default">
      <style:table-cell-properties fo:border-bottom="none" fo:border-left="none" fo:border-right="none" fo:border-top="1.76pt dashed #9999ff"/>
    </style:style>
    <style:style style:name="ce673" style:family="table-cell" style:parent-style-name="Default">
      <style:table-cell-properties fo:border-bottom="1.76pt dashed #ff00ff" fo:border-left="none" fo:border-right="none" fo:border-top="none"/>
    </style:style>
    <style:style style:name="ce6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6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7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0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0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1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ext-properties style:font-name="ＭＳ Ｐゴシック1" style:font-name-asian="ＭＳ Ｐゴシック1"/>
    </style:style>
    <style:style style:name="ce7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2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58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59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7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7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7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7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7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7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77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8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8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fo:background-color="transparent" fo:border="none"/>
    </style:style>
    <style:style style:name="ce79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9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0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07" style:family="table-cell" style:parent-style-name="Default">
      <style:table-cell-properties fo:background-color="#9999ff" fo:border="none"/>
    </style:style>
    <style:style style:name="ce80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6" style:family="table-cell" style:parent-style-name="Default">
      <style:table-cell-properties fo:border="none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97"/>
        <table:table-column table:style-name="co2" table:default-cell-style-name="ce297"/>
        <table:table-column table:style-name="co3" table:default-cell-style-name="ce307"/>
        <table:table-column table:style-name="co4" table:default-cell-style-name="ce316"/>
        <table:table-column table:style-name="co5" table:default-cell-style-name="ce316"/>
        <table:table-column table:style-name="co6" table:default-cell-style-name="ce327"/>
        <table:table-column table:style-name="co7" table:default-cell-style-name="ce327"/>
        <table:table-column table:style-name="co8" table:default-cell-style-name="ce297"/>
        <table:table-column table:style-name="co9" table:number-columns-repeated="4" table:default-cell-style-name="ce297"/>
        <table:table-column table:style-name="co9" table:number-columns-repeated="5" table:default-cell-style-name="ce353"/>
        <table:table-column table:style-name="co9" table:number-columns-repeated="5" table:default-cell-style-name="ce297"/>
        <table:table-column table:style-name="co10" table:default-cell-style-name="ce297"/>
        <table:table-column table:style-name="co11" table:default-cell-style-name="ce297"/>
        <table:table-column table:style-name="co12" table:default-cell-style-name="ce297"/>
        <table:table-column table:style-name="co13" table:default-cell-style-name="ce297"/>
        <table:table-column table:style-name="co14" table:default-cell-style-name="ce297"/>
        <table:table-column table:style-name="co13" table:default-cell-style-name="ce297"/>
        <table:table-column table:style-name="co14" table:number-columns-repeated="4" table:default-cell-style-name="ce297"/>
        <table:table-column table:style-name="co15" table:default-cell-style-name="ce297"/>
        <table:table-column table:style-name="co16" table:default-cell-style-name="ce297"/>
        <table:table-column table:style-name="co14" table:number-columns-repeated="223" table:default-cell-style-name="ce297"/>
        <table:table-column table:style-name="co14" table:number-columns-repeated="766" table:default-cell-style-name="ce377"/>
        <table:table-column table:style-name="co14" table:default-cell-style-name="ce373"/>
        <table:table-row table:style-name="ro1">
          <table:table-cell table:style-name="ce293" table:number-columns-repeated="2"/>
          <table:table-cell table:style-name="ce299" office:value-type="string" calcext:value-type="string">
            <text:p>済をﾘｾｯﾄ</text:p>
          </table:table-cell>
          <table:table-cell table:style-name="ce309" office:value-type="string" calcext:value-type="string">
            <text:p>検予を反映</text:p>
          </table:table-cell>
          <table:table-cell table:style-name="ce318" office:value-type="string" calcext:value-type="string">
            <text:p>予をﾘｾｯﾄ</text:p>
          </table:table-cell>
          <table:table-cell table:style-name="ce299" office:value-type="string" calcext:value-type="string">
            <text:p>入力支援</text:p>
          </table:table-cell>
          <table:table-cell table:style-name="ce329"/>
          <table:table-cell table:style-name="ce332" office:value-type="string" calcext:value-type="string" table:number-columns-spanned="1" table:number-rows-spanned="2">
            <text:p>在院日数</text:p>
          </table:table-cell>
          <table:table-cell table:style-name="ce340" office:value-type="string" calcext:value-type="string" table:number-columns-spanned="1" table:number-rows-spanned="2">
            <text:p>4F</text:p>
          </table:table-cell>
          <table:table-cell table:style-name="ce345" office:value-type="string" calcext:value-type="string" table:number-columns-spanned="1" table:number-rows-spanned="2">
            <text:p>ｴ結</text:p>
          </table:table-cell>
          <table:table-cell table:style-name="ce348" office:value-type="string" calcext:value-type="string" table:number-columns-spanned="1" table:number-rows-spanned="2">
            <text:p>読影</text:p>
          </table:table-cell>
          <table:table-cell table:style-name="ce348" office:value-type="string" calcext:value-type="string" table:number-columns-spanned="1" table:number-rows-spanned="2">
            <text:p>退処</text:p>
          </table:table-cell>
          <table:table-cell table:style-name="ce349" office:value-type="string" calcext:value-type="string" table:number-columns-spanned="1" table:number-rows-spanned="2">
            <text:p>血液</text:p>
          </table:table-cell>
          <table:table-cell table:style-name="ce349" office:value-type="string" calcext:value-type="string" table:number-columns-spanned="1" table:number-rows-spanned="2">
            <text:p>画像</text:p>
          </table:table-cell>
          <table:table-cell table:style-name="ce349" office:value-type="string" calcext:value-type="string" table:number-columns-spanned="1" table:number-rows-spanned="2">
            <text:p>処置</text:p>
          </table:table-cell>
          <table:table-cell table:style-name="ce349" office:value-type="string" calcext:value-type="string" table:number-columns-spanned="1" table:number-rows-spanned="2">
            <text:p>ｴｺ</text:p>
          </table:table-cell>
          <table:table-cell table:style-name="ce355" office:value-type="string" calcext:value-type="string" table:number-columns-spanned="1" table:number-rows-spanned="2">
            <text:p>ECG</text:p>
          </table:table-cell>
          <table:table-cell table:style-name="ce348" office:value-type="string" calcext:value-type="string" table:number-columns-spanned="1" table:number-rows-spanned="2">
            <text:p>糖尿</text:p>
          </table:table-cell>
          <table:table-cell table:style-name="ce348" office:value-type="string" calcext:value-type="string" table:number-columns-spanned="1" table:number-rows-spanned="2">
            <text:p>熱発</text:p>
          </table:table-cell>
          <table:table-cell table:style-name="ce348" office:value-type="string" calcext:value-type="string" table:number-columns-spanned="1" table:number-rows-spanned="2">
            <text:p>計書</text:p>
          </table:table-cell>
          <table:table-cell table:style-name="ce348" office:value-type="string" calcext:value-type="string" table:number-columns-spanned="1" table:number-rows-spanned="2">
            <text:p>面談</text:p>
          </table:table-cell>
          <table:table-cell table:style-name="ce361" office:value-type="string" calcext:value-type="string" table:number-columns-spanned="1" table:number-rows-spanned="2">
            <text:p>便指</text:p>
          </table:table-cell>
          <table:table-cell table:style-name="ce362" office:value-type="string" calcext:value-type="string">
            <text:p>総数</text:p>
          </table:table-cell>
          <table:table-cell table:style-name="ce294" office:value-type="float" office:value="28" calcext:value-type="float">
            <text:p>28</text:p>
          </table:table-cell>
          <table:table-cell table:style-name="ce374" office:value-type="string" calcext:value-type="string">
            <text:p>済</text:p>
          </table:table-cell>
          <table:table-cell table:style-name="ce375" table:number-columns-repeated="5"/>
          <table:table-cell table:style-name="ce294" table:number-columns-repeated="993"/>
          <table:table-cell/>
        </table:table-row>
        <table:table-row table:style-name="ro2">
          <table:table-cell table:style-name="ce294" office:value-type="string" calcext:value-type="string">
            <text:p>済</text:p>
          </table:table-cell>
          <table:table-cell table:style-name="ce294" office:value-type="string" calcext:value-type="string">
            <text:p>予</text:p>
          </table:table-cell>
          <table:table-cell table:style-name="ce300" office:value-type="string" calcext:value-type="string">
            <text:p>ID</text:p>
          </table:table-cell>
          <table:table-cell table:style-name="ce310" office:value-type="string" calcext:value-type="string">
            <text:p>漢字名</text:p>
          </table:table-cell>
          <table:table-cell table:style-name="ce310" office:value-type="string" calcext:value-type="string">
            <text:p>ｶﾅ名</text:p>
          </table:table-cell>
          <table:table-cell table:style-name="ce320" office:value-type="string" calcext:value-type="string">
            <text:p>入院日</text:p>
          </table:table-cell>
          <table:table-cell table:style-name="ce320" office:value-type="string" calcext:value-type="string">
            <text:p>経過</text:p>
          </table:table-cell>
          <table:covered-table-cell table:style-name="ce333"/>
          <table:covered-table-cell table:number-columns-repeated="2" table:style-name="ce341"/>
          <table:covered-table-cell table:number-columns-repeated="2" table:style-name="ce348"/>
          <table:covered-table-cell table:number-columns-repeated="5" table:style-name="ce349"/>
          <table:covered-table-cell table:number-columns-repeated="3" table:style-name="ce348"/>
          <table:covered-table-cell table:number-columns-repeated="2" table:style-name="ce358"/>
          <table:table-cell table:style-name="ce363" office:value-type="string" calcext:value-type="string">
            <text:p>未</text:p>
          </table:table-cell>
          <table:table-cell table:style-name="ce373"/>
          <table:table-cell table:style-name="ce362" office:value-type="string" calcext:value-type="string">
            <text:p>待</text:p>
          </table:table-cell>
          <table:table-cell table:style-name="ce373" table:number-columns-repeated="3"/>
          <table:table-cell table:style-name="ce294" table:number-columns-repeated="3"/>
          <table:table-cell table:style-name="ce373" table:number-columns-repeated="3"/>
          <table:table-cell table:style-name="ce294" table:number-columns-repeated="989"/>
          <table:table-cell/>
        </table:table-row>
        <table:table-row table:style-name="ro2">
          <table:table-cell table:style-name="ce295" office:value-type="string" calcext:value-type="string">
            <text:p>未</text:p>
          </table:table-cell>
          <table:table-cell table:style-name="ce295"/>
          <table:table-cell table:style-name="ce301" office:value-type="string" calcext:value-type="string">
            <text:p>reservation edge</text:p>
          </table:table-cell>
          <table:table-cell table:style-name="ce311" table:number-columns-repeated="2"/>
          <table:table-cell table:style-name="ce321" table:number-columns-repeated="2"/>
          <table:table-cell table:style-name="ce334" table:number-columns-repeated="1016"/>
          <table:table-cell/>
        </table:table-row>
        <table:table-row table:style-name="ro2">
          <table:table-cell table:style-name="ce296" office:value-type="string" calcext:value-type="string">
            <text:p>済</text:p>
          </table:table-cell>
          <table:table-cell table:style-name="ce296"/>
          <table:table-cell table:style-name="ce302" office:value-type="string" calcext:value-type="string">
            <text:p>00090314</text:p>
          </table:table-cell>
          <table:table-cell table:style-name="ce312" office:value-type="string" calcext:value-type="string">
            <text:p>患者　壱</text:p>
          </table:table-cell>
          <table:table-cell table:style-name="ce312" office:value-type="string" calcext:value-type="string">
            <text:p>ｶﾝｼﾞｬ ｲﾁ</text:p>
          </table:table-cell>
          <table:table-cell table:style-name="ce322" office:value-type="date" office:date-value="2014-09-27" calcext:value-type="date">
            <text:p>H26.09.27</text:p>
          </table:table-cell>
          <table:table-cell table:style-name="ce322" office:value-type="string" calcext:value-type="string">
            <text:p>経過</text:p>
          </table:table-cell>
          <table:table-cell table:style-name="ce335" table:formula="of:=TODAY()+1-[.F4]" office:value-type="float" office:value="1318" calcext:value-type="float">
            <text:p>1318 </text:p>
          </table:table-cell>
          <table:table-cell table:style-name="ce296" office:value-type="string" calcext:value-type="string">
            <text:p>○</text:p>
          </table:table-cell>
          <table:table-cell table:style-name="ce296" table:number-columns-repeated="2"/>
          <table:table-cell table:style-name="ce296" office:value-type="string" calcext:value-type="string">
            <text:p>待</text:p>
          </table:table-cell>
          <table:table-cell table:style-name="ce350" table:number-columns-repeated="5"/>
          <table:table-cell table:style-name="ce356" office:value-type="string" calcext:value-type="string">
            <text:p>糖</text:p>
          </table:table-cell>
          <table:table-cell table:style-name="ce356" office:value-type="string" calcext:value-type="string">
            <text:p>熱</text:p>
          </table:table-cell>
          <table:table-cell table:style-name="ce296" office:value-type="string" calcext:value-type="string">
            <text:p>済</text:p>
          </table:table-cell>
          <table:table-cell table:style-name="ce356"/>
          <table:table-cell table:style-name="ce296" office:value-type="string" calcext:value-type="string">
            <text:p>少</text:p>
          </table:table-cell>
          <table:table-cell table:style-name="ce364" table:number-columns-repeated="6"/>
          <table:table-cell table:style-name="ce296" table:number-columns-repeated="995"/>
          <table:table-cell table:style-name="ce379"/>
        </table:table-row>
        <table:table-row table:style-name="ro2">
          <table:table-cell table:style-name="ce295" office:value-type="string" calcext:value-type="string">
            <text:p>未</text:p>
          </table:table-cell>
          <table:table-cell table:style-name="ce295"/>
          <table:table-cell table:style-name="ce303" office:value-type="string" calcext:value-type="string">
            <text:p>stable edge</text:p>
          </table:table-cell>
          <table:table-cell table:style-name="ce313" table:number-columns-repeated="2"/>
          <table:table-cell table:style-name="ce323" table:number-columns-repeated="2"/>
          <table:table-cell table:style-name="ce336" table:number-columns-repeated="1016"/>
          <table:table-cell/>
        </table:table-row>
        <table:table-row table:style-name="ro2">
          <table:table-cell table:style-name="ce294" office:value-type="string" calcext:value-type="string">
            <text:p>未</text:p>
          </table:table-cell>
          <table:table-cell table:style-name="ce294"/>
          <table:table-cell table:style-name="ce304" office:value-type="string" calcext:value-type="string">
            <text:p>00171526</text:p>
          </table:table-cell>
          <table:table-cell table:style-name="ce314" office:value-type="string" calcext:value-type="string">
            <text:p>患者　弐</text:p>
          </table:table-cell>
          <table:table-cell table:style-name="ce314" office:value-type="string" calcext:value-type="string">
            <text:p>ｶﾝｼﾞｬ ﾆ</text:p>
          </table:table-cell>
          <table:table-cell table:style-name="ce324" office:value-type="date" office:date-value="2017-11-01" calcext:value-type="date">
            <text:p>H29.11.01</text:p>
          </table:table-cell>
          <table:table-cell table:style-name="ce324" office:value-type="string" calcext:value-type="string">
            <text:p>経過</text:p>
          </table:table-cell>
          <table:table-cell table:style-name="ce337" table:formula="of:=TODAY()+1-[.F6]" office:value-type="float" office:value="187" calcext:value-type="float">
            <text:p>187 </text:p>
          </table:table-cell>
          <table:table-cell table:style-name="ce294" office:value-type="string" calcext:value-type="string">
            <text:p>包</text:p>
          </table:table-cell>
          <table:table-cell table:style-name="ce346"/>
          <table:table-cell table:style-name="ce294"/>
          <table:table-cell table:style-name="ce294" office:value-type="string" calcext:value-type="string">
            <text:p>待</text:p>
          </table:table-cell>
          <table:table-cell table:style-name="ce352" table:number-columns-repeated="5"/>
          <table:table-cell table:style-name="ce294"/>
          <table:table-cell table:style-name="ce346"/>
          <table:table-cell table:style-name="ce294" office:value-type="string" calcext:value-type="string">
            <text:p>済</text:p>
          </table:table-cell>
          <table:table-cell table:style-name="ce346"/>
          <table:table-cell table:style-name="ce294" office:value-type="string" calcext:value-type="string">
            <text:p>済</text:p>
          </table:table-cell>
          <table:table-cell table:style-name="ce365" table:number-columns-repeated="4"/>
          <table:table-cell table:style-name="ce294" table:number-columns-repeated="997"/>
          <table:table-cell table:style-name="ce380"/>
        </table:table-row>
        <table:table-row table:style-name="ro2">
          <table:table-cell table:style-name="ce295" office:value-type="string" calcext:value-type="string">
            <text:p>未</text:p>
          </table:table-cell>
          <table:table-cell table:style-name="ce295"/>
          <table:table-cell table:style-name="ce305" office:value-type="string" calcext:value-type="string">
            <text:p>unstable edge</text:p>
          </table:table-cell>
          <table:table-cell table:style-name="ce315" table:number-columns-repeated="2"/>
          <table:table-cell table:style-name="ce325" table:number-columns-repeated="2"/>
          <table:table-cell table:style-name="ce338" table:number-columns-repeated="1016"/>
          <table:table-cell/>
        </table:table-row>
        <table:table-row table:style-name="ro2">
          <table:table-cell table:style-name="ce294" office:value-type="string" calcext:value-type="string">
            <text:p>未</text:p>
          </table:table-cell>
          <table:table-cell table:style-name="ce294"/>
          <table:table-cell table:style-name="ce304" office:value-type="string" calcext:value-type="string">
            <text:p>00171071</text:p>
          </table:table-cell>
          <table:table-cell table:style-name="ce314" office:value-type="string" calcext:value-type="string">
            <text:p>患者　参</text:p>
          </table:table-cell>
          <table:table-cell table:style-name="ce314" office:value-type="string" calcext:value-type="string">
            <text:p>ｶﾝｼﾞｬ ｻﾝ</text:p>
          </table:table-cell>
          <table:table-cell table:style-name="ce324" office:value-type="date" office:date-value="2017-08-09" calcext:value-type="date">
            <text:p>H29.08.09</text:p>
          </table:table-cell>
          <table:table-cell table:style-name="ce324" office:value-type="string" calcext:value-type="string">
            <text:p>経過</text:p>
          </table:table-cell>
          <table:table-cell table:style-name="ce337" table:formula="of:=TODAY()+1-[.F8]" office:value-type="float" office:value="271" calcext:value-type="float">
            <text:p>271 </text:p>
          </table:table-cell>
          <table:table-cell table:style-name="ce294" office:value-type="string" calcext:value-type="string">
            <text:p>○</text:p>
          </table:table-cell>
          <table:table-cell table:style-name="ce346"/>
          <table:table-cell table:style-name="ce294" table:number-columns-repeated="2"/>
          <table:table-cell table:style-name="ce352" table:number-columns-repeated="5"/>
          <table:table-cell table:style-name="ce346" table:number-columns-repeated="2"/>
          <table:table-cell table:style-name="ce296" office:value-type="string" calcext:value-type="string">
            <text:p>済</text:p>
          </table:table-cell>
          <table:table-cell table:style-name="ce346"/>
          <table:table-cell table:style-name="ce296" office:value-type="string" calcext:value-type="string">
            <text:p>済</text:p>
          </table:table-cell>
          <table:table-cell table:style-name="ce366" table:number-columns-repeated="6"/>
          <table:table-cell table:style-name="ce294" table:number-columns-repeated="995"/>
          <table:table-cell/>
        </table:table-row>
        <table:table-row table:style-name="ro2">
          <table:table-cell table:style-name="ce294" office:value-type="string" calcext:value-type="string">
            <text:p>未</text:p>
          </table:table-cell>
          <table:table-cell table:style-name="ce294"/>
          <table:table-cell table:style-name="ce306" office:value-type="string" calcext:value-type="string">
            <text:p>00171072</text:p>
          </table:table-cell>
          <table:table-cell table:style-name="ce314" office:value-type="string" calcext:value-type="string">
            <text:p>患者　五</text:p>
          </table:table-cell>
          <table:table-cell table:style-name="ce314" office:value-type="string" calcext:value-type="string">
            <text:p>ｶﾝｼﾞｬ ｺﾞ</text:p>
          </table:table-cell>
          <table:table-cell table:style-name="ce326" office:value-type="date" office:date-value="2018-03-05" calcext:value-type="date">
            <text:p>18/03/05</text:p>
          </table:table-cell>
          <table:table-cell table:style-name="ce330" office:value-type="string" calcext:value-type="string">
            <text:p>経過</text:p>
          </table:table-cell>
          <table:table-cell table:style-name="ce339" table:formula="of:=TODAY()+1-[.F9]" office:value-type="float" office:value="63" calcext:value-type="float">
            <text:p>63 </text:p>
          </table:table-cell>
          <table:table-cell table:style-name="ce294" table:number-columns-repeated="4"/>
          <table:table-cell table:style-name="ce352" table:number-columns-repeated="5"/>
          <table:table-cell table:style-name="ce294" table:number-columns-repeated="240"/>
          <table:table-cell table:style-name="ce376" table:number-columns-repeated="766"/>
          <table:table-cell table:style-name="ce380"/>
        </table:table-row>
        <table:table-row table:style-name="ro2">
          <table:table-cell table:number-columns-repeated="4"/>
          <table:table-cell table:style-name="ce319" office:value-type="string" calcext:value-type="string">
            <text:p>　</text:p>
          </table:table-cell>
          <table:table-cell table:number-columns-repeated="1019"/>
        </table:table-row>
        <table:table-row table:style-name="ro2">
          <table:table-cell table:style-name="ce298" table:number-columns-repeated="2"/>
          <table:table-cell table:style-name="ce308"/>
          <table:table-cell table:style-name="ce317" table:number-columns-repeated="2"/>
          <table:table-cell table:style-name="ce328"/>
          <table:table-cell table:style-name="ce331"/>
          <table:table-cell table:style-name="ce298" table:number-columns-repeated="5"/>
          <table:table-cell table:style-name="ce354" table:number-columns-repeated="5"/>
          <table:table-cell table:style-name="ce298" table:number-columns-repeated="240"/>
          <table:table-cell table:style-name="ce378" table:number-columns-repeated="766"/>
          <table:table-cell table:style-name="ce38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5"/>
          <table:table-cell table:style-name="ce373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399"/>
        <table:table-column table:style-name="co18" table:number-columns-repeated="45" table:default-cell-style-name="ce408"/>
        <table:table-column table:style-name="co19" table:default-cell-style-name="ce408"/>
        <table:table-column table:style-name="co18" table:number-columns-repeated="210" table:default-cell-style-name="ce408"/>
        <table:table-column table:style-name="co18" table:number-columns-repeated="767" table:default-cell-style-name="ce436"/>
        <table:table-row table:style-name="ro3">
          <table:table-cell table:style-name="ce382" office:value-type="string" calcext:value-type="string">
            <text:p>ﾘｽﾄに戻る</text:p>
          </table:table-cell>
          <table:table-cell table:style-name="ce400"/>
          <table:table-cell table:style-name="ce409" table:number-columns-spanned="4" table:number-rows-spanned="1"/>
          <table:covered-table-cell table:number-columns-repeated="3" table:style-name="ce409"/>
          <table:table-cell table:style-name="ce413" office:value-type="string" calcext:value-type="string" table:number-columns-spanned="2" table:number-rows-spanned="1">
            <text:p>開始日</text:p>
          </table:table-cell>
          <table:covered-table-cell table:style-name="ce413"/>
          <table:table-cell table:style-name="ce417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417"/>
          <table:table-cell table:style-name="ce418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418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422" table:number-columns-spanned="3" table:number-rows-spanned="1"/>
          <table:covered-table-cell table:number-columns-repeated="2" table:style-name="ce422"/>
          <table:table-cell table:number-columns-repeated="7"/>
          <table:table-cell table:style-name="ce429" office:value-type="string" calcext:value-type="string" table:number-columns-spanned="5" table:number-rows-spanned="2">
            <text:p>Copy</text:p>
          </table:table-cell>
          <table:covered-table-cell table:number-columns-repeated="4" table:style-name="ce430"/>
          <table:table-cell table:style-name="ce429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430"/>
          <table:table-cell/>
          <table:table-cell table:style-name="ce431" office:value-type="string" calcext:value-type="string">
            <text:p>00171532</text:p>
          </table:table-cell>
          <table:table-cell table:number-columns-repeated="3"/>
          <table:table-cell table:style-name="ce432" office:value-type="string" calcext:value-type="string">
            <text:p>空枠設定</text:p>
          </table:table-cell>
          <table:table-cell table:style-name="ce427" table:number-columns-repeated="9"/>
          <table:table-cell table:number-columns-repeated="968"/>
        </table:table-row>
        <table:table-row table:style-name="ro3">
          <table:table-cell table:style-name="ce385" office:value-type="string" calcext:value-type="string" table:number-columns-spanned="1" table:number-rows-spanned="2">
            <text:p>コピー可</text:p>
          </table:table-cell>
          <table:table-cell table:style-name="ce401" office:value-type="string" calcext:value-type="string">
            <text:p>12月</text:p>
          </table:table-cell>
          <table:table-cell table:style-name="ce401" table:number-columns-repeated="21"/>
          <table:table-cell table:style-name="ce401" office:value-type="string" calcext:value-type="string">
            <text:p>1月</text:p>
          </table:table-cell>
          <table:table-cell table:style-name="ce401" table:number-columns-repeated="6"/>
          <table:table-cell table:style-name="ce426"/>
          <table:covered-table-cell table:number-columns-repeated="10" table:style-name="ce430"/>
          <table:table-cell table:style-name="ce427" table:number-columns-repeated="5"/>
          <table:table-cell table:style-name="ce433"/>
          <table:table-cell table:style-name="ce427" table:number-columns-repeated="977"/>
        </table:table-row>
        <table:table-row table:style-name="ro3">
          <table:covered-table-cell table:style-name="ce386"/>
          <table:table-cell table:style-name="ce404" office:value-type="date" office:date-value="2017-12-10" calcext:value-type="date">
            <text:p>10</text:p>
          </table:table-cell>
          <table:table-cell table:style-name="ce410" office:value-type="date" office:date-value="2017-12-11" calcext:value-type="date">
            <text:p>11</text:p>
          </table:table-cell>
          <table:table-cell table:style-name="ce412" office:value-type="date" office:date-value="2017-12-12" calcext:value-type="date">
            <text:p>12</text:p>
          </table:table-cell>
          <table:table-cell table:style-name="ce412" office:value-type="date" office:date-value="2017-12-13" calcext:value-type="date">
            <text:p>13</text:p>
          </table:table-cell>
          <table:table-cell table:style-name="ce412" office:value-type="date" office:date-value="2017-12-14" calcext:value-type="date">
            <text:p>14</text:p>
          </table:table-cell>
          <table:table-cell table:style-name="ce412" office:value-type="date" office:date-value="2017-12-15" calcext:value-type="date">
            <text:p>15</text:p>
          </table:table-cell>
          <table:table-cell table:style-name="ce415" office:value-type="date" office:date-value="2017-12-16" calcext:value-type="date">
            <text:p>16</text:p>
          </table:table-cell>
          <table:table-cell table:style-name="ce404" office:value-type="date" office:date-value="2017-12-17" calcext:value-type="date">
            <text:p>17</text:p>
          </table:table-cell>
          <table:table-cell table:style-name="ce412" office:value-type="date" office:date-value="2017-12-18" calcext:value-type="date">
            <text:p>18</text:p>
          </table:table-cell>
          <table:table-cell table:style-name="ce412" office:value-type="date" office:date-value="2017-12-19" calcext:value-type="date">
            <text:p>19</text:p>
          </table:table-cell>
          <table:table-cell table:style-name="ce412" office:value-type="date" office:date-value="2017-12-20" calcext:value-type="date">
            <text:p>20</text:p>
          </table:table-cell>
          <table:table-cell table:style-name="ce412" office:value-type="date" office:date-value="2017-12-21" calcext:value-type="date">
            <text:p>21</text:p>
          </table:table-cell>
          <table:table-cell table:style-name="ce412" office:value-type="date" office:date-value="2017-12-22" calcext:value-type="date">
            <text:p>22</text:p>
          </table:table-cell>
          <table:table-cell table:style-name="ce419" office:value-type="date" office:date-value="2017-12-23" calcext:value-type="date">
            <text:p>23</text:p>
          </table:table-cell>
          <table:table-cell table:style-name="ce404" office:value-type="date" office:date-value="2017-12-24" calcext:value-type="date">
            <text:p>24</text:p>
          </table:table-cell>
          <table:table-cell table:style-name="ce412" office:value-type="date" office:date-value="2017-12-25" calcext:value-type="date">
            <text:p>25</text:p>
          </table:table-cell>
          <table:table-cell table:style-name="ce412" office:value-type="date" office:date-value="2017-12-26" calcext:value-type="date">
            <text:p>26</text:p>
          </table:table-cell>
          <table:table-cell table:style-name="ce412" office:value-type="date" office:date-value="2017-12-27" calcext:value-type="date">
            <text:p>27</text:p>
          </table:table-cell>
          <table:table-cell table:style-name="ce412" office:value-type="date" office:date-value="2017-12-28" calcext:value-type="date">
            <text:p>28</text:p>
          </table:table-cell>
          <table:table-cell table:style-name="ce410" office:value-type="date" office:date-value="2017-12-29" calcext:value-type="date">
            <text:p>29</text:p>
          </table:table-cell>
          <table:table-cell table:style-name="ce419" office:value-type="date" office:date-value="2017-12-30" calcext:value-type="date">
            <text:p>30</text:p>
          </table:table-cell>
          <table:table-cell table:style-name="ce423" office:value-type="date" office:date-value="2017-12-31" calcext:value-type="date">
            <text:p>31</text:p>
          </table:table-cell>
          <table:table-cell table:style-name="ce410" office:value-type="date" office:date-value="2018-01-01" calcext:value-type="date">
            <text:p>1</text:p>
          </table:table-cell>
          <table:table-cell table:style-name="ce410" office:value-type="date" office:date-value="2018-01-02" calcext:value-type="date">
            <text:p>2</text:p>
          </table:table-cell>
          <table:table-cell table:style-name="ce410" office:value-type="date" office:date-value="2018-01-03" calcext:value-type="date">
            <text:p>3</text:p>
          </table:table-cell>
          <table:table-cell table:style-name="ce412" office:value-type="date" office:date-value="2018-01-04" calcext:value-type="date">
            <text:p>4</text:p>
          </table:table-cell>
          <table:table-cell table:style-name="ce412" office:value-type="date" office:date-value="2018-01-05" calcext:value-type="date">
            <text:p>5</text:p>
          </table:table-cell>
          <table:table-cell table:style-name="ce415" office:value-type="date" office:date-value="2018-01-06" calcext:value-type="date">
            <text:p>6</text:p>
          </table:table-cell>
          <table:table-cell table:style-name="ce404" office:value-type="date" office:date-value="2018-01-07" calcext:value-type="date">
            <text:p>7</text:p>
          </table:table-cell>
          <table:table-cell table:style-name="ce426"/>
          <table:table-cell table:style-name="ce427" table:number-columns-repeated="15"/>
          <table:table-cell table:style-name="ce387" office:value-type="string" calcext:value-type="string">
            <text:p>週数</text:p>
          </table:table-cell>
          <table:table-cell table:style-name="ce387" office:value-type="float" office:value="2" calcext:value-type="float">
            <text:p>2</text:p>
          </table:table-cell>
          <table:table-cell table:style-name="ce387" office:value-type="float" office:value="3" calcext:value-type="float">
            <text:p>3</text:p>
          </table:table-cell>
          <table:table-cell table:style-name="ce387" table:number-columns-repeated="7"/>
          <table:table-cell table:style-name="ce427" table:number-columns-repeated="968"/>
        </table:table-row>
        <table:table-row table:style-name="ro3">
          <table:table-cell table:style-name="ce387" office:value-type="string" calcext:value-type="string">
            <text:p>時間枠</text:p>
          </table:table-cell>
          <table:table-cell table:style-name="ce405" office:value-type="string" calcext:value-type="string">
            <text:p>日</text:p>
          </table:table-cell>
          <table:table-cell table:style-name="ce411" office:value-type="string" calcext:value-type="string">
            <text:p>月</text:p>
          </table:table-cell>
          <table:table-cell table:style-name="ce387" office:value-type="string" calcext:value-type="string">
            <text:p>火</text:p>
          </table:table-cell>
          <table:table-cell table:style-name="ce387" office:value-type="string" calcext:value-type="string">
            <text:p>水</text:p>
          </table:table-cell>
          <table:table-cell table:style-name="ce387" office:value-type="string" calcext:value-type="string">
            <text:p>木</text:p>
          </table:table-cell>
          <table:table-cell table:style-name="ce387" office:value-type="string" calcext:value-type="string">
            <text:p>金</text:p>
          </table:table-cell>
          <table:table-cell table:style-name="ce416" office:value-type="string" calcext:value-type="string">
            <text:p>土</text:p>
          </table:table-cell>
          <table:table-cell table:style-name="ce405" office:value-type="string" calcext:value-type="string">
            <text:p>日</text:p>
          </table:table-cell>
          <table:table-cell table:style-name="ce387" office:value-type="string" calcext:value-type="string">
            <text:p>月</text:p>
          </table:table-cell>
          <table:table-cell table:style-name="ce387" office:value-type="string" calcext:value-type="string">
            <text:p>火</text:p>
          </table:table-cell>
          <table:table-cell table:style-name="ce387" office:value-type="string" calcext:value-type="string">
            <text:p>水</text:p>
          </table:table-cell>
          <table:table-cell table:style-name="ce387" office:value-type="string" calcext:value-type="string">
            <text:p>木</text:p>
          </table:table-cell>
          <table:table-cell table:style-name="ce387" office:value-type="string" calcext:value-type="string">
            <text:p>金</text:p>
          </table:table-cell>
          <table:table-cell table:style-name="ce420" office:value-type="string" calcext:value-type="string">
            <text:p>土</text:p>
          </table:table-cell>
          <table:table-cell table:style-name="ce405" office:value-type="string" calcext:value-type="string">
            <text:p>日</text:p>
          </table:table-cell>
          <table:table-cell table:style-name="ce387" office:value-type="string" calcext:value-type="string">
            <text:p>月</text:p>
          </table:table-cell>
          <table:table-cell table:style-name="ce387" office:value-type="string" calcext:value-type="string">
            <text:p>火</text:p>
          </table:table-cell>
          <table:table-cell table:style-name="ce387" office:value-type="string" calcext:value-type="string">
            <text:p>水</text:p>
          </table:table-cell>
          <table:table-cell table:style-name="ce387" office:value-type="string" calcext:value-type="string">
            <text:p>木</text:p>
          </table:table-cell>
          <table:table-cell table:style-name="ce411" office:value-type="string" calcext:value-type="string">
            <text:p>金</text:p>
          </table:table-cell>
          <table:table-cell table:style-name="ce420" office:value-type="string" calcext:value-type="string">
            <text:p>土</text:p>
          </table:table-cell>
          <table:table-cell table:style-name="ce424" office:value-type="string" calcext:value-type="string">
            <text:p>日</text:p>
          </table:table-cell>
          <table:table-cell table:style-name="ce411" office:value-type="string" calcext:value-type="string">
            <text:p>月</text:p>
          </table:table-cell>
          <table:table-cell table:style-name="ce411" office:value-type="string" calcext:value-type="string">
            <text:p>火</text:p>
          </table:table-cell>
          <table:table-cell table:style-name="ce411" office:value-type="string" calcext:value-type="string">
            <text:p>水</text:p>
          </table:table-cell>
          <table:table-cell table:style-name="ce387" office:value-type="string" calcext:value-type="string">
            <text:p>木</text:p>
          </table:table-cell>
          <table:table-cell table:style-name="ce387" office:value-type="string" calcext:value-type="string">
            <text:p>金</text:p>
          </table:table-cell>
          <table:table-cell table:style-name="ce416" office:value-type="string" calcext:value-type="string">
            <text:p>土</text:p>
          </table:table-cell>
          <table:table-cell table:style-name="ce405" office:value-type="string" calcext:value-type="string">
            <text:p>日</text:p>
          </table:table-cell>
          <table:table-cell table:style-name="ce426"/>
          <table:table-cell table:style-name="ce427" table:number-columns-repeated="15"/>
          <table:table-cell table:style-name="ce387" office:value-type="string" calcext:value-type="string">
            <text:p>時間枠</text:p>
          </table:table-cell>
          <table:table-cell table:number-columns-repeated="2" table:style-name="ce427" office:value-type="string" calcext:value-type="string">
            <text:p>火</text:p>
          </table:table-cell>
          <table:table-cell table:style-name="ce434" office:value-type="string" calcext:value-type="string">
            <text:p>日</text:p>
          </table:table-cell>
          <table:table-cell table:style-name="ce427" office:value-type="string" calcext:value-type="string">
            <text:p>月</text:p>
          </table:table-cell>
          <table:table-cell table:style-name="ce427" office:value-type="string" calcext:value-type="string">
            <text:p>火</text:p>
          </table:table-cell>
          <table:table-cell table:style-name="ce427" office:value-type="string" calcext:value-type="string">
            <text:p>水</text:p>
          </table:table-cell>
          <table:table-cell table:style-name="ce427" office:value-type="string" calcext:value-type="string">
            <text:p>木</text:p>
          </table:table-cell>
          <table:table-cell table:style-name="ce427" office:value-type="string" calcext:value-type="string">
            <text:p>金</text:p>
          </table:table-cell>
          <table:table-cell table:style-name="ce435" office:value-type="string" calcext:value-type="string">
            <text:p>土</text:p>
          </table:table-cell>
          <table:table-cell table:style-name="ce427" table:number-columns-repeated="968"/>
        </table:table-row>
        <table:table-row table:style-name="ro3">
          <table:table-cell table:style-name="ce389" office:value-type="time" office:time-value="PT08H00M00S" calcext:value-type="time">
            <text:p>8:0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style-name="ce387" table:number-columns-repeated="16"/>
          <table:table-cell table:style-name="ce389" office:value-type="time" office:time-value="PT08H00M00S" calcext:value-type="time">
            <text:p>8:00</text:p>
          </table:table-cell>
          <table:table-cell table:number-columns-repeated="9" table:style-name="ce406" office:value-type="string" calcext:value-type="string">
            <text:p>x</text:p>
          </table:table-cell>
          <table:table-cell table:style-name="ce387" table:number-columns-repeated="968"/>
        </table:table-row>
        <table:table-row table:style-name="ro3">
          <table:table-cell table:style-name="ce390" office:value-type="time" office:time-value="PT08H30M00S" calcext:value-type="time">
            <text:p>8:3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style-name="ce387" table:number-columns-repeated="16"/>
          <table:table-cell table:style-name="ce390" office:value-type="time" office:time-value="PT08H30M00S" calcext:value-type="time">
            <text:p>8:30</text:p>
          </table:table-cell>
          <table:table-cell table:number-columns-repeated="9" table:style-name="ce406" office:value-type="string" calcext:value-type="string">
            <text:p>x</text:p>
          </table:table-cell>
          <table:table-cell table:style-name="ce387" table:number-columns-repeated="968"/>
        </table:table-row>
        <table:table-row table:style-name="ro3">
          <table:table-cell table:style-name="ce390" office:value-type="time" office:time-value="PT09H00M00S" calcext:value-type="time">
            <text:p>9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387" table:number-columns-repeated="16"/>
          <table:table-cell table:style-name="ce390" office:value-type="time" office:time-value="PT09H00M00S" calcext:value-type="time">
            <text:p>9:0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7" table:number-columns-repeated="968"/>
        </table:table-row>
        <table:table-row table:style-name="ro3">
          <table:table-cell table:style-name="ce390" office:value-type="time" office:time-value="PT09H30M00S" calcext:value-type="time">
            <text:p>9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387" table:number-columns-repeated="16"/>
          <table:table-cell table:style-name="ce390" office:value-type="time" office:time-value="PT09H30M00S" calcext:value-type="time">
            <text:p>9:3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7" table:number-columns-repeated="968"/>
        </table:table-row>
        <table:table-row table:style-name="ro3">
          <table:table-cell table:style-name="ce390" office:value-type="time" office:time-value="PT10H00M00S" calcext:value-type="time">
            <text:p>10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387" table:number-columns-repeated="16"/>
          <table:table-cell table:style-name="ce390" office:value-type="time" office:time-value="PT10H00M00S" calcext:value-type="time">
            <text:p>10:0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7" table:number-columns-repeated="968"/>
        </table:table-row>
        <table:table-row table:style-name="ro3">
          <table:table-cell table:style-name="ce390" office:value-type="time" office:time-value="PT10H30M00S" calcext:value-type="time">
            <text:p>10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style-name="ce406" office:value-type="string" calcext:value-type="string">
            <text:p>/</text:p>
          </table:table-cell>
          <table:table-cell table:style-name="ce406"/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/>
          <table:table-cell table:style-name="ce406" office:value-type="string" calcext:value-type="string">
            <text:p>/</text:p>
          </table:table-cell>
          <table:table-cell table:style-name="ce406"/>
          <table:table-cell table:number-columns-repeated="3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/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閉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16"/>
          <table:table-cell table:style-name="ce390" office:value-type="time" office:time-value="PT10H30M00S" calcext:value-type="time">
            <text:p>10:30</text:p>
          </table:table-cell>
          <table:table-cell table:style-name="ce406" table:number-columns-repeated="2"/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/>
          <table:table-cell table:style-name="ce406" office:value-type="string" calcext:value-type="string">
            <text:p>/</text:p>
          </table:table-cell>
          <table:table-cell table:style-name="ce406"/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90" office:value-type="time" office:time-value="PT11H00M00S" calcext:value-type="time">
            <text:p>11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16"/>
          <table:table-cell table:style-name="ce390" office:value-type="time" office:time-value="PT11H00M00S" calcext:value-type="time">
            <text:p>11:0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90" office:value-type="time" office:time-value="PT11H30M00S" calcext:value-type="time">
            <text:p>11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style-name="ce406" table:number-columns-repeated="2"/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table:number-columns-repeated="3"/>
          <table:table-cell table:number-columns-repeated="3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table:number-columns-repeated="2"/>
          <table:table-cell table:style-name="ce406" office:value-type="string" calcext:value-type="string">
            <text:p>閉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16"/>
          <table:table-cell table:style-name="ce390" office:value-type="time" office:time-value="PT11H30M00S" calcext:value-type="time">
            <text:p>11:30</text:p>
          </table:table-cell>
          <table:table-cell table:style-name="ce406" table:number-columns-repeated="2"/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6" table:number-columns-repeated="3"/>
          <table:table-cell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2H00M00S" calcext:value-type="time">
            <text:p>12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2H00M00S" calcext:value-type="time">
            <text:p>12:0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2H30M00S" calcext:value-type="time">
            <text:p>12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2H30M00S" calcext:value-type="time">
            <text:p>12:3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3H00M00S" calcext:value-type="time">
            <text:p>13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3H00M00S" calcext:value-type="time">
            <text:p>13:0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3H30M00S" calcext:value-type="time">
            <text:p>13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3H30M00S" calcext:value-type="time">
            <text:p>13:3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4H00M00S" calcext:value-type="time">
            <text:p>14:00</text:p>
          </table:table-cell>
          <table:table-cell table:number-columns-repeated="3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11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4H00M00S" calcext:value-type="time">
            <text:p>14:00</text:p>
          </table:table-cell>
          <table:table-cell table:number-columns-repeated="5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4H30M00S" calcext:value-type="time">
            <text:p>14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style-name="ce426" table:number-columns-repeated="16"/>
          <table:table-cell table:style-name="ce394" office:value-type="time" office:time-value="PT14H30M00S" calcext:value-type="time">
            <text:p>14:3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style-name="ce426" table:number-columns-repeated="968"/>
        </table:table-row>
        <table:table-row table:style-name="ro3">
          <table:table-cell table:style-name="ce394" office:value-type="time" office:time-value="PT15H00M00S" calcext:value-type="time">
            <text:p>15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style-name="ce406" office:value-type="string" calcext:value-type="string">
            <text:p>会</text:p>
          </table:table-cell>
          <table:table-cell table:style-name="ce406" table:number-columns-repeated="2"/>
          <table:table-cell table:number-columns-repeated="3" table:style-name="ce406" office:value-type="string" calcext:value-type="string">
            <text:p>x</text:p>
          </table:table-cell>
          <table:table-cell table:style-name="ce406" office:value-type="string" calcext:value-type="string">
            <text:p>2F</text:p>
          </table:table-cell>
          <table:table-cell table:style-name="ce406" office:value-type="string" calcext:value-type="string">
            <text:p>会</text:p>
          </table:table-cell>
          <table:table-cell table:style-name="ce406" table:number-columns-repeated="2"/>
          <table:table-cell table:number-columns-repeated="3" table:style-name="ce406" office:value-type="string" calcext:value-type="string">
            <text:p>x</text:p>
          </table:table-cell>
          <table:table-cell table:style-name="ce406"/>
          <table:table-cell table:style-name="ce421"/>
          <table:table-cell table:style-name="ce406"/>
          <table:table-cell table:style-name="ce406" office:value-type="string" calcext:value-type="string">
            <text:p>閉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5H00M00S" calcext:value-type="time">
            <text:p>15:00</text:p>
          </table:table-cell>
          <table:table-cell table:number-columns-repeated="2" table:style-name="ce406" office:value-type="string" calcext:value-type="string">
            <text:p>会</text:p>
          </table:table-cell>
          <table:table-cell table:style-name="ce406" office:value-type="string" calcext:value-type="string">
            <text:p>x</text:p>
          </table:table-cell>
          <table:table-cell table:style-name="ce406" table:number-columns-repeated="4"/>
          <table:table-cell table:number-columns-repeated="2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5H30M00S" calcext:value-type="time">
            <text:p>15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5H30M00S" calcext:value-type="time">
            <text:p>15:3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5" office:value-type="time" office:time-value="PT16H00M00S" calcext:value-type="time">
            <text:p>16:00</text:p>
          </table:table-cell>
          <table:table-cell table:number-columns-repeated="2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style-name="ce406" table:number-columns-repeated="2"/>
          <table:table-cell table:number-columns-repeated="3" table:style-name="ce406" office:value-type="string" calcext:value-type="string">
            <text:p>x</text:p>
          </table:table-cell>
          <table:table-cell table:style-name="ce406" office:value-type="string" calcext:value-type="string">
            <text:p>3F</text:p>
          </table:table-cell>
          <table:table-cell table:style-name="ce406" table:number-columns-repeated="3"/>
          <table:table-cell table:number-columns-repeated="3" table:style-name="ce406" office:value-type="string" calcext:value-type="string">
            <text:p>x</text:p>
          </table:table-cell>
          <table:table-cell table:style-name="ce406" table:number-columns-repeated="3"/>
          <table:table-cell table:style-name="ce406" office:value-type="string" calcext:value-type="string">
            <text:p>閉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閉</text:p>
          </table:table-cell>
          <table:table-cell table:number-columns-repeated="3" table:style-name="ce406" office:value-type="string" calcext:value-type="string">
            <text:p>x</text:p>
          </table:table-cell>
          <table:table-cell table:style-name="ce427" table:number-columns-repeated="16"/>
          <table:table-cell table:style-name="ce395" office:value-type="time" office:time-value="PT16H00M00S" calcext:value-type="time">
            <text:p>16:00</text:p>
          </table:table-cell>
          <table:table-cell table:style-name="ce406" table:number-columns-repeated="2"/>
          <table:table-cell table:style-name="ce406" office:value-type="string" calcext:value-type="string">
            <text:p>x</text:p>
          </table:table-cell>
          <table:table-cell table:style-name="ce406" table:number-columns-repeated="4"/>
          <table:table-cell table:number-columns-repeated="2" table:style-name="ce406" office:value-type="string" calcext:value-type="string">
            <text:p>x</text:p>
          </table:table-cell>
          <table:table-cell table:style-name="ce427" table:number-columns-repeated="968"/>
        </table:table-row>
        <table:table-row table:style-name="ro3">
          <table:table-cell table:style-name="ce395" office:value-type="time" office:time-value="PT16H30M00S" calcext:value-type="time">
            <text:p>16:30</text:p>
          </table:table-cell>
          <table:table-cell table:number-columns-repeated="2" table:style-name="ce40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6" table:style-name="ce40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number-columns-repeated="3" table:style-name="ce406" office:value-type="string" calcext:value-type="string">
            <text:p>x</text:p>
          </table:table-cell>
          <table:table-cell table:style-name="ce428" table:number-columns-repeated="16"/>
          <table:table-cell table:style-name="ce418" office:value-type="string" calcext:value-type="string">
            <text:p>16:30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0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2" table:style-name="ce406" office:value-type="string" calcext:value-type="string">
            <text:p>x</text:p>
          </table:table-cell>
          <table:table-cell table:style-name="ce428" table:number-columns-repeated="968"/>
        </table:table-row>
        <table:table-row table:style-name="ro3">
          <table:table-cell table:style-name="ce394" office:value-type="time" office:time-value="PT17H00M00S" calcext:value-type="time">
            <text:p>17:0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7H00M00S" calcext:value-type="time">
            <text:p>17:00</text:p>
          </table:table-cell>
          <table:table-cell table:number-columns-repeated="9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7H30M00S" calcext:value-type="time">
            <text:p>17:3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7H30M00S" calcext:value-type="time">
            <text:p>17:30</text:p>
          </table:table-cell>
          <table:table-cell table:number-columns-repeated="9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8H00M00S" calcext:value-type="time">
            <text:p>18:0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8H00M00S" calcext:value-type="time">
            <text:p>18:00</text:p>
          </table:table-cell>
          <table:table-cell table:number-columns-repeated="9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8H30M00S" calcext:value-type="time">
            <text:p>18:3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number-columns-repeated="16"/>
          <table:table-cell table:style-name="ce394" office:value-type="time" office:time-value="PT18H30M00S" calcext:value-type="time">
            <text:p>18:30</text:p>
          </table:table-cell>
          <table:table-cell table:number-columns-repeated="9" table:style-name="ce406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4" office:value-type="time" office:time-value="PT19H00M00S" calcext:value-type="time">
            <text:p>19:00</text:p>
          </table:table-cell>
          <table:table-cell table:number-columns-repeated="29" table:style-name="ce406" office:value-type="string" calcext:value-type="string">
            <text:p>x</text:p>
          </table:table-cell>
          <table:table-cell table:style-name="ce426" table:number-columns-repeated="16"/>
          <table:table-cell table:style-name="ce394" office:value-type="time" office:time-value="PT19H00M00S" calcext:value-type="time">
            <text:p>19:00</text:p>
          </table:table-cell>
          <table:table-cell table:number-columns-repeated="9" table:style-name="ce406" office:value-type="string" calcext:value-type="string">
            <text:p>x</text:p>
          </table:table-cell>
          <table:table-cell table:style-name="ce426" table:number-columns-repeated="968"/>
        </table:table-row>
        <table:table-row table:style-name="ro3" table:number-rows-repeated="3">
          <table:table-cell table:style-name="ce397"/>
          <table:table-cell table:number-columns-repeated="1023"/>
        </table:table-row>
        <table:table-row table:style-name="ro3">
          <table:table-cell table:style-name="ce397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397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439"/>
        <table:table-column table:style-name="co20" table:default-cell-style-name="ce441"/>
        <table:table-column table:style-name="co21" table:default-cell-style-name="ce441"/>
        <table:table-column table:style-name="co22" table:default-cell-style-name="ce444"/>
        <table:table-column table:style-name="co23" table:default-cell-style-name="ce447"/>
        <table:table-column table:style-name="co24" table:default-cell-style-name="ce447"/>
        <table:table-column table:style-name="co25" table:default-cell-style-name="ce449"/>
        <table:table-column table:style-name="co26" table:number-columns-repeated="4" table:default-cell-style-name="ce449"/>
        <table:table-column table:style-name="co14" table:number-columns-repeated="246" table:default-cell-style-name="ce449"/>
        <table:table-column table:style-name="co14" table:number-columns-repeated="767" table:default-cell-style-name="Default"/>
        <table:table-row table:style-name="ro4">
          <table:table-cell table:style-name="ce438" office:value-type="string" calcext:value-type="string">
            <text:p>ID</text:p>
          </table:table-cell>
          <table:table-cell table:style-name="ce440" office:value-type="string" calcext:value-type="string">
            <text:p>漢字名</text:p>
          </table:table-cell>
          <table:table-cell table:style-name="ce440" office:value-type="string" calcext:value-type="string">
            <text:p>ｶﾅ名</text:p>
          </table:table-cell>
          <table:table-cell table:style-name="ce442" office:value-type="string" calcext:value-type="string">
            <text:p>入院日</text:p>
          </table:table-cell>
          <table:table-cell table:style-name="ce445" office:value-type="string" calcext:value-type="string">
            <text:p>ﾘｽﾄ消去日</text:p>
          </table:table-cell>
          <table:table-cell table:style-name="ce445" office:value-type="string" calcext:value-type="string">
            <text:p>経過</text:p>
          </table:table-cell>
          <table:table-cell table:style-name="ce448" office:value-type="string" calcext:value-type="string">
            <text:p>ﾘｽﾄに戻る</text:p>
          </table:table-cell>
          <table:table-cell table:style-name="ce450"/>
          <table:table-cell table:style-name="ce451"/>
          <table:table-cell table:style-name="ce450" table:number-columns-repeated="2"/>
          <table:table-cell table:style-name="ce452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43" office:value-type="date" office:date-value="2012-07-28" calcext:value-type="date">
            <text:p>H24.07.28</text:p>
          </table:table-cell>
          <table:table-cell table:style-name="ce446" office:value-type="date" office:date-value="2012-07-31" calcext:value-type="date">
            <text:p>H24.07.31</text:p>
          </table:table-cell>
          <table:table-cell table:style-name="ce445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427"/>
        <table:table-column table:style-name="co29" table:default-cell-style-name="ce427"/>
        <table:table-column table:style-name="co30" table:default-cell-style-name="ce427"/>
        <table:table-column table:style-name="co31" table:default-cell-style-name="ce427"/>
        <table:table-column table:style-name="co32" table:default-cell-style-name="ce517"/>
        <table:table-column table:style-name="co31" table:default-cell-style-name="ce427"/>
        <table:table-column table:style-name="co33" table:default-cell-style-name="ce635"/>
        <table:table-column table:style-name="co29" table:default-cell-style-name="ce635"/>
        <table:table-column table:style-name="co34" table:default-cell-style-name="ce427"/>
        <table:table-column table:style-name="co35" table:default-cell-style-name="ce427"/>
        <table:table-column table:style-name="co36" table:default-cell-style-name="ce427"/>
        <table:table-column table:style-name="co37" table:default-cell-style-name="ce427"/>
        <table:table-column table:style-name="co38" table:default-cell-style-name="ce427"/>
        <table:table-column table:style-name="co14" table:number-columns-repeated="243" table:default-cell-style-name="ce427"/>
        <table:table-column table:style-name="co14" table:number-columns-repeated="767" table:default-cell-style-name="ce668"/>
        <table:table-column table:style-name="co14" table:default-cell-style-name="ce373"/>
        <table:table-row table:style-name="ro7">
          <table:table-cell table:style-name="ce453" office:value-type="string" calcext:value-type="string" table:number-columns-spanned="1" table:number-rows-spanned="2">
            <text:p>行挿</text:p>
          </table:table-cell>
          <table:table-cell table:style-name="ce387" office:value-type="string" calcext:value-type="string" table:number-columns-spanned="1" table:number-rows-spanned="2">
            <text:p>#</text:p>
          </table:table-cell>
          <table:table-cell table:style-name="ce459" office:value-type="string" calcext:value-type="string">
            <text:p>リストへ</text:p>
          </table:table-cell>
          <table:table-cell table:style-name="ce453" office:value-type="string" calcext:value-type="string" table:number-columns-spanned="1" table:number-rows-spanned="2">
            <text:p>日付</text:p>
          </table:table-cell>
          <table:table-cell table:style-name="ce480" office:value-type="string" calcext:value-type="string">
            <text:p>経過ｼｰﾄへ</text:p>
          </table:table-cell>
          <table:table-cell table:style-name="ce542" office:value-type="string" calcext:value-type="string" table:number-columns-spanned="1" table:number-rows-spanned="2">
            <text:p>S履歴</text:p>
          </table:table-cell>
          <table:table-cell table:style-name="ce594" office:value-type="string" calcext:value-type="string">
            <text:p>2012/8/29 17:31:50Copied</text:p>
          </table:table-cell>
          <table:table-cell table:style-name="ce644" office:value-type="string" calcext:value-type="string" table:number-columns-spanned="1" table:number-rows-spanned="2">
            <text:p>R履歴</text:p>
          </table:table-cell>
          <table:table-cell table:style-name="ce661" office:value-type="string" calcext:value-type="string">
            <text:p>COPY</text:p>
          </table:table-cell>
          <table:table-cell table:style-name="ce661" office:value-type="string" calcext:value-type="string">
            <text:p>ｻﾏﾘ追記</text:p>
          </table:table-cell>
          <table:table-cell table:style-name="ce665" table:number-columns-repeated="2"/>
          <table:table-cell table:number-columns-repeated="242"/>
          <table:table-cell table:style-name="ce668" table:number-columns-repeated="2"/>
          <table:table-cell table:number-columns-repeated="765"/>
          <table:table-cell table:style-name="ce373" table:number-columns-repeated="2"/>
          <table:table-cell/>
        </table:table-row>
        <table:table-row table:style-name="ro8">
          <table:covered-table-cell table:style-name="ce453"/>
          <table:covered-table-cell table:style-name="ce387"/>
          <table:table-cell table:style-name="ce433" office:value-type="string" calcext:value-type="string">
            <text:p>Date</text:p>
          </table:table-cell>
          <table:covered-table-cell table:style-name="ce453"/>
          <table:table-cell table:style-name="ce480" office:value-type="string" calcext:value-type="string">
            <text:p>Subject</text:p>
          </table:table-cell>
          <table:covered-table-cell table:style-name="ce542"/>
          <table:table-cell table:style-name="ce594" office:value-type="string" calcext:value-type="string">
            <text:p>ID+漢字名+ｶﾀｶﾅ</text:p>
          </table:table-cell>
          <table:covered-table-cell table:style-name="ce644"/>
          <table:table-cell table:style-name="ce387" office:value-type="string" calcext:value-type="string">
            <text:p>日付挿入</text:p>
          </table:table-cell>
          <table:table-cell table:style-name="ce387" office:value-type="string" calcext:value-type="string">
            <text:p>過去日付</text:p>
          </table:table-cell>
          <table:table-cell table:style-name="ce387" office:value-type="string" calcext:value-type="string">
            <text:p>UNDO</text:p>
          </table:table-cell>
          <table:table-cell table:style-name="ce387" table:number-columns-repeated="1012"/>
          <table:table-cell/>
        </table:table-row>
        <table:table-row table:style-name="ro2">
          <table:table-cell table:style-name="ce387"/>
          <table:table-cell table:style-name="ce387" office:value-type="string" calcext:value-type="string">
            <text:p>#</text:p>
          </table:table-cell>
          <table:table-cell table:style-name="ce460" office:value-type="date" office:date-value="2018-05-03" calcext:value-type="date">
            <text:p>2018/05/03</text:p>
          </table:table-cell>
          <table:table-cell table:style-name="ce473"/>
          <table:table-cell table:style-name="ce484" office:value-type="string" calcext:value-type="string">
            <text:p>入院</text:p>
          </table:table-cell>
          <table:table-cell table:style-name="ce549"/>
          <table:table-cell table:style-name="ce595"/>
          <table:table-cell table:style-name="ce594"/>
          <table:table-cell table:style-name="ce387" table:number-columns-repeated="2"/>
          <table:table-cell table:style-name="ce666"/>
          <table:table-cell table:style-name="ce387" table:number-columns-repeated="1012"/>
          <table:table-cell/>
        </table:table-row>
        <table:table-row table:style-name="ro2">
          <table:table-cell/>
          <table:table-cell table:style-name="ce387"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入院時ECG</text:p>
          </table:table-cell>
          <table:table-cell table:style-name="ce551"/>
          <table:table-cell table:style-name="ce611"/>
          <table:table-cell table:style-name="ce646"/>
          <table:table-cell table:style-name="ce426"/>
          <table:table-cell/>
          <table:table-cell table:style-name="ce42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面談記録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426" table:number-columns-repeated="2"/>
          <table:table-cell table:number-columns-repeated="1014"/>
        </table:table-row>
        <table:table-row table:style-name="ro2">
          <table:table-cell table:style-name="ce426"/>
          <table:table-cell table:style-name="ce426" office:value-type="string" calcext:value-type="string">
            <text:p>#</text:p>
          </table:table-cell>
          <table:table-cell table:style-name="ce462"/>
          <table:table-cell table:style-name="ce474"/>
          <table:table-cell table:style-name="ce487" office:value-type="string" calcext:value-type="string">
            <text:p>心肺機能低下時</text:p>
          </table:table-cell>
          <table:table-cell table:style-name="ce487"/>
          <table:table-cell table:style-name="ce630" office:value-type="string" calcext:value-type="string">
            <text:p>説明未</text:p>
          </table:table-cell>
          <table:table-cell table:style-name="ce649" office:value-type="string" calcext:value-type="string">
            <text:p>説明未</text:p>
          </table:table-cell>
          <table:table-cell table:style-name="ce426" table:number-columns-repeated="1015"/>
          <table:table-cell/>
        </table:table-row>
        <table:table-row table:style-name="ro2">
          <table:table-cell table:style-name="ce454"/>
          <table:table-cell table:style-name="ce454" office:value-type="string" calcext:value-type="string">
            <text:p>#</text:p>
          </table:table-cell>
          <table:table-cell table:style-name="ce463"/>
          <table:table-cell table:style-name="ce475"/>
          <table:table-cell table:style-name="ce488" office:value-type="string" calcext:value-type="string">
            <text:p>4F転床説明</text:p>
          </table:table-cell>
          <table:table-cell table:style-name="ce569"/>
          <table:table-cell table:style-name="ce632" office:value-type="string" calcext:value-type="string">
            <text:p>未</text:p>
          </table:table-cell>
          <table:table-cell table:style-name="ce650" office:value-type="string" calcext:value-type="string">
            <text:p>未</text:p>
          </table:table-cell>
          <table:table-cell table:style-name="ce662" table:number-columns-repeated="2"/>
          <table:table-cell table:style-name="ce454" table:number-columns-repeated="246"/>
          <table:table-cell table:style-name="ce670" table:number-columns-repeated="767"/>
          <table:table-cell table:style-name="ce672"/>
        </table:table-row>
        <table:table-row table:style-name="ro2" table:number-rows-repeated="7">
          <table:table-cell table:number-columns-repeated="2"/>
          <table:table-cell table:style-name="ce464"/>
          <table:table-cell table:style-name="ce468"/>
          <table:table-cell table:style-name="ce487"/>
          <table:table-cell table:style-name="ce551"/>
          <table:table-cell table:style-name="ce612"/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5" table:number-columns-repeated="2"/>
          <table:table-cell table:style-name="ce465"/>
          <table:table-cell table:style-name="ce476"/>
          <table:table-cell table:style-name="ce489"/>
          <table:table-cell table:style-name="ce573"/>
          <table:table-cell table:style-name="ce633"/>
          <table:table-cell table:style-name="ce659"/>
          <table:table-cell table:style-name="ce663"/>
          <table:table-cell table:style-name="ce455"/>
          <table:table-cell table:style-name="ce667"/>
          <table:table-cell table:style-name="ce455" table:number-columns-repeated="245"/>
          <table:table-cell table:style-name="ce671" table:number-columns-repeated="767"/>
          <table:table-cell table:style-name="ce673"/>
        </table:table-row>
        <table:table-row table:style-name="ro2">
          <table:table-cell table:style-name="ce456" table:number-columns-repeated="2"/>
          <table:table-cell table:style-name="ce466" office:value-type="string" calcext:value-type="string">
            <text:p>本日の記事</text:p>
          </table:table-cell>
          <table:table-cell table:style-name="ce466"/>
          <table:table-cell table:style-name="ce495"/>
          <table:table-cell table:style-name="ce588"/>
          <table:table-cell table:style-name="ce634" table:number-columns-repeated="2"/>
          <table:table-cell table:style-name="ce456" office:value-type="string" calcext:value-type="string">
            <text:p>血ガス</text:p>
          </table:table-cell>
          <table:table-cell table:style-name="ce456" table:number-columns-repeated="1014"/>
          <table:table-cell/>
        </table:table-row>
        <table:table-row table:style-name="ro2">
          <table:table-cell table:number-columns-repeated="2"/>
          <table:table-cell table:style-name="ce467"/>
          <table:table-cell table:style-name="ce468"/>
          <table:table-cell/>
          <table:table-cell table:style-name="ce590"/>
          <table:table-cell table:number-columns-repeated="1018"/>
        </table:table-row>
        <table:table-row table:style-name="ro2">
          <table:table-cell table:number-columns-repeated="2"/>
          <table:table-cell table:style-name="ce468" table:number-columns-repeated="2"/>
          <table:table-cell/>
          <table:table-cell table:style-name="ce59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68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87"/>
          <table:table-cell/>
          <table:table-cell table:style-name="ce426" table:number-columns-repeated="2"/>
          <table:table-cell table:number-columns-repeated="1011"/>
        </table:table-row>
        <table:table-row table:style-name="ro2">
          <table:table-cell table:style-name="ce457" table:number-columns-repeated="2"/>
          <table:table-cell table:style-name="ce469" office:value-type="string" calcext:value-type="string">
            <text:p>過去の問題ﾘｽﾄ</text:p>
          </table:table-cell>
          <table:table-cell table:style-name="ce469"/>
          <table:table-cell table:style-name="ce529"/>
          <table:table-cell table:style-name="ce457"/>
          <table:table-cell table:style-name="ce636" table:number-columns-repeated="2"/>
          <table:table-cell table:style-name="ce664"/>
          <table:table-cell table:style-name="ce457"/>
          <table:table-cell table:style-name="ce664"/>
          <table:table-cell table:style-name="ce457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0" office:value-type="string" calcext:value-type="string">
            <text:p>ﾄﾗﾍﾙﾊﾟｰ確認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9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4" office:value-type="string" calcext:value-type="string">
            <text:p>CVﾎﾟｰﾄ,胃瘻説明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8" table:number-columns-repeated="2"/>
          <table:table-cell table:style-name="ce472" office:value-type="string" calcext:value-type="string">
            <text:p>過去の記事</text:p>
          </table:table-cell>
          <table:table-cell table:style-name="ce472"/>
          <table:table-cell table:style-name="ce538"/>
          <table:table-cell table:style-name="ce458"/>
          <table:table-cell table:style-name="ce472" office:value-type="string" calcext:value-type="string">
            <text:p>問題ﾘｽﾄへ変換</text:p>
          </table:table-cell>
          <table:table-cell table:style-name="ce660"/>
          <table:table-cell table:style-name="ce472" office:value-type="string" calcext:value-type="string">
            <text:p>DS分離</text:p>
          </table:table-cell>
          <table:table-cell table:style-name="ce458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9" table:number-columns-repeated="5" table:default-cell-style-name="ce678"/>
        <table:table-column table:style-name="co40" table:default-cell-style-name="ce685"/>
        <table:table-column table:style-name="co41" table:default-cell-style-name="ce678"/>
        <table:table-column table:style-name="co42" table:default-cell-style-name="ce678"/>
        <table:table-column table:style-name="co18" table:number-columns-repeated="111" table:default-cell-style-name="ce678"/>
        <table:table-column table:style-name="co18" table:default-cell-style-name="ce700"/>
        <table:table-column table:style-name="co18" table:number-columns-repeated="137" table:default-cell-style-name="ce678"/>
        <table:table-column table:style-name="co18" table:number-columns-repeated="767" table:default-cell-style-name="ce718"/>
        <table:table-row table:style-name="ro10">
          <table:table-cell table:style-name="ce675" office:value-type="string" calcext:value-type="string" table:number-columns-spanned="5" table:number-rows-spanned="1">
            <text:p>履歴</text:p>
          </table:table-cell>
          <table:covered-table-cell table:number-columns-repeated="4" table:style-name="ce676"/>
          <table:table-cell table:style-name="ce680" office:value-type="string" calcext:value-type="string">
            <text:p>一覧へ</text:p>
          </table:table-cell>
          <table:table-cell table:style-name="ce687" office:value-type="string" calcext:value-type="string" table:number-columns-spanned="2" table:number-rows-spanned="1">
            <text:p>ｶﾙﾃへ</text:p>
          </table:table-cell>
          <table:covered-table-cell/>
          <table:table-cell table:style-name="ce691" office:value-type="string" calcext:value-type="string">
            <text:p>11月</text:p>
          </table:table-cell>
          <table:table-cell table:number-columns-repeated="2"/>
          <table:table-cell table:style-name="ce691"/>
          <table:table-cell table:style-name="ce700"/>
          <table:table-cell table:style-name="ce701"/>
          <table:table-cell/>
          <table:table-cell table:style-name="ce691"/>
          <table:table-cell table:number-columns-repeated="2"/>
          <table:table-cell table:style-name="ce703"/>
          <table:table-cell table:style-name="ce709"/>
          <table:table-cell table:style-name="ce711"/>
          <table:table-cell table:style-name="ce714" table:number-columns-repeated="10"/>
          <table:table-cell table:style-name="ce709" office:value-type="string" calcext:value-type="string">
            <text:p>12月</text:p>
          </table:table-cell>
          <table:table-cell table:style-name="ce714" table:number-columns-repeated="7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11"/>
          <table:table-cell table:style-name="ce691" office:value-type="string" calcext:value-type="string">
            <text:p>1月</text:p>
          </table:table-cell>
          <table:table-cell table:number-columns-repeated="7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 table:number-columns-repeated="2"/>
          <table:table-cell table:number-columns-repeated="14"/>
          <table:table-cell table:style-name="ce691" office:value-type="string" calcext:value-type="string">
            <text:p>2月</text:p>
          </table:table-cell>
          <table:table-cell table:number-columns-repeated="4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/>
          <table:table-cell/>
          <table:table-cell table:style-name="ce691"/>
          <table:table-cell table:number-columns-repeated="12"/>
          <table:table-cell table:style-name="ce691" office:value-type="string" calcext:value-type="string">
            <text:p>3月</text:p>
          </table:table-cell>
          <table:table-cell table:number-columns-repeated="6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 table:number-columns-repeated="2"/>
          <table:table-cell table:number-columns-repeated="13"/>
          <table:table-cell table:style-name="ce691" office:value-type="string" calcext:value-type="string">
            <text:p>4月</text:p>
          </table:table-cell>
          <table:table-cell table:number-columns-repeated="5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/>
          <table:table-cell/>
          <table:table-cell table:style-name="ce691"/>
          <table:table-cell table:number-columns-repeated="12"/>
          <table:table-cell table:style-name="ce691" office:value-type="string" calcext:value-type="string">
            <text:p>5月</text:p>
          </table:table-cell>
          <table:table-cell table:number-columns-repeated="6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 table:number-columns-repeated="2"/>
          <table:table-cell table:number-columns-repeated="13"/>
          <table:table-cell table:style-name="ce691" office:value-type="string" calcext:value-type="string">
            <text:p>6月</text:p>
          </table:table-cell>
          <table:table-cell table:number-columns-repeated="5"/>
          <table:table-cell table:style-name="ce691"/>
          <table:table-cell table:number-columns-repeated="5"/>
          <table:table-cell table:style-name="ce691"/>
          <table:table-cell table:number-columns-repeated="3"/>
          <table:table-cell table:style-name="ce691" table:number-columns-repeated="2"/>
          <table:table-cell table:number-columns-repeated="12"/>
          <table:table-cell table:style-name="ce691" office:value-type="string" calcext:value-type="string">
            <text:p>7月</text:p>
          </table:table-cell>
          <table:table-cell table:number-columns-repeated="6"/>
          <table:table-cell table:style-name="ce691"/>
          <table:table-cell table:number-columns-repeated="2"/>
          <table:table-cell table:style-name="ce691"/>
          <table:table-cell table:number-columns-repeated="769"/>
        </table:table-row>
        <table:table-row table:style-name="ro10">
          <table:table-cell table:style-name="ce676" office:value-type="string" calcext:value-type="string" table:number-columns-spanned="1" table:number-rows-spanned="3">
            <text:p>点滴</text:p>
          </table:table-cell>
          <table:table-cell table:style-name="ce676" office:value-type="string" calcext:value-type="string" table:number-columns-spanned="1" table:number-rows-spanned="3">
            <text:p>内服</text:p>
          </table:table-cell>
          <table:table-cell table:style-name="ce676" office:value-type="string" calcext:value-type="string" table:number-columns-spanned="1" table:number-rows-spanned="3">
            <text:p>その他</text:p>
          </table:table-cell>
          <table:table-cell table:style-name="ce676" office:value-type="string" calcext:value-type="string" table:number-columns-spanned="1" table:number-rows-spanned="3">
            <text:p>検査値</text:p>
          </table:table-cell>
          <table:table-cell table:style-name="ce676" office:value-type="string" calcext:value-type="string" table:number-columns-spanned="1" table:number-rows-spanned="3">
            <text:p>採用外</text:p>
          </table:table-cell>
          <table:table-cell table:style-name="ce681" office:value-type="string" calcext:value-type="string">
            <text:p>ID+漢字名+ｶﾀｶﾅ</text:p>
          </table:table-cell>
          <table:table-cell table:style-name="ce688" office:value-type="string" calcext:value-type="string">
            <text:p>用法</text:p>
          </table:table-cell>
          <table:table-cell table:style-name="ce690" office:value-type="string" calcext:value-type="string">
            <text:p>回数</text:p>
          </table:table-cell>
          <table:table-cell table:style-name="ce692" office:value-type="date" office:date-value="2015-11-08" calcext:value-type="date">
            <text:p>8</text:p>
          </table:table-cell>
          <table:table-cell table:style-name="ce695" office:value-type="date" office:date-value="2015-11-09" calcext:value-type="date">
            <text:p>9</text:p>
          </table:table-cell>
          <table:table-cell table:style-name="ce695" office:value-type="date" office:date-value="2015-11-10" calcext:value-type="date">
            <text:p>10</text:p>
          </table:table-cell>
          <table:table-cell table:style-name="ce695" office:value-type="date" office:date-value="2015-11-11" calcext:value-type="date">
            <text:p>11</text:p>
          </table:table-cell>
          <table:table-cell table:style-name="ce695" office:value-type="date" office:date-value="2015-11-12" calcext:value-type="date">
            <text:p>12</text:p>
          </table:table-cell>
          <table:table-cell table:style-name="ce695" office:value-type="date" office:date-value="2015-11-13" calcext:value-type="date">
            <text:p>13</text:p>
          </table:table-cell>
          <table:table-cell table:style-name="ce702" office:value-type="date" office:date-value="2015-11-14" calcext:value-type="date">
            <text:p>14</text:p>
          </table:table-cell>
          <table:table-cell table:style-name="ce692" office:value-type="date" office:date-value="2015-11-15" calcext:value-type="date">
            <text:p>15</text:p>
          </table:table-cell>
          <table:table-cell table:style-name="ce695" office:value-type="date" office:date-value="2015-11-16" calcext:value-type="date">
            <text:p>16</text:p>
          </table:table-cell>
          <table:table-cell table:style-name="ce695" office:value-type="date" office:date-value="2015-11-17" calcext:value-type="date">
            <text:p>17</text:p>
          </table:table-cell>
          <table:table-cell table:style-name="ce704" office:value-type="date" office:date-value="2015-11-18" calcext:value-type="date">
            <text:p>18</text:p>
          </table:table-cell>
          <table:table-cell table:style-name="ce695" office:value-type="date" office:date-value="2015-11-19" calcext:value-type="date">
            <text:p>19</text:p>
          </table:table-cell>
          <table:table-cell table:style-name="ce695" office:value-type="date" office:date-value="2015-11-21" calcext:value-type="date">
            <text:p>21</text:p>
          </table:table-cell>
          <table:table-cell table:style-name="ce702" office:value-type="date" office:date-value="2015-11-21" calcext:value-type="date">
            <text:p>21</text:p>
          </table:table-cell>
          <table:table-cell table:style-name="ce692" office:value-type="date" office:date-value="2015-11-22" calcext:value-type="date">
            <text:p>22</text:p>
          </table:table-cell>
          <table:table-cell table:style-name="ce715" office:value-type="date" office:date-value="2015-11-23" calcext:value-type="date">
            <text:p>23</text:p>
          </table:table-cell>
          <table:table-cell table:style-name="ce695" office:value-type="date" office:date-value="2015-11-24" calcext:value-type="date">
            <text:p>24</text:p>
          </table:table-cell>
          <table:table-cell table:style-name="ce695" office:value-type="date" office:date-value="2015-11-25" calcext:value-type="date">
            <text:p>25</text:p>
          </table:table-cell>
          <table:table-cell table:style-name="ce695" office:value-type="date" office:date-value="2015-11-26" calcext:value-type="date">
            <text:p>26</text:p>
          </table:table-cell>
          <table:table-cell table:style-name="ce695" office:value-type="date" office:date-value="2015-11-27" calcext:value-type="date">
            <text:p>27</text:p>
          </table:table-cell>
          <table:table-cell table:style-name="ce702" office:value-type="date" office:date-value="2015-11-28" calcext:value-type="date">
            <text:p>28</text:p>
          </table:table-cell>
          <table:table-cell table:style-name="ce692" office:value-type="date" office:date-value="2015-11-29" calcext:value-type="date">
            <text:p>29</text:p>
          </table:table-cell>
          <table:table-cell table:style-name="ce695" office:value-type="date" office:date-value="2015-11-30" calcext:value-type="date">
            <text:p>30</text:p>
          </table:table-cell>
          <table:table-cell table:style-name="ce695" office:value-type="date" office:date-value="2015-12-01" calcext:value-type="date">
            <text:p>1</text:p>
          </table:table-cell>
          <table:table-cell table:style-name="ce695" office:value-type="date" office:date-value="2015-12-02" calcext:value-type="date">
            <text:p>2</text:p>
          </table:table-cell>
          <table:table-cell table:style-name="ce695" office:value-type="date" office:date-value="2015-12-03" calcext:value-type="date">
            <text:p>3</text:p>
          </table:table-cell>
          <table:table-cell table:style-name="ce695" office:value-type="date" office:date-value="2015-12-04" calcext:value-type="date">
            <text:p>4</text:p>
          </table:table-cell>
          <table:table-cell table:style-name="ce702" office:value-type="date" office:date-value="2015-12-05" calcext:value-type="date">
            <text:p>5</text:p>
          </table:table-cell>
          <table:table-cell table:style-name="ce692" office:value-type="date" office:date-value="2015-12-06" calcext:value-type="date">
            <text:p>6</text:p>
          </table:table-cell>
          <table:table-cell table:style-name="ce695" office:value-type="date" office:date-value="2015-12-07" calcext:value-type="date">
            <text:p>7</text:p>
          </table:table-cell>
          <table:table-cell table:style-name="ce695" office:value-type="date" office:date-value="2015-12-08" calcext:value-type="date">
            <text:p>8</text:p>
          </table:table-cell>
          <table:table-cell table:style-name="ce695" office:value-type="date" office:date-value="2015-12-09" calcext:value-type="date">
            <text:p>9</text:p>
          </table:table-cell>
          <table:table-cell table:style-name="ce695" office:value-type="date" office:date-value="2015-12-10" calcext:value-type="date">
            <text:p>10</text:p>
          </table:table-cell>
          <table:table-cell table:style-name="ce695" office:value-type="date" office:date-value="2015-12-11" calcext:value-type="date">
            <text:p>11</text:p>
          </table:table-cell>
          <table:table-cell table:style-name="ce702" office:value-type="date" office:date-value="2015-12-12" calcext:value-type="date">
            <text:p>12</text:p>
          </table:table-cell>
          <table:table-cell table:style-name="ce692" office:value-type="date" office:date-value="2015-12-13" calcext:value-type="date">
            <text:p>13</text:p>
          </table:table-cell>
          <table:table-cell table:style-name="ce695" office:value-type="date" office:date-value="2015-12-14" calcext:value-type="date">
            <text:p>14</text:p>
          </table:table-cell>
          <table:table-cell table:style-name="ce695" office:value-type="date" office:date-value="2015-12-15" calcext:value-type="date">
            <text:p>15</text:p>
          </table:table-cell>
          <table:table-cell table:style-name="ce695" office:value-type="date" office:date-value="2015-12-16" calcext:value-type="date">
            <text:p>16</text:p>
          </table:table-cell>
          <table:table-cell table:style-name="ce695" office:value-type="date" office:date-value="2015-12-17" calcext:value-type="date">
            <text:p>17</text:p>
          </table:table-cell>
          <table:table-cell table:style-name="ce695" office:value-type="date" office:date-value="2015-12-18" calcext:value-type="date">
            <text:p>18</text:p>
          </table:table-cell>
          <table:table-cell table:style-name="ce702" office:value-type="date" office:date-value="2015-12-19" calcext:value-type="date">
            <text:p>19</text:p>
          </table:table-cell>
          <table:table-cell table:style-name="ce692" office:value-type="date" office:date-value="2015-12-20" calcext:value-type="date">
            <text:p>20</text:p>
          </table:table-cell>
          <table:table-cell table:style-name="ce695" office:value-type="date" office:date-value="2015-12-21" calcext:value-type="date">
            <text:p>21</text:p>
          </table:table-cell>
          <table:table-cell table:style-name="ce695" office:value-type="date" office:date-value="2015-12-22" calcext:value-type="date">
            <text:p>22</text:p>
          </table:table-cell>
          <table:table-cell table:style-name="ce715" office:value-type="date" office:date-value="2015-12-23" calcext:value-type="date">
            <text:p>23</text:p>
          </table:table-cell>
          <table:table-cell table:style-name="ce695" office:value-type="date" office:date-value="2015-12-24" calcext:value-type="date">
            <text:p>24</text:p>
          </table:table-cell>
          <table:table-cell table:style-name="ce695" office:value-type="date" office:date-value="2015-12-25" calcext:value-type="date">
            <text:p>25</text:p>
          </table:table-cell>
          <table:table-cell table:style-name="ce702" office:value-type="date" office:date-value="2015-12-26" calcext:value-type="date">
            <text:p>26</text:p>
          </table:table-cell>
          <table:table-cell table:style-name="ce692" office:value-type="date" office:date-value="2015-12-27" calcext:value-type="date">
            <text:p>27</text:p>
          </table:table-cell>
          <table:table-cell table:style-name="ce695" office:value-type="date" office:date-value="2015-12-28" calcext:value-type="date">
            <text:p>28</text:p>
          </table:table-cell>
          <table:table-cell table:style-name="ce695" office:value-type="date" office:date-value="2015-12-29" calcext:value-type="date">
            <text:p>29</text:p>
          </table:table-cell>
          <table:table-cell table:style-name="ce715" office:value-type="date" office:date-value="2015-12-30" calcext:value-type="date">
            <text:p>30</text:p>
          </table:table-cell>
          <table:table-cell table:style-name="ce715" office:value-type="date" office:date-value="2015-12-31" calcext:value-type="date">
            <text:p>31</text:p>
          </table:table-cell>
          <table:table-cell table:style-name="ce695" office:value-type="date" office:date-value="2016-01-01" calcext:value-type="date">
            <text:p>1</text:p>
          </table:table-cell>
          <table:table-cell table:style-name="ce702" office:value-type="date" office:date-value="2016-01-02" calcext:value-type="date">
            <text:p>2</text:p>
          </table:table-cell>
          <table:table-cell table:style-name="ce692" office:value-type="date" office:date-value="2016-01-03" calcext:value-type="date">
            <text:p>3</text:p>
          </table:table-cell>
          <table:table-cell table:style-name="ce695" office:value-type="date" office:date-value="2016-01-04" calcext:value-type="date">
            <text:p>4</text:p>
          </table:table-cell>
          <table:table-cell table:style-name="ce695" office:value-type="date" office:date-value="2016-01-05" calcext:value-type="date">
            <text:p>5</text:p>
          </table:table-cell>
          <table:table-cell table:style-name="ce695" office:value-type="date" office:date-value="2016-01-06" calcext:value-type="date">
            <text:p>6</text:p>
          </table:table-cell>
          <table:table-cell table:style-name="ce695" office:value-type="date" office:date-value="2016-01-07" calcext:value-type="date">
            <text:p>7</text:p>
          </table:table-cell>
          <table:table-cell table:style-name="ce695" office:value-type="date" office:date-value="2016-01-08" calcext:value-type="date">
            <text:p>8</text:p>
          </table:table-cell>
          <table:table-cell table:style-name="ce702" office:value-type="date" office:date-value="2016-01-09" calcext:value-type="date">
            <text:p>9</text:p>
          </table:table-cell>
          <table:table-cell table:style-name="ce692" office:value-type="date" office:date-value="2016-01-10" calcext:value-type="date">
            <text:p>10</text:p>
          </table:table-cell>
          <table:table-cell table:style-name="ce695" office:value-type="date" office:date-value="2016-01-11" calcext:value-type="date">
            <text:p>11</text:p>
          </table:table-cell>
          <table:table-cell table:style-name="ce695" office:value-type="date" office:date-value="2016-01-12" calcext:value-type="date">
            <text:p>12</text:p>
          </table:table-cell>
          <table:table-cell table:style-name="ce695" office:value-type="date" office:date-value="2016-01-13" calcext:value-type="date">
            <text:p>13</text:p>
          </table:table-cell>
          <table:table-cell table:style-name="ce695" office:value-type="date" office:date-value="2016-01-14" calcext:value-type="date">
            <text:p>14</text:p>
          </table:table-cell>
          <table:table-cell table:style-name="ce695" office:value-type="date" office:date-value="2016-01-15" calcext:value-type="date">
            <text:p>15</text:p>
          </table:table-cell>
          <table:table-cell table:style-name="ce702" office:value-type="date" office:date-value="2016-01-16" calcext:value-type="date">
            <text:p>16</text:p>
          </table:table-cell>
          <table:table-cell table:style-name="ce692" office:value-type="date" office:date-value="2016-01-17" calcext:value-type="date">
            <text:p>17</text:p>
          </table:table-cell>
          <table:table-cell table:style-name="ce695" office:value-type="date" office:date-value="2016-01-18" calcext:value-type="date">
            <text:p>18</text:p>
          </table:table-cell>
          <table:table-cell table:style-name="ce695" office:value-type="date" office:date-value="2016-01-19" calcext:value-type="date">
            <text:p>19</text:p>
          </table:table-cell>
          <table:table-cell table:style-name="ce695" office:value-type="date" office:date-value="2016-01-20" calcext:value-type="date">
            <text:p>20</text:p>
          </table:table-cell>
          <table:table-cell table:style-name="ce695" office:value-type="date" office:date-value="2016-01-21" calcext:value-type="date">
            <text:p>21</text:p>
          </table:table-cell>
          <table:table-cell table:style-name="ce695" office:value-type="date" office:date-value="2016-01-22" calcext:value-type="date">
            <text:p>22</text:p>
          </table:table-cell>
          <table:table-cell table:style-name="ce702" office:value-type="date" office:date-value="2016-01-23" calcext:value-type="date">
            <text:p>23</text:p>
          </table:table-cell>
          <table:table-cell table:style-name="ce692" office:value-type="date" office:date-value="2016-01-24" calcext:value-type="date">
            <text:p>24</text:p>
          </table:table-cell>
          <table:table-cell table:style-name="ce695" office:value-type="date" office:date-value="2016-01-25" calcext:value-type="date">
            <text:p>25</text:p>
          </table:table-cell>
          <table:table-cell table:style-name="ce695" office:value-type="date" office:date-value="2016-01-26" calcext:value-type="date">
            <text:p>26</text:p>
          </table:table-cell>
          <table:table-cell table:style-name="ce695" office:value-type="date" office:date-value="2016-01-27" calcext:value-type="date">
            <text:p>27</text:p>
          </table:table-cell>
          <table:table-cell table:style-name="ce695" office:value-type="date" office:date-value="2016-01-28" calcext:value-type="date">
            <text:p>28</text:p>
          </table:table-cell>
          <table:table-cell table:style-name="ce695" office:value-type="date" office:date-value="2016-01-29" calcext:value-type="date">
            <text:p>29</text:p>
          </table:table-cell>
          <table:table-cell table:style-name="ce702" office:value-type="date" office:date-value="2016-01-30" calcext:value-type="date">
            <text:p>30</text:p>
          </table:table-cell>
          <table:table-cell table:style-name="ce692" office:value-type="date" office:date-value="2016-01-31" calcext:value-type="date">
            <text:p>31</text:p>
          </table:table-cell>
          <table:table-cell table:style-name="ce695" office:value-type="date" office:date-value="2016-02-01" calcext:value-type="date">
            <text:p>1</text:p>
          </table:table-cell>
          <table:table-cell table:style-name="ce695" office:value-type="date" office:date-value="2016-02-02" calcext:value-type="date">
            <text:p>2</text:p>
          </table:table-cell>
          <table:table-cell table:style-name="ce695" office:value-type="date" office:date-value="2016-02-03" calcext:value-type="date">
            <text:p>3</text:p>
          </table:table-cell>
          <table:table-cell table:style-name="ce695" office:value-type="date" office:date-value="2016-02-04" calcext:value-type="date">
            <text:p>4</text:p>
          </table:table-cell>
          <table:table-cell table:style-name="ce695" office:value-type="date" office:date-value="2016-02-05" calcext:value-type="date">
            <text:p>5</text:p>
          </table:table-cell>
          <table:table-cell table:style-name="ce702" office:value-type="date" office:date-value="2016-02-06" calcext:value-type="date">
            <text:p>6</text:p>
          </table:table-cell>
          <table:table-cell table:style-name="ce692" office:value-type="date" office:date-value="2016-02-07" calcext:value-type="date">
            <text:p>7</text:p>
          </table:table-cell>
          <table:table-cell table:style-name="ce695" office:value-type="date" office:date-value="2016-02-08" calcext:value-type="date">
            <text:p>8</text:p>
          </table:table-cell>
          <table:table-cell table:style-name="ce695" office:value-type="date" office:date-value="2016-02-09" calcext:value-type="date">
            <text:p>9</text:p>
          </table:table-cell>
          <table:table-cell table:style-name="ce695" office:value-type="date" office:date-value="2016-02-10" calcext:value-type="date">
            <text:p>10</text:p>
          </table:table-cell>
          <table:table-cell table:style-name="ce695" office:value-type="date" office:date-value="2016-02-11" calcext:value-type="date">
            <text:p>11</text:p>
          </table:table-cell>
          <table:table-cell table:style-name="ce695" office:value-type="date" office:date-value="2016-02-12" calcext:value-type="date">
            <text:p>12</text:p>
          </table:table-cell>
          <table:table-cell table:style-name="ce702" office:value-type="date" office:date-value="2016-02-13" calcext:value-type="date">
            <text:p>13</text:p>
          </table:table-cell>
          <table:table-cell table:style-name="ce692" office:value-type="date" office:date-value="2016-02-14" calcext:value-type="date">
            <text:p>14</text:p>
          </table:table-cell>
          <table:table-cell table:style-name="ce695" office:value-type="date" office:date-value="2016-02-15" calcext:value-type="date">
            <text:p>15</text:p>
          </table:table-cell>
          <table:table-cell table:style-name="ce695" office:value-type="date" office:date-value="2016-02-16" calcext:value-type="date">
            <text:p>16</text:p>
          </table:table-cell>
          <table:table-cell table:style-name="ce695" office:value-type="date" office:date-value="2016-02-17" calcext:value-type="date">
            <text:p>17</text:p>
          </table:table-cell>
          <table:table-cell table:style-name="ce695" office:value-type="date" office:date-value="2016-02-18" calcext:value-type="date">
            <text:p>18</text:p>
          </table:table-cell>
          <table:table-cell table:style-name="ce695" office:value-type="date" office:date-value="2016-02-19" calcext:value-type="date">
            <text:p>19</text:p>
          </table:table-cell>
          <table:table-cell table:style-name="ce702" office:value-type="date" office:date-value="2016-02-20" calcext:value-type="date">
            <text:p>20</text:p>
          </table:table-cell>
          <table:table-cell table:style-name="ce692" office:value-type="date" office:date-value="2016-02-21" calcext:value-type="date">
            <text:p>21</text:p>
          </table:table-cell>
          <table:table-cell table:style-name="ce695" office:value-type="date" office:date-value="2016-02-22" calcext:value-type="date">
            <text:p>22</text:p>
          </table:table-cell>
          <table:table-cell table:style-name="ce695" office:value-type="date" office:date-value="2016-02-23" calcext:value-type="date">
            <text:p>23</text:p>
          </table:table-cell>
          <table:table-cell table:style-name="ce695" office:value-type="date" office:date-value="2016-02-24" calcext:value-type="date">
            <text:p>24</text:p>
          </table:table-cell>
          <table:table-cell table:style-name="ce695" office:value-type="date" office:date-value="2016-02-25" calcext:value-type="date">
            <text:p>25</text:p>
          </table:table-cell>
          <table:table-cell table:style-name="ce695" office:value-type="date" office:date-value="2016-02-26" calcext:value-type="date">
            <text:p>26</text:p>
          </table:table-cell>
          <table:table-cell table:style-name="ce702" office:value-type="date" office:date-value="2016-02-27" calcext:value-type="date">
            <text:p>27</text:p>
          </table:table-cell>
          <table:table-cell table:style-name="ce692" office:value-type="date" office:date-value="2016-02-28" calcext:value-type="date">
            <text:p>28</text:p>
          </table:table-cell>
          <table:table-cell table:style-name="ce695" office:value-type="date" office:date-value="2016-02-29" calcext:value-type="date">
            <text:p>29</text:p>
          </table:table-cell>
          <table:table-cell table:style-name="ce695" office:value-type="date" office:date-value="2016-03-01" calcext:value-type="date">
            <text:p>1</text:p>
          </table:table-cell>
          <table:table-cell table:style-name="ce695" office:value-type="date" office:date-value="2016-03-02" calcext:value-type="date">
            <text:p>2</text:p>
          </table:table-cell>
          <table:table-cell table:style-name="ce695" office:value-type="date" office:date-value="2016-03-03" calcext:value-type="date">
            <text:p>3</text:p>
          </table:table-cell>
          <table:table-cell table:style-name="ce695" office:value-type="date" office:date-value="2016-03-04" calcext:value-type="date">
            <text:p>4</text:p>
          </table:table-cell>
          <table:table-cell table:style-name="ce702" office:value-type="date" office:date-value="2016-03-05" calcext:value-type="date">
            <text:p>5</text:p>
          </table:table-cell>
          <table:table-cell table:style-name="ce692" office:value-type="date" office:date-value="2016-03-06" calcext:value-type="date">
            <text:p>6</text:p>
          </table:table-cell>
          <table:table-cell table:style-name="ce695" office:value-type="date" office:date-value="2016-03-07" calcext:value-type="date">
            <text:p>7</text:p>
          </table:table-cell>
          <table:table-cell table:style-name="ce695" office:value-type="date" office:date-value="2016-03-08" calcext:value-type="date">
            <text:p>8</text:p>
          </table:table-cell>
          <table:table-cell table:style-name="ce695" office:value-type="date" office:date-value="2016-03-09" calcext:value-type="date">
            <text:p>9</text:p>
          </table:table-cell>
          <table:table-cell table:style-name="ce695" office:value-type="date" office:date-value="2016-03-10" calcext:value-type="date">
            <text:p>10</text:p>
          </table:table-cell>
          <table:table-cell table:style-name="ce695" office:value-type="date" office:date-value="2016-03-11" calcext:value-type="date">
            <text:p>11</text:p>
          </table:table-cell>
          <table:table-cell table:style-name="ce702" office:value-type="date" office:date-value="2016-03-12" calcext:value-type="date">
            <text:p>12</text:p>
          </table:table-cell>
          <table:table-cell table:style-name="ce692" office:value-type="date" office:date-value="2016-03-13" calcext:value-type="date">
            <text:p>13</text:p>
          </table:table-cell>
          <table:table-cell table:style-name="ce695" office:value-type="date" office:date-value="2016-03-14" calcext:value-type="date">
            <text:p>14</text:p>
          </table:table-cell>
          <table:table-cell table:style-name="ce695" office:value-type="date" office:date-value="2016-03-15" calcext:value-type="date">
            <text:p>15</text:p>
          </table:table-cell>
          <table:table-cell table:style-name="ce695" office:value-type="date" office:date-value="2016-03-16" calcext:value-type="date">
            <text:p>16</text:p>
          </table:table-cell>
          <table:table-cell table:style-name="ce695" office:value-type="date" office:date-value="2016-03-17" calcext:value-type="date">
            <text:p>17</text:p>
          </table:table-cell>
          <table:table-cell table:style-name="ce695" office:value-type="date" office:date-value="2016-03-18" calcext:value-type="date">
            <text:p>18</text:p>
          </table:table-cell>
          <table:table-cell table:style-name="ce702" office:value-type="date" office:date-value="2016-03-19" calcext:value-type="date">
            <text:p>19</text:p>
          </table:table-cell>
          <table:table-cell table:style-name="ce692" office:value-type="date" office:date-value="2016-03-20" calcext:value-type="date">
            <text:p>20</text:p>
          </table:table-cell>
          <table:table-cell table:style-name="ce695" office:value-type="date" office:date-value="2016-03-21" calcext:value-type="date">
            <text:p>21</text:p>
          </table:table-cell>
          <table:table-cell table:style-name="ce695" office:value-type="date" office:date-value="2016-03-22" calcext:value-type="date">
            <text:p>22</text:p>
          </table:table-cell>
          <table:table-cell table:style-name="ce695" office:value-type="date" office:date-value="2016-03-23" calcext:value-type="date">
            <text:p>23</text:p>
          </table:table-cell>
          <table:table-cell table:style-name="ce695" office:value-type="date" office:date-value="2016-03-24" calcext:value-type="date">
            <text:p>24</text:p>
          </table:table-cell>
          <table:table-cell table:style-name="ce695" office:value-type="date" office:date-value="2016-03-25" calcext:value-type="date">
            <text:p>25</text:p>
          </table:table-cell>
          <table:table-cell table:style-name="ce702" office:value-type="date" office:date-value="2016-03-26" calcext:value-type="date">
            <text:p>26</text:p>
          </table:table-cell>
          <table:table-cell table:style-name="ce692" office:value-type="date" office:date-value="2016-03-27" calcext:value-type="date">
            <text:p>27</text:p>
          </table:table-cell>
          <table:table-cell table:style-name="ce695" office:value-type="date" office:date-value="2016-03-28" calcext:value-type="date">
            <text:p>28</text:p>
          </table:table-cell>
          <table:table-cell table:style-name="ce695" office:value-type="date" office:date-value="2016-03-29" calcext:value-type="date">
            <text:p>29</text:p>
          </table:table-cell>
          <table:table-cell table:style-name="ce695" office:value-type="date" office:date-value="2016-03-30" calcext:value-type="date">
            <text:p>30</text:p>
          </table:table-cell>
          <table:table-cell table:style-name="ce695" office:value-type="date" office:date-value="2016-03-31" calcext:value-type="date">
            <text:p>31</text:p>
          </table:table-cell>
          <table:table-cell table:style-name="ce695" office:value-type="date" office:date-value="2016-04-01" calcext:value-type="date">
            <text:p>1</text:p>
          </table:table-cell>
          <table:table-cell table:style-name="ce702" office:value-type="date" office:date-value="2016-04-02" calcext:value-type="date">
            <text:p>2</text:p>
          </table:table-cell>
          <table:table-cell table:style-name="ce692" office:value-type="date" office:date-value="2016-04-03" calcext:value-type="date">
            <text:p>3</text:p>
          </table:table-cell>
          <table:table-cell table:style-name="ce695" office:value-type="date" office:date-value="2016-04-04" calcext:value-type="date">
            <text:p>4</text:p>
          </table:table-cell>
          <table:table-cell table:style-name="ce695" office:value-type="date" office:date-value="2016-04-05" calcext:value-type="date">
            <text:p>5</text:p>
          </table:table-cell>
          <table:table-cell table:style-name="ce695" office:value-type="date" office:date-value="2016-04-06" calcext:value-type="date">
            <text:p>6</text:p>
          </table:table-cell>
          <table:table-cell table:style-name="ce695" office:value-type="date" office:date-value="2016-04-07" calcext:value-type="date">
            <text:p>7</text:p>
          </table:table-cell>
          <table:table-cell table:style-name="ce695" office:value-type="date" office:date-value="2016-04-08" calcext:value-type="date">
            <text:p>8</text:p>
          </table:table-cell>
          <table:table-cell table:style-name="ce702" office:value-type="date" office:date-value="2016-04-09" calcext:value-type="date">
            <text:p>9</text:p>
          </table:table-cell>
          <table:table-cell table:style-name="ce692" office:value-type="date" office:date-value="2016-04-10" calcext:value-type="date">
            <text:p>10</text:p>
          </table:table-cell>
          <table:table-cell table:style-name="ce695" office:value-type="date" office:date-value="2016-04-11" calcext:value-type="date">
            <text:p>11</text:p>
          </table:table-cell>
          <table:table-cell table:style-name="ce695" office:value-type="date" office:date-value="2016-04-12" calcext:value-type="date">
            <text:p>12</text:p>
          </table:table-cell>
          <table:table-cell table:style-name="ce695" office:value-type="date" office:date-value="2016-04-13" calcext:value-type="date">
            <text:p>13</text:p>
          </table:table-cell>
          <table:table-cell table:style-name="ce695" office:value-type="date" office:date-value="2016-04-14" calcext:value-type="date">
            <text:p>14</text:p>
          </table:table-cell>
          <table:table-cell table:style-name="ce695" office:value-type="date" office:date-value="2016-04-15" calcext:value-type="date">
            <text:p>15</text:p>
          </table:table-cell>
          <table:table-cell table:style-name="ce702" office:value-type="date" office:date-value="2016-04-16" calcext:value-type="date">
            <text:p>16</text:p>
          </table:table-cell>
          <table:table-cell table:style-name="ce692" office:value-type="date" office:date-value="2016-04-17" calcext:value-type="date">
            <text:p>17</text:p>
          </table:table-cell>
          <table:table-cell table:style-name="ce695" office:value-type="date" office:date-value="2016-04-18" calcext:value-type="date">
            <text:p>18</text:p>
          </table:table-cell>
          <table:table-cell table:style-name="ce695" office:value-type="date" office:date-value="2016-04-19" calcext:value-type="date">
            <text:p>19</text:p>
          </table:table-cell>
          <table:table-cell table:style-name="ce695" office:value-type="date" office:date-value="2016-04-20" calcext:value-type="date">
            <text:p>20</text:p>
          </table:table-cell>
          <table:table-cell table:style-name="ce695" office:value-type="date" office:date-value="2016-04-21" calcext:value-type="date">
            <text:p>21</text:p>
          </table:table-cell>
          <table:table-cell table:style-name="ce695" office:value-type="date" office:date-value="2016-04-22" calcext:value-type="date">
            <text:p>22</text:p>
          </table:table-cell>
          <table:table-cell table:style-name="ce702" office:value-type="date" office:date-value="2016-04-23" calcext:value-type="date">
            <text:p>23</text:p>
          </table:table-cell>
          <table:table-cell table:style-name="ce692" office:value-type="date" office:date-value="2016-04-24" calcext:value-type="date">
            <text:p>24</text:p>
          </table:table-cell>
          <table:table-cell table:style-name="ce695" office:value-type="date" office:date-value="2016-04-25" calcext:value-type="date">
            <text:p>25</text:p>
          </table:table-cell>
          <table:table-cell table:style-name="ce695" office:value-type="date" office:date-value="2016-04-26" calcext:value-type="date">
            <text:p>26</text:p>
          </table:table-cell>
          <table:table-cell table:style-name="ce695" office:value-type="date" office:date-value="2016-04-27" calcext:value-type="date">
            <text:p>27</text:p>
          </table:table-cell>
          <table:table-cell table:style-name="ce695" office:value-type="date" office:date-value="2016-04-28" calcext:value-type="date">
            <text:p>28</text:p>
          </table:table-cell>
          <table:table-cell table:style-name="ce695" office:value-type="date" office:date-value="2016-04-29" calcext:value-type="date">
            <text:p>29</text:p>
          </table:table-cell>
          <table:table-cell table:style-name="ce702" office:value-type="date" office:date-value="2016-04-30" calcext:value-type="date">
            <text:p>30</text:p>
          </table:table-cell>
          <table:table-cell table:style-name="ce692" office:value-type="date" office:date-value="2016-05-01" calcext:value-type="date">
            <text:p>1</text:p>
          </table:table-cell>
          <table:table-cell table:style-name="ce695" office:value-type="date" office:date-value="2016-05-02" calcext:value-type="date">
            <text:p>2</text:p>
          </table:table-cell>
          <table:table-cell table:style-name="ce695" office:value-type="date" office:date-value="2016-05-03" calcext:value-type="date">
            <text:p>3</text:p>
          </table:table-cell>
          <table:table-cell table:style-name="ce695" office:value-type="date" office:date-value="2016-05-04" calcext:value-type="date">
            <text:p>4</text:p>
          </table:table-cell>
          <table:table-cell table:style-name="ce695" office:value-type="date" office:date-value="2016-05-05" calcext:value-type="date">
            <text:p>5</text:p>
          </table:table-cell>
          <table:table-cell table:style-name="ce695" office:value-type="date" office:date-value="2016-05-06" calcext:value-type="date">
            <text:p>6</text:p>
          </table:table-cell>
          <table:table-cell table:style-name="ce702" office:value-type="date" office:date-value="2016-05-07" calcext:value-type="date">
            <text:p>7</text:p>
          </table:table-cell>
          <table:table-cell table:style-name="ce692" office:value-type="date" office:date-value="2016-05-08" calcext:value-type="date">
            <text:p>8</text:p>
          </table:table-cell>
          <table:table-cell table:style-name="ce695" office:value-type="date" office:date-value="2016-05-09" calcext:value-type="date">
            <text:p>9</text:p>
          </table:table-cell>
          <table:table-cell table:style-name="ce695" office:value-type="date" office:date-value="2016-05-10" calcext:value-type="date">
            <text:p>10</text:p>
          </table:table-cell>
          <table:table-cell table:style-name="ce695" office:value-type="date" office:date-value="2016-05-11" calcext:value-type="date">
            <text:p>11</text:p>
          </table:table-cell>
          <table:table-cell table:style-name="ce695" office:value-type="date" office:date-value="2016-05-12" calcext:value-type="date">
            <text:p>12</text:p>
          </table:table-cell>
          <table:table-cell table:style-name="ce695" office:value-type="date" office:date-value="2016-05-13" calcext:value-type="date">
            <text:p>13</text:p>
          </table:table-cell>
          <table:table-cell table:style-name="ce702" office:value-type="date" office:date-value="2016-05-14" calcext:value-type="date">
            <text:p>14</text:p>
          </table:table-cell>
          <table:table-cell table:style-name="ce692" office:value-type="date" office:date-value="2016-05-15" calcext:value-type="date">
            <text:p>15</text:p>
          </table:table-cell>
          <table:table-cell table:style-name="ce695" office:value-type="date" office:date-value="2016-05-16" calcext:value-type="date">
            <text:p>16</text:p>
          </table:table-cell>
          <table:table-cell table:style-name="ce695" office:value-type="date" office:date-value="2016-05-17" calcext:value-type="date">
            <text:p>17</text:p>
          </table:table-cell>
          <table:table-cell table:style-name="ce695" office:value-type="date" office:date-value="2016-05-18" calcext:value-type="date">
            <text:p>18</text:p>
          </table:table-cell>
          <table:table-cell table:style-name="ce695" office:value-type="date" office:date-value="2016-05-19" calcext:value-type="date">
            <text:p>19</text:p>
          </table:table-cell>
          <table:table-cell table:style-name="ce695" office:value-type="date" office:date-value="2016-05-20" calcext:value-type="date">
            <text:p>20</text:p>
          </table:table-cell>
          <table:table-cell table:style-name="ce702" office:value-type="date" office:date-value="2016-05-21" calcext:value-type="date">
            <text:p>21</text:p>
          </table:table-cell>
          <table:table-cell table:style-name="ce692" office:value-type="date" office:date-value="2016-05-22" calcext:value-type="date">
            <text:p>22</text:p>
          </table:table-cell>
          <table:table-cell table:style-name="ce695" office:value-type="date" office:date-value="2016-05-23" calcext:value-type="date">
            <text:p>23</text:p>
          </table:table-cell>
          <table:table-cell table:style-name="ce695" office:value-type="date" office:date-value="2016-05-24" calcext:value-type="date">
            <text:p>24</text:p>
          </table:table-cell>
          <table:table-cell table:style-name="ce695" office:value-type="date" office:date-value="2016-05-25" calcext:value-type="date">
            <text:p>25</text:p>
          </table:table-cell>
          <table:table-cell table:style-name="ce695" office:value-type="date" office:date-value="2016-05-26" calcext:value-type="date">
            <text:p>26</text:p>
          </table:table-cell>
          <table:table-cell table:style-name="ce695" office:value-type="date" office:date-value="2016-05-27" calcext:value-type="date">
            <text:p>27</text:p>
          </table:table-cell>
          <table:table-cell table:style-name="ce702" office:value-type="date" office:date-value="2016-05-28" calcext:value-type="date">
            <text:p>28</text:p>
          </table:table-cell>
          <table:table-cell table:style-name="ce692" office:value-type="date" office:date-value="2016-05-29" calcext:value-type="date">
            <text:p>29</text:p>
          </table:table-cell>
          <table:table-cell table:style-name="ce695" office:value-type="date" office:date-value="2016-05-30" calcext:value-type="date">
            <text:p>30</text:p>
          </table:table-cell>
          <table:table-cell table:style-name="ce695" office:value-type="date" office:date-value="2016-05-31" calcext:value-type="date">
            <text:p>31</text:p>
          </table:table-cell>
          <table:table-cell table:style-name="ce695" office:value-type="date" office:date-value="2016-06-01" calcext:value-type="date">
            <text:p>1</text:p>
          </table:table-cell>
          <table:table-cell table:style-name="ce695" office:value-type="date" office:date-value="2016-06-02" calcext:value-type="date">
            <text:p>2</text:p>
          </table:table-cell>
          <table:table-cell table:style-name="ce695" office:value-type="date" office:date-value="2016-06-03" calcext:value-type="date">
            <text:p>3</text:p>
          </table:table-cell>
          <table:table-cell table:style-name="ce702" office:value-type="date" office:date-value="2016-06-04" calcext:value-type="date">
            <text:p>4</text:p>
          </table:table-cell>
          <table:table-cell table:style-name="ce692" office:value-type="date" office:date-value="2016-06-05" calcext:value-type="date">
            <text:p>5</text:p>
          </table:table-cell>
          <table:table-cell table:style-name="ce695" office:value-type="date" office:date-value="2016-06-06" calcext:value-type="date">
            <text:p>6</text:p>
          </table:table-cell>
          <table:table-cell table:style-name="ce695" office:value-type="date" office:date-value="2016-06-07" calcext:value-type="date">
            <text:p>7</text:p>
          </table:table-cell>
          <table:table-cell table:style-name="ce695" office:value-type="date" office:date-value="2016-06-08" calcext:value-type="date">
            <text:p>8</text:p>
          </table:table-cell>
          <table:table-cell table:style-name="ce695" office:value-type="date" office:date-value="2016-06-09" calcext:value-type="date">
            <text:p>9</text:p>
          </table:table-cell>
          <table:table-cell table:style-name="ce695" office:value-type="date" office:date-value="2016-06-10" calcext:value-type="date">
            <text:p>10</text:p>
          </table:table-cell>
          <table:table-cell table:style-name="ce702" office:value-type="date" office:date-value="2016-06-11" calcext:value-type="date">
            <text:p>11</text:p>
          </table:table-cell>
          <table:table-cell table:style-name="ce692" office:value-type="date" office:date-value="2016-06-12" calcext:value-type="date">
            <text:p>12</text:p>
          </table:table-cell>
          <table:table-cell table:style-name="ce695" office:value-type="date" office:date-value="2016-06-13" calcext:value-type="date">
            <text:p>13</text:p>
          </table:table-cell>
          <table:table-cell table:style-name="ce695" office:value-type="date" office:date-value="2016-06-14" calcext:value-type="date">
            <text:p>14</text:p>
          </table:table-cell>
          <table:table-cell table:style-name="ce695" office:value-type="date" office:date-value="2016-06-15" calcext:value-type="date">
            <text:p>15</text:p>
          </table:table-cell>
          <table:table-cell table:style-name="ce695" office:value-type="date" office:date-value="2016-06-16" calcext:value-type="date">
            <text:p>16</text:p>
          </table:table-cell>
          <table:table-cell table:style-name="ce695" office:value-type="date" office:date-value="2016-06-17" calcext:value-type="date">
            <text:p>17</text:p>
          </table:table-cell>
          <table:table-cell table:style-name="ce702" office:value-type="date" office:date-value="2016-06-18" calcext:value-type="date">
            <text:p>18</text:p>
          </table:table-cell>
          <table:table-cell table:style-name="ce692" office:value-type="date" office:date-value="2016-06-19" calcext:value-type="date">
            <text:p>19</text:p>
          </table:table-cell>
          <table:table-cell table:style-name="ce695" office:value-type="date" office:date-value="2016-06-20" calcext:value-type="date">
            <text:p>20</text:p>
          </table:table-cell>
          <table:table-cell table:style-name="ce695" office:value-type="date" office:date-value="2016-06-21" calcext:value-type="date">
            <text:p>21</text:p>
          </table:table-cell>
          <table:table-cell table:style-name="ce695" office:value-type="date" office:date-value="2016-06-22" calcext:value-type="date">
            <text:p>22</text:p>
          </table:table-cell>
          <table:table-cell table:style-name="ce695" office:value-type="date" office:date-value="2016-06-23" calcext:value-type="date">
            <text:p>23</text:p>
          </table:table-cell>
          <table:table-cell table:style-name="ce695" office:value-type="date" office:date-value="2016-06-24" calcext:value-type="date">
            <text:p>24</text:p>
          </table:table-cell>
          <table:table-cell table:style-name="ce702" office:value-type="date" office:date-value="2016-06-25" calcext:value-type="date">
            <text:p>25</text:p>
          </table:table-cell>
          <table:table-cell table:style-name="ce692" office:value-type="date" office:date-value="2016-06-26" calcext:value-type="date">
            <text:p>26</text:p>
          </table:table-cell>
          <table:table-cell table:style-name="ce695" office:value-type="date" office:date-value="2016-06-27" calcext:value-type="date">
            <text:p>27</text:p>
          </table:table-cell>
          <table:table-cell table:style-name="ce695" office:value-type="date" office:date-value="2016-06-28" calcext:value-type="date">
            <text:p>28</text:p>
          </table:table-cell>
          <table:table-cell table:style-name="ce695" office:value-type="date" office:date-value="2016-06-29" calcext:value-type="date">
            <text:p>29</text:p>
          </table:table-cell>
          <table:table-cell table:style-name="ce695" office:value-type="date" office:date-value="2016-06-30" calcext:value-type="date">
            <text:p>30</text:p>
          </table:table-cell>
          <table:table-cell table:style-name="ce695" office:value-type="date" office:date-value="2016-07-01" calcext:value-type="date">
            <text:p>1</text:p>
          </table:table-cell>
          <table:table-cell table:style-name="ce702" office:value-type="date" office:date-value="2016-07-02" calcext:value-type="date">
            <text:p>2</text:p>
          </table:table-cell>
          <table:table-cell table:style-name="ce692" office:value-type="date" office:date-value="2016-07-03" calcext:value-type="date">
            <text:p>3</text:p>
          </table:table-cell>
          <table:table-cell table:style-name="ce695" office:value-type="date" office:date-value="2016-07-04" calcext:value-type="date">
            <text:p>4</text:p>
          </table:table-cell>
          <table:table-cell table:style-name="ce695" office:value-type="date" office:date-value="2016-07-05" calcext:value-type="date">
            <text:p>5</text:p>
          </table:table-cell>
          <table:table-cell table:style-name="ce695" office:value-type="date" office:date-value="2016-07-06" calcext:value-type="date">
            <text:p>6</text:p>
          </table:table-cell>
          <table:table-cell table:style-name="ce695" office:value-type="date" office:date-value="2016-07-07" calcext:value-type="date">
            <text:p>7</text:p>
          </table:table-cell>
          <table:table-cell table:style-name="ce695" office:value-type="date" office:date-value="2016-07-08" calcext:value-type="date">
            <text:p>8</text:p>
          </table:table-cell>
          <table:table-cell table:style-name="ce702" office:value-type="date" office:date-value="2016-07-09" calcext:value-type="date">
            <text:p>9</text:p>
          </table:table-cell>
          <table:table-cell table:style-name="ce692" office:value-type="date" office:date-value="2016-07-10" calcext:value-type="date">
            <text:p>10</text:p>
          </table:table-cell>
          <table:table-cell table:style-name="ce695" office:value-type="date" office:date-value="2016-07-11" calcext:value-type="date">
            <text:p>11</text:p>
          </table:table-cell>
          <table:table-cell table:style-name="ce695" office:value-type="date" office:date-value="2016-07-12" calcext:value-type="date">
            <text:p>12</text:p>
          </table:table-cell>
          <table:table-cell table:style-name="ce717" table:number-columns-repeated="768"/>
        </table:table-row>
        <table:table-row table:style-name="ro10">
          <table:covered-table-cell table:number-columns-repeated="5" table:style-name="ce676"/>
          <table:table-cell table:style-name="ce682" office:value-type="string" calcext:value-type="string">
            <text:p>薬品整理</text:p>
          </table:table-cell>
          <table:table-cell table:style-name="ce683" office:value-type="string" calcext:value-type="string" table:number-columns-spanned="2" table:number-rows-spanned="1">
            <text:p>検血</text:p>
          </table:table-cell>
          <table:covered-table-cell table:style-name="ce683"/>
          <table:table-cell table:style-name="ce693" office:value-type="string" calcext:value-type="string">
            <text:p>○</text:p>
          </table:table-cell>
          <table:table-cell table:style-name="ce696" table:number-columns-repeated="2"/>
          <table:table-cell table:style-name="ce698"/>
          <table:table-cell table:style-name="ce696" table:number-columns-repeated="3"/>
          <table:table-cell table:style-name="ce698"/>
          <table:table-cell table:style-name="ce696" table:number-columns-repeated="2"/>
          <table:table-cell table:style-name="ce705"/>
          <table:table-cell table:style-name="ce696" table:number-columns-repeated="100"/>
          <table:table-cell table:style-name="ce698"/>
          <table:table-cell table:style-name="ce696" table:number-columns-repeated="904"/>
        </table:table-row>
        <table:table-row table:style-name="ro10">
          <table:covered-table-cell table:number-columns-repeated="5" table:style-name="ce676"/>
          <table:table-cell table:style-name="ce683" office:value-type="string" calcext:value-type="string">
            <text:p>薬品名抽出</text:p>
          </table:table-cell>
          <table:table-cell table:style-name="ce682" office:value-type="string" calcext:value-type="string" table:number-columns-spanned="2" table:number-rows-spanned="1">
            <text:p>画像・処置</text:p>
          </table:table-cell>
          <table:covered-table-cell table:style-name="ce682"/>
          <table:table-cell table:style-name="ce693" office:value-type="string" calcext:value-type="string">
            <text:p>胸Xp</text:p>
          </table:table-cell>
          <table:table-cell table:style-name="ce697" table:number-columns-repeated="2"/>
          <table:table-cell table:style-name="ce699"/>
          <table:table-cell table:style-name="ce697" table:number-columns-repeated="5"/>
          <table:table-cell table:style-name="ce696"/>
          <table:table-cell table:style-name="ce706"/>
          <table:table-cell table:style-name="ce710"/>
          <table:table-cell table:style-name="ce697"/>
          <table:table-cell table:style-name="ce696"/>
          <table:table-cell table:style-name="ce710"/>
          <table:table-cell table:style-name="ce696" table:number-columns-repeated="96"/>
          <table:table-cell table:style-name="ce698"/>
          <table:table-cell table:style-name="ce696" table:number-columns-repeated="105"/>
          <table:table-cell table:style-name="ce697" table:number-columns-repeated="15"/>
          <table:table-cell table:style-name="ce696" table:number-columns-repeated="784"/>
        </table:table-row>
        <table:table-row table:style-name="ro10">
          <table:table-cell table:style-name="ce677" table:number-columns-repeated="5"/>
          <table:table-cell table:style-name="ce684" office:value-type="string" calcext:value-type="string">
            <text:p>黒</text:p>
          </table:table-cell>
          <table:table-cell table:style-name="ce689" table:number-columns-repeated="2"/>
          <table:table-cell table:style-name="ce694" table:number-columns-repeated="10"/>
          <table:table-cell table:style-name="ce707"/>
          <table:table-cell table:style-name="ce694" table:number-columns-repeated="1005"/>
        </table:table-row>
        <table:table-row table:style-name="ro10" table:number-rows-repeated="6">
          <table:table-cell table:number-columns-repeated="18"/>
          <table:table-cell table:style-name="ce703"/>
          <table:table-cell table:number-columns-repeated="1005"/>
        </table:table-row>
        <table:table-row table:style-name="ro10">
          <table:table-cell table:style-name="ce679" table:number-columns-repeated="5"/>
          <table:table-cell table:style-name="ce686"/>
          <table:table-cell table:style-name="ce679" table:number-columns-repeated="12"/>
          <table:table-cell table:style-name="ce708"/>
          <table:table-cell table:style-name="ce679" table:number-columns-repeated="100"/>
          <table:table-cell table:style-name="ce716"/>
          <table:table-cell table:style-name="ce679" table:number-columns-repeated="904"/>
        </table:table-row>
        <table:table-row table:style-name="ro10">
          <table:table-cell table:number-columns-repeated="12"/>
          <table:table-cell table:style-name="ce700"/>
          <table:table-cell table:number-columns-repeated="5"/>
          <table:table-cell table:style-name="ce703"/>
          <table:table-cell table:number-columns-repeated="1005"/>
        </table:table-row>
        <table:table-row table:style-name="ro10" table:number-rows-repeated="42">
          <table:table-cell table:number-columns-repeated="18"/>
          <table:table-cell table:style-name="ce703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000copy" table:style-name="ta1">
        <table:table-column table:style-name="co28" table:default-cell-style-name="ce427"/>
        <table:table-column table:style-name="co29" table:default-cell-style-name="ce427"/>
        <table:table-column table:style-name="co43" table:default-cell-style-name="ce427"/>
        <table:table-column table:style-name="co31" table:default-cell-style-name="ce427"/>
        <table:table-column table:style-name="co32" table:default-cell-style-name="ce517"/>
        <table:table-column table:style-name="co31" table:default-cell-style-name="ce427"/>
        <table:table-column table:style-name="co33" table:default-cell-style-name="ce635"/>
        <table:table-column table:style-name="co29" table:default-cell-style-name="ce635"/>
        <table:table-column table:style-name="co22" table:default-cell-style-name="ce635"/>
        <table:table-column table:style-name="co34" table:default-cell-style-name="ce427"/>
        <table:table-column table:style-name="co35" table:default-cell-style-name="ce427"/>
        <table:table-column table:style-name="co36" table:default-cell-style-name="ce427"/>
        <table:table-column table:style-name="co44" table:default-cell-style-name="ce427"/>
        <table:table-column table:style-name="co45" table:default-cell-style-name="ce427"/>
        <table:table-column table:style-name="co14" table:number-columns-repeated="243" table:default-cell-style-name="ce427"/>
        <table:table-column table:style-name="co14" table:number-columns-repeated="767" table:default-cell-style-name="ce436"/>
        <table:table-row table:style-name="ro10">
          <table:table-cell table:style-name="ce453" office:value-type="string" calcext:value-type="string" table:number-columns-spanned="1" table:number-rows-spanned="2">
            <text:p>行挿</text:p>
          </table:table-cell>
          <table:table-cell table:style-name="ce387" office:value-type="string" calcext:value-type="string" table:number-columns-spanned="1" table:number-rows-spanned="2">
            <text:p>#</text:p>
          </table:table-cell>
          <table:table-cell table:style-name="ce719"/>
          <table:table-cell table:style-name="ce453" office:value-type="string" calcext:value-type="string" table:number-columns-spanned="1" table:number-rows-spanned="2">
            <text:p>日付</text:p>
          </table:table-cell>
          <table:table-cell table:style-name="ce480" office:value-type="string" calcext:value-type="string">
            <text:p>ﾘｽﾄに戻る</text:p>
          </table:table-cell>
          <table:table-cell table:style-name="ce542" office:value-type="string" calcext:value-type="string" table:number-columns-spanned="1" table:number-rows-spanned="2">
            <text:p>sbj</text:p>
          </table:table-cell>
          <table:table-cell table:style-name="ce594" office:value-type="string" calcext:value-type="string">
            <text:p>経過</text:p>
          </table:table-cell>
          <table:table-cell table:style-name="ce644" office:value-type="string" calcext:value-type="string" table:number-columns-spanned="1" table:number-rows-spanned="2">
            <text:p>記事</text:p>
          </table:table-cell>
          <table:table-cell table:style-name="ce758" office:value-type="date" office:date-value="2012-08-29" calcext:value-type="date">
            <text:p>8.29(水)</text:p>
          </table:table-cell>
          <table:table-cell table:style-name="ce430" office:value-type="string" calcext:value-type="string" table:number-columns-spanned="1" table:number-rows-spanned="2">
            <text:p>COPY</text:p>
          </table:table-cell>
          <table:table-cell table:style-name="ce760" office:value-type="string" calcext:value-type="string" table:number-columns-spanned="1" table:number-rows-spanned="2">
            <text:p>Sbj　　並替</text:p>
          </table:table-cell>
          <table:table-cell table:style-name="ce765" office:value-type="string" calcext:value-type="string" table:number-columns-spanned="1" table:number-rows-spanned="2">
            <text:p>退院　　ｻﾏﾘ</text:p>
          </table:table-cell>
          <table:table-cell table:style-name="ce768" office:value-type="string" calcext:value-type="string" table:number-columns-spanned="1" table:number-rows-spanned="2">
            <text:p>分解　　処理</text:p>
          </table:table-cell>
          <table:table-cell table:style-name="ce760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453"/>
          <table:covered-table-cell table:style-name="ce387"/>
          <table:table-cell table:style-name="ce433" office:value-type="string" calcext:value-type="string">
            <text:p>Date</text:p>
          </table:table-cell>
          <table:covered-table-cell table:style-name="ce453"/>
          <table:table-cell table:style-name="ce480" office:value-type="string" calcext:value-type="string">
            <text:p>Subject</text:p>
          </table:table-cell>
          <table:covered-table-cell table:style-name="ce542"/>
          <table:table-cell table:style-name="ce594" office:value-type="string" calcext:value-type="string">
            <text:p>ID+漢字名+ｶﾀｶﾅ</text:p>
          </table:table-cell>
          <table:covered-table-cell table:style-name="ce644"/>
          <table:table-cell table:style-name="ce759" office:value-type="time" office:time-value="PT987617H31M49.99999973S" calcext:value-type="time">
            <text:p>17:31</text:p>
          </table:table-cell>
          <table:covered-table-cell table:style-name="ce430"/>
          <table:covered-table-cell table:style-name="ce760"/>
          <table:covered-table-cell table:style-name="ce765"/>
          <table:covered-table-cell table:style-name="ce768"/>
          <table:covered-table-cell table:style-name="ce760"/>
          <table:table-cell table:style-name="ce387" table:number-columns-repeated="1010"/>
        </table:table-row>
        <table:table-row table:style-name="ro8">
          <table:table-cell table:style-name="ce453"/>
          <table:table-cell table:style-name="ce387"/>
          <table:table-cell table:style-name="ce433"/>
          <table:table-cell table:style-name="ce453"/>
          <table:table-cell table:style-name="ce480"/>
          <table:table-cell table:style-name="ce542"/>
          <table:table-cell table:style-name="ce594"/>
          <table:table-cell table:style-name="ce644"/>
          <table:table-cell table:style-name="ce430"/>
          <table:table-cell table:style-name="ce760"/>
          <table:table-cell table:style-name="ce765"/>
          <table:table-cell table:style-name="ce768"/>
          <table:table-cell table:style-name="ce760"/>
          <table:table-cell table:style-name="ce387" table:number-columns-repeated="1010"/>
          <table:table-cell table:style-name="Default"/>
        </table:table-row>
        <table:table-row table:style-name="ro2">
          <table:table-cell table:style-name="ce387"/>
          <table:table-cell table:style-name="ce387" office:value-type="string" calcext:value-type="string">
            <text:p>#</text:p>
          </table:table-cell>
          <table:table-cell table:style-name="ce720"/>
          <table:table-cell table:style-name="ce473"/>
          <table:table-cell table:style-name="ce484" office:value-type="string" calcext:value-type="string">
            <text:p>入院</text:p>
          </table:table-cell>
          <table:table-cell table:style-name="ce549"/>
          <table:table-cell table:style-name="ce595"/>
          <table:table-cell table:style-name="ce594" table:number-columns-repeated="2"/>
          <table:table-cell table:style-name="ce387" table:number-columns-repeated="2"/>
          <table:table-cell table:style-name="ce666"/>
          <table:table-cell table:style-name="ce387" table:number-columns-repeated="1012"/>
        </table:table-row>
        <table:table-row table:style-name="ro2">
          <table:table-cell/>
          <table:table-cell table:style-name="ce387"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入院時ECG</text:p>
          </table:table-cell>
          <table:table-cell table:style-name="ce551"/>
          <table:table-cell table:style-name="ce611"/>
          <table:table-cell table:style-name="ce646"/>
          <table:table-cell/>
          <table:table-cell table:style-name="ce426"/>
          <table:table-cell/>
          <table:table-cell table:style-name="ce426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面談記録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/>
          <table:table-cell table:style-name="ce426" table:number-columns-repeated="2"/>
          <table:table-cell table:number-columns-repeated="1013"/>
        </table:table-row>
        <table:table-row table:style-name="ro2">
          <table:table-cell table:style-name="ce426"/>
          <table:table-cell table:style-name="ce426" office:value-type="string" calcext:value-type="string">
            <text:p>#</text:p>
          </table:table-cell>
          <table:table-cell table:style-name="ce462"/>
          <table:table-cell table:style-name="ce474"/>
          <table:table-cell table:style-name="ce487" office:value-type="string" calcext:value-type="string">
            <text:p>心肺機能低下時</text:p>
          </table:table-cell>
          <table:table-cell table:style-name="ce487"/>
          <table:table-cell table:style-name="ce630" office:value-type="string" calcext:value-type="string">
            <text:p>説明未</text:p>
          </table:table-cell>
          <table:table-cell table:style-name="ce649" office:value-type="string" calcext:value-type="string">
            <text:p>説明未</text:p>
          </table:table-cell>
          <table:table-cell table:style-name="ce487"/>
          <table:table-cell table:style-name="ce426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4"/>
          <table:table-cell table:style-name="ce468"/>
          <table:table-cell table:style-name="ce487" office:value-type="string" calcext:value-type="string">
            <text:p>4F転床説明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/>
          <table:table-cell table:style-name="ce426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464"/>
          <table:table-cell table:style-name="ce468"/>
          <table:table-cell table:style-name="ce487"/>
          <table:table-cell table:style-name="ce551"/>
          <table:table-cell table:style-name="ce612"/>
          <table:table-cell table:style-name="ce649"/>
          <table:table-cell/>
          <table:table-cell table:style-name="ce387"/>
          <table:table-cell/>
          <table:table-cell table:style-name="ce426"/>
          <table:table-cell table:number-columns-repeated="1012"/>
        </table:table-row>
        <table:table-row table:style-name="ro2">
          <table:table-cell table:style-name="ce456" table:number-columns-repeated="2"/>
          <table:table-cell table:style-name="ce466" office:value-type="string" calcext:value-type="string">
            <text:p>本日の記事</text:p>
          </table:table-cell>
          <table:table-cell table:style-name="ce466"/>
          <table:table-cell table:style-name="ce495"/>
          <table:table-cell table:style-name="ce588" office:value-type="date" office:date-value="2012-07-07" calcext:value-type="date">
            <text:p>H24.7.7</text:p>
          </table:table-cell>
          <table:table-cell table:style-name="ce634" table:number-columns-repeated="3"/>
          <table:table-cell table:style-name="ce456" table:number-columns-repeated="1015"/>
        </table:table-row>
        <table:table-row table:style-name="ro2">
          <table:table-cell table:number-columns-repeated="2"/>
          <table:table-cell table:style-name="ce467"/>
          <table:table-cell table:style-name="ce468"/>
          <table:table-cell/>
          <table:table-cell table:style-name="ce590"/>
          <table:table-cell table:number-columns-repeated="1018"/>
        </table:table-row>
        <table:table-row table:style-name="ro2">
          <table:table-cell table:number-columns-repeated="2"/>
          <table:table-cell table:style-name="ce468" table:number-columns-repeated="2"/>
          <table:table-cell/>
          <table:table-cell table:style-name="ce59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68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387"/>
          <table:table-cell/>
          <table:table-cell table:style-name="ce426" table:number-columns-repeated="2"/>
          <table:table-cell table:number-columns-repeated="1010"/>
        </table:table-row>
        <table:table-row table:style-name="ro2">
          <table:table-cell table:style-name="ce457" table:number-columns-repeated="2"/>
          <table:table-cell table:style-name="ce469" office:value-type="string" calcext:value-type="string">
            <text:p>過去の問題ﾘｽﾄ</text:p>
          </table:table-cell>
          <table:table-cell table:style-name="ce469"/>
          <table:table-cell table:style-name="ce529"/>
          <table:table-cell table:style-name="ce457"/>
          <table:table-cell table:style-name="ce636" table:number-columns-repeated="3"/>
          <table:table-cell table:style-name="ce664"/>
          <table:table-cell table:style-name="ce457"/>
          <table:table-cell table:style-name="ce664"/>
          <table:table-cell table:style-name="ce457" table:number-columns-repeated="1012"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0" office:value-type="string" calcext:value-type="string">
            <text:p>ﾄﾗﾍﾙﾊﾟｰ確認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/>
          <table:table-cell/>
          <table:table-cell table:style-name="ce387"/>
          <table:table-cell/>
          <table:table-cell table:style-name="ce426"/>
          <table:table-cell table:number-columns-repeated="1012"/>
        </table:table-row>
        <table:table-row table:style-name="ro12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4" office:value-type="string" calcext:value-type="string">
            <text:p>CVﾎﾟｰﾄ,胃瘻説明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/>
          <table:table-cell table:style-name="ce387"/>
          <table:table-cell/>
          <table:table-cell table:style-name="ce426"/>
          <table:table-cell table:number-columns-repeated="1012"/>
        </table:table-row>
        <table:table-row table:style-name="ro2">
          <table:table-cell table:style-name="ce458" table:number-columns-repeated="2"/>
          <table:table-cell table:style-name="ce472" office:value-type="string" calcext:value-type="string">
            <text:p>過去の記事</text:p>
          </table:table-cell>
          <table:table-cell table:style-name="ce472"/>
          <table:table-cell table:style-name="ce538"/>
          <table:table-cell table:style-name="ce458"/>
          <table:table-cell table:style-name="ce660" table:number-columns-repeated="3"/>
          <table:table-cell table:style-name="ce458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table:table-column table:style-name="co46" table:number-columns-repeated="5" table:default-cell-style-name="ce678"/>
        <table:table-column table:style-name="co40" table:default-cell-style-name="ce685"/>
        <table:table-column table:style-name="co41" table:default-cell-style-name="ce678"/>
        <table:table-column table:style-name="co47" table:default-cell-style-name="ce678"/>
        <table:table-column table:style-name="co18" table:number-columns-repeated="111" table:default-cell-style-name="ce678"/>
        <table:table-column table:style-name="co18" table:default-cell-style-name="ce700"/>
        <table:table-column table:style-name="co18" table:number-columns-repeated="137" table:default-cell-style-name="ce678"/>
        <table:table-column table:style-name="co18" table:number-columns-repeated="767" table:default-cell-style-name="ce718"/>
        <table:table-row table:style-name="ro10">
          <table:table-cell table:style-name="ce676" office:value-type="string" calcext:value-type="string" table:number-columns-spanned="1" table:number-rows-spanned="6">
            <text:p>点滴</text:p>
          </table:table-cell>
          <table:table-cell table:style-name="ce676" office:value-type="string" calcext:value-type="string" table:number-columns-spanned="1" table:number-rows-spanned="6">
            <text:p>内服</text:p>
          </table:table-cell>
          <table:table-cell table:style-name="ce676" office:value-type="string" calcext:value-type="string" table:number-columns-spanned="1" table:number-rows-spanned="6">
            <text:p>その他</text:p>
          </table:table-cell>
          <table:table-cell table:style-name="ce676" office:value-type="string" calcext:value-type="string" table:number-columns-spanned="1" table:number-rows-spanned="6">
            <text:p>検査値</text:p>
          </table:table-cell>
          <table:table-cell table:style-name="ce676" office:value-type="string" calcext:value-type="string" table:number-columns-spanned="1" table:number-rows-spanned="6">
            <text:p>採用外</text:p>
          </table:table-cell>
          <table:table-cell table:style-name="ce680" office:value-type="string" calcext:value-type="string">
            <text:p>一覧へ</text:p>
          </table:table-cell>
          <table:table-cell table:style-name="ce687" office:value-type="string" calcext:value-type="string">
            <text:p>ｶﾙﾃ</text:p>
          </table:table-cell>
          <table:table-cell table:style-name="ce680" office:value-type="string" calcext:value-type="string">
            <text:p>書式</text:p>
          </table:table-cell>
          <table:table-cell table:style-name="ce774" office:value-type="string" calcext:value-type="string" table:number-columns-spanned="2" table:number-rows-spanned="1">
            <text:p>入院日</text:p>
          </table:table-cell>
          <table:covered-table-cell table:style-name="ce774"/>
          <table:table-cell table:style-name="ce777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77"/>
          <table:table-cell table:style-name="ce714" office:value-type="string" calcext:value-type="string" table:number-columns-spanned="2" table:number-rows-spanned="1">
            <text:p>開始日</text:p>
          </table:table-cell>
          <table:covered-table-cell table:style-name="ce714"/>
          <table:table-cell table:style-name="ce777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77"/>
          <table:table-cell table:style-name="ce779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779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781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781"/>
          <table:table-cell table:style-name="ce782" table:number-columns-repeated="8"/>
          <table:table-cell table:number-columns-repeated="79"/>
          <table:table-cell table:style-name="ce700"/>
          <table:table-cell table:style-name="ce678"/>
          <table:table-cell table:number-columns-repeated="904"/>
        </table:table-row>
        <table:table-row table:style-name="ro10">
          <table:covered-table-cell table:number-columns-repeated="5" table:style-name="ce676"/>
          <table:table-cell table:style-name="ce681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691" office:value-type="string" calcext:value-type="string">
            <text:p>11月</text:p>
          </table:table-cell>
          <table:table-cell table:number-columns-repeated="2"/>
          <table:table-cell table:style-name="ce691"/>
          <table:table-cell/>
          <table:table-cell table:style-name="ce701"/>
          <table:table-cell/>
          <table:table-cell table:style-name="ce691"/>
          <table:table-cell table:number-columns-repeated="2"/>
          <table:table-cell table:style-name="ce703"/>
          <table:table-cell table:style-name="ce709"/>
          <table:table-cell table:style-name="ce711"/>
          <table:table-cell table:style-name="ce714" table:number-columns-repeated="10"/>
          <table:table-cell table:style-name="ce709" office:value-type="string" calcext:value-type="string">
            <text:p>12月</text:p>
          </table:table-cell>
          <table:table-cell table:style-name="ce714" table:number-columns-repeated="7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/>
          <table:table-cell table:number-columns-repeated="3"/>
          <table:table-cell table:style-name="ce691"/>
          <table:table-cell table:number-columns-repeated="11"/>
          <table:table-cell table:style-name="ce691" office:value-type="string" calcext:value-type="string">
            <text:p>1月</text:p>
          </table:table-cell>
          <table:table-cell table:number-columns-repeated="7"/>
          <table:table-cell table:style-name="ce691"/>
          <table:table-cell table:number-columns-repeated="2"/>
          <table:table-cell table:style-name="ce691"/>
          <table:table-cell table:number-columns-repeated="3"/>
          <table:table-cell table:style-name="ce691" table:number-columns-repeated="2"/>
          <table:table-cell table:number-columns-repeated="14"/>
          <table:table-cell table:style-name="ce691" office:value-type="string" calcext:value-type="string">
            <text:p>2月</text:p>
          </table:table-cell>
          <table:table-cell table:number-columns-repeated="4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/>
          <table:table-cell/>
          <table:table-cell table:style-name="ce691"/>
          <table:table-cell table:number-columns-repeated="12"/>
          <table:table-cell table:style-name="ce691" office:value-type="string" calcext:value-type="string">
            <text:p>3月</text:p>
          </table:table-cell>
          <table:table-cell table:number-columns-repeated="6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 table:number-columns-repeated="2"/>
          <table:table-cell table:number-columns-repeated="13"/>
          <table:table-cell table:style-name="ce691" office:value-type="string" calcext:value-type="string">
            <text:p>4月</text:p>
          </table:table-cell>
          <table:table-cell table:number-columns-repeated="5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/>
          <table:table-cell/>
          <table:table-cell table:style-name="ce691"/>
          <table:table-cell table:number-columns-repeated="12"/>
          <table:table-cell table:style-name="ce691" office:value-type="string" calcext:value-type="string">
            <text:p>5月</text:p>
          </table:table-cell>
          <table:table-cell table:number-columns-repeated="6"/>
          <table:table-cell table:style-name="ce691"/>
          <table:table-cell table:number-columns-repeated="4"/>
          <table:table-cell table:style-name="ce691"/>
          <table:table-cell table:number-columns-repeated="3"/>
          <table:table-cell table:style-name="ce691" table:number-columns-repeated="2"/>
          <table:table-cell table:number-columns-repeated="13"/>
          <table:table-cell table:style-name="ce691" office:value-type="string" calcext:value-type="string">
            <text:p>6月</text:p>
          </table:table-cell>
          <table:table-cell table:number-columns-repeated="5"/>
          <table:table-cell table:style-name="ce691"/>
          <table:table-cell table:number-columns-repeated="5"/>
          <table:table-cell table:style-name="ce691"/>
          <table:table-cell table:number-columns-repeated="3"/>
          <table:table-cell table:style-name="ce691" table:number-columns-repeated="2"/>
          <table:table-cell table:number-columns-repeated="12"/>
          <table:table-cell table:style-name="ce691" office:value-type="string" calcext:value-type="string">
            <text:p>7月</text:p>
          </table:table-cell>
          <table:table-cell table:number-columns-repeated="6"/>
          <table:table-cell table:style-name="ce691"/>
          <table:table-cell table:number-columns-repeated="2"/>
          <table:table-cell table:style-name="ce691"/>
          <table:table-cell table:number-columns-repeated="769"/>
        </table:table-row>
        <table:table-row table:style-name="ro10">
          <table:covered-table-cell table:number-columns-repeated="5" table:style-name="ce676"/>
          <table:table-cell table:style-name="ce770" office:value-type="string" calcext:value-type="string">
            <text:p>同薬品検索</text:p>
          </table:table-cell>
          <table:table-cell table:style-name="ce772" office:value-type="string" calcext:value-type="string" table:number-columns-spanned="2" table:number-rows-spanned="1">
            <text:p>在院日数</text:p>
          </table:table-cell>
          <table:covered-table-cell table:style-name="ce773"/>
          <table:table-cell table:style-name="ce776" office:value-type="float" office:value="1" calcext:value-type="float">
            <text:p>1</text:p>
          </table:table-cell>
          <table:table-cell table:style-name="ce776" office:value-type="float" office:value="2" calcext:value-type="float">
            <text:p>2</text:p>
          </table:table-cell>
          <table:table-cell table:style-name="ce776" office:value-type="float" office:value="3" calcext:value-type="float">
            <text:p>3</text:p>
          </table:table-cell>
          <table:table-cell table:style-name="ce776" office:value-type="float" office:value="4" calcext:value-type="float">
            <text:p>4</text:p>
          </table:table-cell>
          <table:table-cell table:style-name="ce776" office:value-type="float" office:value="5" calcext:value-type="float">
            <text:p>5</text:p>
          </table:table-cell>
          <table:table-cell table:style-name="ce776" office:value-type="float" office:value="6" calcext:value-type="float">
            <text:p>6</text:p>
          </table:table-cell>
          <table:table-cell table:style-name="ce776" office:value-type="float" office:value="7" calcext:value-type="float">
            <text:p>7</text:p>
          </table:table-cell>
          <table:table-cell table:style-name="ce776" office:value-type="float" office:value="8" calcext:value-type="float">
            <text:p>8</text:p>
          </table:table-cell>
          <table:table-cell table:style-name="ce776" office:value-type="float" office:value="9" calcext:value-type="float">
            <text:p>9</text:p>
          </table:table-cell>
          <table:table-cell table:style-name="ce776" office:value-type="float" office:value="10" calcext:value-type="float">
            <text:p>10</text:p>
          </table:table-cell>
          <table:table-cell table:style-name="ce780" office:value-type="float" office:value="11" calcext:value-type="float">
            <text:p>11</text:p>
          </table:table-cell>
          <table:table-cell table:style-name="ce776" office:value-type="float" office:value="12" calcext:value-type="float">
            <text:p>12</text:p>
          </table:table-cell>
          <table:table-cell table:style-name="ce776" office:value-type="float" office:value="13" calcext:value-type="float">
            <text:p>13</text:p>
          </table:table-cell>
          <table:table-cell table:style-name="ce776" office:value-type="float" office:value="14" calcext:value-type="float">
            <text:p>14</text:p>
          </table:table-cell>
          <table:table-cell table:style-name="ce776" office:value-type="float" office:value="15" calcext:value-type="float">
            <text:p>15</text:p>
          </table:table-cell>
          <table:table-cell table:style-name="ce776" office:value-type="float" office:value="16" calcext:value-type="float">
            <text:p>16</text:p>
          </table:table-cell>
          <table:table-cell table:style-name="ce776" office:value-type="float" office:value="17" calcext:value-type="float">
            <text:p>17</text:p>
          </table:table-cell>
          <table:table-cell table:style-name="ce776" office:value-type="float" office:value="18" calcext:value-type="float">
            <text:p>18</text:p>
          </table:table-cell>
          <table:table-cell table:style-name="ce776" office:value-type="float" office:value="19" calcext:value-type="float">
            <text:p>19</text:p>
          </table:table-cell>
          <table:table-cell table:style-name="ce776" office:value-type="float" office:value="20" calcext:value-type="float">
            <text:p>20</text:p>
          </table:table-cell>
          <table:table-cell table:style-name="ce776" office:value-type="float" office:value="21" calcext:value-type="float">
            <text:p>21</text:p>
          </table:table-cell>
          <table:table-cell table:style-name="ce776" office:value-type="float" office:value="22" calcext:value-type="float">
            <text:p>22</text:p>
          </table:table-cell>
          <table:table-cell table:style-name="ce776" office:value-type="float" office:value="23" calcext:value-type="float">
            <text:p>23</text:p>
          </table:table-cell>
          <table:table-cell table:style-name="ce776" office:value-type="float" office:value="24" calcext:value-type="float">
            <text:p>24</text:p>
          </table:table-cell>
          <table:table-cell table:style-name="ce776" office:value-type="float" office:value="25" calcext:value-type="float">
            <text:p>25</text:p>
          </table:table-cell>
          <table:table-cell table:style-name="ce776" office:value-type="float" office:value="26" calcext:value-type="float">
            <text:p>26</text:p>
          </table:table-cell>
          <table:table-cell table:style-name="ce776" office:value-type="float" office:value="27" calcext:value-type="float">
            <text:p>27</text:p>
          </table:table-cell>
          <table:table-cell table:style-name="ce776" office:value-type="float" office:value="28" calcext:value-type="float">
            <text:p>28</text:p>
          </table:table-cell>
          <table:table-cell table:style-name="ce776" office:value-type="float" office:value="29" calcext:value-type="float">
            <text:p>29</text:p>
          </table:table-cell>
          <table:table-cell table:style-name="ce776" office:value-type="float" office:value="30" calcext:value-type="float">
            <text:p>30</text:p>
          </table:table-cell>
          <table:table-cell table:style-name="ce776" office:value-type="float" office:value="31" calcext:value-type="float">
            <text:p>31</text:p>
          </table:table-cell>
          <table:table-cell table:style-name="ce776" office:value-type="float" office:value="32" calcext:value-type="float">
            <text:p>32</text:p>
          </table:table-cell>
          <table:table-cell table:style-name="ce776" office:value-type="float" office:value="33" calcext:value-type="float">
            <text:p>33</text:p>
          </table:table-cell>
          <table:table-cell table:style-name="ce776" office:value-type="float" office:value="34" calcext:value-type="float">
            <text:p>34</text:p>
          </table:table-cell>
          <table:table-cell table:style-name="ce776" office:value-type="float" office:value="35" calcext:value-type="float">
            <text:p>35</text:p>
          </table:table-cell>
          <table:table-cell table:style-name="ce776" office:value-type="float" office:value="36" calcext:value-type="float">
            <text:p>36</text:p>
          </table:table-cell>
          <table:table-cell table:style-name="ce776" office:value-type="float" office:value="37" calcext:value-type="float">
            <text:p>37</text:p>
          </table:table-cell>
          <table:table-cell table:style-name="ce776" office:value-type="float" office:value="38" calcext:value-type="float">
            <text:p>38</text:p>
          </table:table-cell>
          <table:table-cell table:style-name="ce776" office:value-type="float" office:value="39" calcext:value-type="float">
            <text:p>39</text:p>
          </table:table-cell>
          <table:table-cell table:style-name="ce776" office:value-type="float" office:value="40" calcext:value-type="float">
            <text:p>40</text:p>
          </table:table-cell>
          <table:table-cell table:style-name="ce776" office:value-type="float" office:value="41" calcext:value-type="float">
            <text:p>41</text:p>
          </table:table-cell>
          <table:table-cell table:style-name="ce776" office:value-type="float" office:value="42" calcext:value-type="float">
            <text:p>42</text:p>
          </table:table-cell>
          <table:table-cell table:style-name="ce776" office:value-type="float" office:value="43" calcext:value-type="float">
            <text:p>43</text:p>
          </table:table-cell>
          <table:table-cell table:style-name="ce776" office:value-type="float" office:value="44" calcext:value-type="float">
            <text:p>44</text:p>
          </table:table-cell>
          <table:table-cell table:style-name="ce776" office:value-type="float" office:value="45" calcext:value-type="float">
            <text:p>45</text:p>
          </table:table-cell>
          <table:table-cell table:style-name="ce776" office:value-type="float" office:value="46" calcext:value-type="float">
            <text:p>46</text:p>
          </table:table-cell>
          <table:table-cell table:style-name="ce776" office:value-type="float" office:value="47" calcext:value-type="float">
            <text:p>47</text:p>
          </table:table-cell>
          <table:table-cell table:style-name="ce776" office:value-type="float" office:value="48" calcext:value-type="float">
            <text:p>48</text:p>
          </table:table-cell>
          <table:table-cell table:style-name="ce776" office:value-type="float" office:value="49" calcext:value-type="float">
            <text:p>49</text:p>
          </table:table-cell>
          <table:table-cell table:style-name="ce776" office:value-type="float" office:value="50" calcext:value-type="float">
            <text:p>50</text:p>
          </table:table-cell>
          <table:table-cell table:style-name="ce776" office:value-type="float" office:value="51" calcext:value-type="float">
            <text:p>51</text:p>
          </table:table-cell>
          <table:table-cell table:style-name="ce776" office:value-type="float" office:value="52" calcext:value-type="float">
            <text:p>52</text:p>
          </table:table-cell>
          <table:table-cell table:style-name="ce776" office:value-type="float" office:value="53" calcext:value-type="float">
            <text:p>53</text:p>
          </table:table-cell>
          <table:table-cell table:style-name="ce776" office:value-type="float" office:value="54" calcext:value-type="float">
            <text:p>54</text:p>
          </table:table-cell>
          <table:table-cell table:style-name="ce776" office:value-type="float" office:value="55" calcext:value-type="float">
            <text:p>55</text:p>
          </table:table-cell>
          <table:table-cell table:style-name="ce776" office:value-type="float" office:value="56" calcext:value-type="float">
            <text:p>56</text:p>
          </table:table-cell>
          <table:table-cell table:style-name="ce776" office:value-type="float" office:value="57" calcext:value-type="float">
            <text:p>57</text:p>
          </table:table-cell>
          <table:table-cell table:style-name="ce776" office:value-type="float" office:value="58" calcext:value-type="float">
            <text:p>58</text:p>
          </table:table-cell>
          <table:table-cell table:style-name="ce776" office:value-type="float" office:value="59" calcext:value-type="float">
            <text:p>59</text:p>
          </table:table-cell>
          <table:table-cell table:style-name="ce776" office:value-type="float" office:value="60" calcext:value-type="float">
            <text:p>60</text:p>
          </table:table-cell>
          <table:table-cell table:style-name="ce776" office:value-type="float" office:value="61" calcext:value-type="float">
            <text:p>61</text:p>
          </table:table-cell>
          <table:table-cell table:style-name="ce776" office:value-type="float" office:value="62" calcext:value-type="float">
            <text:p>62</text:p>
          </table:table-cell>
          <table:table-cell table:style-name="ce776" office:value-type="float" office:value="63" calcext:value-type="float">
            <text:p>63</text:p>
          </table:table-cell>
          <table:table-cell table:style-name="ce776" office:value-type="float" office:value="64" calcext:value-type="float">
            <text:p>64</text:p>
          </table:table-cell>
          <table:table-cell table:style-name="ce776" office:value-type="float" office:value="65" calcext:value-type="float">
            <text:p>65</text:p>
          </table:table-cell>
          <table:table-cell table:style-name="ce776" office:value-type="float" office:value="66" calcext:value-type="float">
            <text:p>66</text:p>
          </table:table-cell>
          <table:table-cell table:style-name="ce776" office:value-type="float" office:value="67" calcext:value-type="float">
            <text:p>67</text:p>
          </table:table-cell>
          <table:table-cell table:style-name="ce776" office:value-type="float" office:value="68" calcext:value-type="float">
            <text:p>68</text:p>
          </table:table-cell>
          <table:table-cell table:style-name="ce776" office:value-type="float" office:value="69" calcext:value-type="float">
            <text:p>69</text:p>
          </table:table-cell>
          <table:table-cell table:style-name="ce776" office:value-type="float" office:value="70" calcext:value-type="float">
            <text:p>70</text:p>
          </table:table-cell>
          <table:table-cell table:style-name="ce776" office:value-type="float" office:value="71" calcext:value-type="float">
            <text:p>71</text:p>
          </table:table-cell>
          <table:table-cell table:style-name="ce776" office:value-type="float" office:value="72" calcext:value-type="float">
            <text:p>72</text:p>
          </table:table-cell>
          <table:table-cell table:style-name="ce776" office:value-type="float" office:value="73" calcext:value-type="float">
            <text:p>73</text:p>
          </table:table-cell>
          <table:table-cell table:style-name="ce776" office:value-type="float" office:value="74" calcext:value-type="float">
            <text:p>74</text:p>
          </table:table-cell>
          <table:table-cell table:style-name="ce776" office:value-type="float" office:value="75" calcext:value-type="float">
            <text:p>75</text:p>
          </table:table-cell>
          <table:table-cell table:style-name="ce776" office:value-type="float" office:value="76" calcext:value-type="float">
            <text:p>76</text:p>
          </table:table-cell>
          <table:table-cell table:style-name="ce776" office:value-type="float" office:value="77" calcext:value-type="float">
            <text:p>77</text:p>
          </table:table-cell>
          <table:table-cell table:style-name="ce776" office:value-type="float" office:value="78" calcext:value-type="float">
            <text:p>78</text:p>
          </table:table-cell>
          <table:table-cell table:style-name="ce776" office:value-type="float" office:value="79" calcext:value-type="float">
            <text:p>79</text:p>
          </table:table-cell>
          <table:table-cell table:style-name="ce776" office:value-type="float" office:value="80" calcext:value-type="float">
            <text:p>80</text:p>
          </table:table-cell>
          <table:table-cell table:style-name="ce776" office:value-type="float" office:value="81" calcext:value-type="float">
            <text:p>81</text:p>
          </table:table-cell>
          <table:table-cell table:style-name="ce776" office:value-type="float" office:value="82" calcext:value-type="float">
            <text:p>82</text:p>
          </table:table-cell>
          <table:table-cell table:style-name="ce776" office:value-type="float" office:value="83" calcext:value-type="float">
            <text:p>83</text:p>
          </table:table-cell>
          <table:table-cell table:style-name="ce776" office:value-type="float" office:value="84" calcext:value-type="float">
            <text:p>84</text:p>
          </table:table-cell>
          <table:table-cell table:style-name="ce776" office:value-type="float" office:value="85" calcext:value-type="float">
            <text:p>85</text:p>
          </table:table-cell>
          <table:table-cell table:style-name="ce776" office:value-type="float" office:value="86" calcext:value-type="float">
            <text:p>86</text:p>
          </table:table-cell>
          <table:table-cell table:style-name="ce776" office:value-type="float" office:value="87" calcext:value-type="float">
            <text:p>87</text:p>
          </table:table-cell>
          <table:table-cell table:style-name="ce776" office:value-type="float" office:value="88" calcext:value-type="float">
            <text:p>88</text:p>
          </table:table-cell>
          <table:table-cell table:style-name="ce776" office:value-type="float" office:value="89" calcext:value-type="float">
            <text:p>89</text:p>
          </table:table-cell>
          <table:table-cell table:style-name="ce776" office:value-type="float" office:value="90" calcext:value-type="float">
            <text:p>90</text:p>
          </table:table-cell>
          <table:table-cell table:style-name="ce776" office:value-type="float" office:value="91" calcext:value-type="float">
            <text:p>91</text:p>
          </table:table-cell>
          <table:table-cell table:style-name="ce776" office:value-type="float" office:value="92" calcext:value-type="float">
            <text:p>92</text:p>
          </table:table-cell>
          <table:table-cell table:style-name="ce776" office:value-type="float" office:value="93" calcext:value-type="float">
            <text:p>93</text:p>
          </table:table-cell>
          <table:table-cell table:style-name="ce776" office:value-type="float" office:value="94" calcext:value-type="float">
            <text:p>94</text:p>
          </table:table-cell>
          <table:table-cell table:style-name="ce776" office:value-type="float" office:value="95" calcext:value-type="float">
            <text:p>95</text:p>
          </table:table-cell>
          <table:table-cell table:style-name="ce776" office:value-type="float" office:value="96" calcext:value-type="float">
            <text:p>96</text:p>
          </table:table-cell>
          <table:table-cell table:style-name="ce776" office:value-type="float" office:value="97" calcext:value-type="float">
            <text:p>97</text:p>
          </table:table-cell>
          <table:table-cell table:style-name="ce776" office:value-type="float" office:value="98" calcext:value-type="float">
            <text:p>98</text:p>
          </table:table-cell>
          <table:table-cell table:style-name="ce776" office:value-type="float" office:value="99" calcext:value-type="float">
            <text:p>99</text:p>
          </table:table-cell>
          <table:table-cell table:style-name="ce776" office:value-type="float" office:value="100" calcext:value-type="float">
            <text:p>100</text:p>
          </table:table-cell>
          <table:table-cell table:style-name="ce776" office:value-type="float" office:value="101" calcext:value-type="float">
            <text:p>101</text:p>
          </table:table-cell>
          <table:table-cell table:style-name="ce776" office:value-type="float" office:value="102" calcext:value-type="float">
            <text:p>102</text:p>
          </table:table-cell>
          <table:table-cell table:style-name="ce776" office:value-type="float" office:value="103" calcext:value-type="float">
            <text:p>103</text:p>
          </table:table-cell>
          <table:table-cell table:style-name="ce776" office:value-type="float" office:value="104" calcext:value-type="float">
            <text:p>104</text:p>
          </table:table-cell>
          <table:table-cell table:style-name="ce776" office:value-type="float" office:value="105" calcext:value-type="float">
            <text:p>105</text:p>
          </table:table-cell>
          <table:table-cell table:style-name="ce776" office:value-type="float" office:value="106" calcext:value-type="float">
            <text:p>106</text:p>
          </table:table-cell>
          <table:table-cell table:style-name="ce776" office:value-type="float" office:value="107" calcext:value-type="float">
            <text:p>107</text:p>
          </table:table-cell>
          <table:table-cell table:style-name="ce776" office:value-type="float" office:value="108" calcext:value-type="float">
            <text:p>108</text:p>
          </table:table-cell>
          <table:table-cell table:style-name="ce776" office:value-type="float" office:value="109" calcext:value-type="float">
            <text:p>109</text:p>
          </table:table-cell>
          <table:table-cell table:style-name="ce776" office:value-type="float" office:value="110" calcext:value-type="float">
            <text:p>110</text:p>
          </table:table-cell>
          <table:table-cell table:style-name="ce776" office:value-type="float" office:value="111" calcext:value-type="float">
            <text:p>111</text:p>
          </table:table-cell>
          <table:table-cell table:style-name="ce776" office:value-type="float" office:value="112" calcext:value-type="float">
            <text:p>112</text:p>
          </table:table-cell>
          <table:table-cell table:style-name="ce776" office:value-type="float" office:value="113" calcext:value-type="float">
            <text:p>113</text:p>
          </table:table-cell>
          <table:table-cell table:style-name="ce776" office:value-type="float" office:value="114" calcext:value-type="float">
            <text:p>114</text:p>
          </table:table-cell>
          <table:table-cell table:style-name="ce776" office:value-type="float" office:value="115" calcext:value-type="float">
            <text:p>115</text:p>
          </table:table-cell>
          <table:table-cell table:style-name="ce776" office:value-type="float" office:value="116" calcext:value-type="float">
            <text:p>116</text:p>
          </table:table-cell>
          <table:table-cell table:style-name="ce776" office:value-type="float" office:value="117" calcext:value-type="float">
            <text:p>117</text:p>
          </table:table-cell>
          <table:table-cell table:style-name="ce776" office:value-type="float" office:value="118" calcext:value-type="float">
            <text:p>118</text:p>
          </table:table-cell>
          <table:table-cell table:style-name="ce776" office:value-type="float" office:value="119" calcext:value-type="float">
            <text:p>119</text:p>
          </table:table-cell>
          <table:table-cell table:style-name="ce776" office:value-type="float" office:value="120" calcext:value-type="float">
            <text:p>120</text:p>
          </table:table-cell>
          <table:table-cell table:style-name="ce776" office:value-type="float" office:value="121" calcext:value-type="float">
            <text:p>121</text:p>
          </table:table-cell>
          <table:table-cell table:style-name="ce776" office:value-type="float" office:value="122" calcext:value-type="float">
            <text:p>122</text:p>
          </table:table-cell>
          <table:table-cell table:style-name="ce776" office:value-type="float" office:value="123" calcext:value-type="float">
            <text:p>123</text:p>
          </table:table-cell>
          <table:table-cell table:style-name="ce776" office:value-type="float" office:value="124" calcext:value-type="float">
            <text:p>124</text:p>
          </table:table-cell>
          <table:table-cell table:style-name="ce776" office:value-type="float" office:value="125" calcext:value-type="float">
            <text:p>125</text:p>
          </table:table-cell>
          <table:table-cell table:style-name="ce776" office:value-type="float" office:value="126" calcext:value-type="float">
            <text:p>126</text:p>
          </table:table-cell>
          <table:table-cell table:style-name="ce776" office:value-type="float" office:value="127" calcext:value-type="float">
            <text:p>127</text:p>
          </table:table-cell>
          <table:table-cell table:style-name="ce776" office:value-type="float" office:value="128" calcext:value-type="float">
            <text:p>128</text:p>
          </table:table-cell>
          <table:table-cell table:style-name="ce776" office:value-type="float" office:value="129" calcext:value-type="float">
            <text:p>129</text:p>
          </table:table-cell>
          <table:table-cell table:style-name="ce776" office:value-type="float" office:value="130" calcext:value-type="float">
            <text:p>130</text:p>
          </table:table-cell>
          <table:table-cell table:style-name="ce776" office:value-type="float" office:value="131" calcext:value-type="float">
            <text:p>131</text:p>
          </table:table-cell>
          <table:table-cell table:style-name="ce776" office:value-type="float" office:value="132" calcext:value-type="float">
            <text:p>132</text:p>
          </table:table-cell>
          <table:table-cell table:style-name="ce776" office:value-type="float" office:value="133" calcext:value-type="float">
            <text:p>133</text:p>
          </table:table-cell>
          <table:table-cell table:style-name="ce776" office:value-type="float" office:value="134" calcext:value-type="float">
            <text:p>134</text:p>
          </table:table-cell>
          <table:table-cell table:style-name="ce776" office:value-type="float" office:value="135" calcext:value-type="float">
            <text:p>135</text:p>
          </table:table-cell>
          <table:table-cell table:style-name="ce776" office:value-type="float" office:value="136" calcext:value-type="float">
            <text:p>136</text:p>
          </table:table-cell>
          <table:table-cell table:style-name="ce776" office:value-type="float" office:value="137" calcext:value-type="float">
            <text:p>137</text:p>
          </table:table-cell>
          <table:table-cell table:style-name="ce776" office:value-type="float" office:value="138" calcext:value-type="float">
            <text:p>138</text:p>
          </table:table-cell>
          <table:table-cell table:style-name="ce776" office:value-type="float" office:value="139" calcext:value-type="float">
            <text:p>139</text:p>
          </table:table-cell>
          <table:table-cell table:style-name="ce776" office:value-type="float" office:value="140" calcext:value-type="float">
            <text:p>140</text:p>
          </table:table-cell>
          <table:table-cell table:style-name="ce776" office:value-type="float" office:value="141" calcext:value-type="float">
            <text:p>141</text:p>
          </table:table-cell>
          <table:table-cell table:style-name="ce776" office:value-type="float" office:value="142" calcext:value-type="float">
            <text:p>142</text:p>
          </table:table-cell>
          <table:table-cell table:style-name="ce776" office:value-type="float" office:value="143" calcext:value-type="float">
            <text:p>143</text:p>
          </table:table-cell>
          <table:table-cell table:style-name="ce776" office:value-type="float" office:value="144" calcext:value-type="float">
            <text:p>144</text:p>
          </table:table-cell>
          <table:table-cell table:style-name="ce776" office:value-type="float" office:value="145" calcext:value-type="float">
            <text:p>145</text:p>
          </table:table-cell>
          <table:table-cell table:style-name="ce776" office:value-type="float" office:value="146" calcext:value-type="float">
            <text:p>146</text:p>
          </table:table-cell>
          <table:table-cell table:style-name="ce776" office:value-type="float" office:value="147" calcext:value-type="float">
            <text:p>147</text:p>
          </table:table-cell>
          <table:table-cell table:style-name="ce776" office:value-type="float" office:value="148" calcext:value-type="float">
            <text:p>148</text:p>
          </table:table-cell>
          <table:table-cell table:style-name="ce776" office:value-type="float" office:value="149" calcext:value-type="float">
            <text:p>149</text:p>
          </table:table-cell>
          <table:table-cell table:style-name="ce776" office:value-type="float" office:value="150" calcext:value-type="float">
            <text:p>150</text:p>
          </table:table-cell>
          <table:table-cell table:style-name="ce776" office:value-type="float" office:value="151" calcext:value-type="float">
            <text:p>151</text:p>
          </table:table-cell>
          <table:table-cell table:style-name="ce776" office:value-type="float" office:value="152" calcext:value-type="float">
            <text:p>152</text:p>
          </table:table-cell>
          <table:table-cell table:style-name="ce776" office:value-type="float" office:value="153" calcext:value-type="float">
            <text:p>153</text:p>
          </table:table-cell>
          <table:table-cell table:style-name="ce776" office:value-type="float" office:value="154" calcext:value-type="float">
            <text:p>154</text:p>
          </table:table-cell>
          <table:table-cell table:style-name="ce776" office:value-type="float" office:value="155" calcext:value-type="float">
            <text:p>155</text:p>
          </table:table-cell>
          <table:table-cell table:style-name="ce776" office:value-type="float" office:value="156" calcext:value-type="float">
            <text:p>156</text:p>
          </table:table-cell>
          <table:table-cell table:style-name="ce776" office:value-type="float" office:value="157" calcext:value-type="float">
            <text:p>157</text:p>
          </table:table-cell>
          <table:table-cell table:style-name="ce776" office:value-type="float" office:value="158" calcext:value-type="float">
            <text:p>158</text:p>
          </table:table-cell>
          <table:table-cell table:style-name="ce776" office:value-type="float" office:value="159" calcext:value-type="float">
            <text:p>159</text:p>
          </table:table-cell>
          <table:table-cell table:style-name="ce776" office:value-type="float" office:value="160" calcext:value-type="float">
            <text:p>160</text:p>
          </table:table-cell>
          <table:table-cell table:style-name="ce776" office:value-type="float" office:value="161" calcext:value-type="float">
            <text:p>161</text:p>
          </table:table-cell>
          <table:table-cell table:style-name="ce776" office:value-type="float" office:value="162" calcext:value-type="float">
            <text:p>162</text:p>
          </table:table-cell>
          <table:table-cell table:style-name="ce776" office:value-type="float" office:value="163" calcext:value-type="float">
            <text:p>163</text:p>
          </table:table-cell>
          <table:table-cell table:style-name="ce776" office:value-type="float" office:value="164" calcext:value-type="float">
            <text:p>164</text:p>
          </table:table-cell>
          <table:table-cell table:style-name="ce776" office:value-type="float" office:value="165" calcext:value-type="float">
            <text:p>165</text:p>
          </table:table-cell>
          <table:table-cell table:style-name="ce776" office:value-type="float" office:value="166" calcext:value-type="float">
            <text:p>166</text:p>
          </table:table-cell>
          <table:table-cell table:style-name="ce776" office:value-type="float" office:value="167" calcext:value-type="float">
            <text:p>167</text:p>
          </table:table-cell>
          <table:table-cell table:style-name="ce776" office:value-type="float" office:value="168" calcext:value-type="float">
            <text:p>168</text:p>
          </table:table-cell>
          <table:table-cell table:style-name="ce776" office:value-type="float" office:value="169" calcext:value-type="float">
            <text:p>169</text:p>
          </table:table-cell>
          <table:table-cell table:style-name="ce776" office:value-type="float" office:value="170" calcext:value-type="float">
            <text:p>170</text:p>
          </table:table-cell>
          <table:table-cell table:style-name="ce776" office:value-type="float" office:value="171" calcext:value-type="float">
            <text:p>171</text:p>
          </table:table-cell>
          <table:table-cell table:style-name="ce776" office:value-type="float" office:value="172" calcext:value-type="float">
            <text:p>172</text:p>
          </table:table-cell>
          <table:table-cell table:style-name="ce776" office:value-type="float" office:value="173" calcext:value-type="float">
            <text:p>173</text:p>
          </table:table-cell>
          <table:table-cell table:style-name="ce776" office:value-type="float" office:value="174" calcext:value-type="float">
            <text:p>174</text:p>
          </table:table-cell>
          <table:table-cell table:style-name="ce776" office:value-type="float" office:value="175" calcext:value-type="float">
            <text:p>175</text:p>
          </table:table-cell>
          <table:table-cell table:style-name="ce776" office:value-type="float" office:value="176" calcext:value-type="float">
            <text:p>176</text:p>
          </table:table-cell>
          <table:table-cell table:style-name="ce776" office:value-type="float" office:value="177" calcext:value-type="float">
            <text:p>177</text:p>
          </table:table-cell>
          <table:table-cell table:style-name="ce776" office:value-type="float" office:value="178" calcext:value-type="float">
            <text:p>178</text:p>
          </table:table-cell>
          <table:table-cell table:style-name="ce776" office:value-type="float" office:value="179" calcext:value-type="float">
            <text:p>179</text:p>
          </table:table-cell>
          <table:table-cell table:style-name="ce776" office:value-type="float" office:value="180" calcext:value-type="float">
            <text:p>180</text:p>
          </table:table-cell>
          <table:table-cell table:style-name="ce776" office:value-type="float" office:value="181" calcext:value-type="float">
            <text:p>181</text:p>
          </table:table-cell>
          <table:table-cell table:style-name="ce776" office:value-type="float" office:value="182" calcext:value-type="float">
            <text:p>182</text:p>
          </table:table-cell>
          <table:table-cell table:style-name="ce776" office:value-type="float" office:value="183" calcext:value-type="float">
            <text:p>183</text:p>
          </table:table-cell>
          <table:table-cell table:style-name="ce776" office:value-type="float" office:value="184" calcext:value-type="float">
            <text:p>184</text:p>
          </table:table-cell>
          <table:table-cell table:style-name="ce776" office:value-type="float" office:value="185" calcext:value-type="float">
            <text:p>185</text:p>
          </table:table-cell>
          <table:table-cell table:style-name="ce776" office:value-type="float" office:value="186" calcext:value-type="float">
            <text:p>186</text:p>
          </table:table-cell>
          <table:table-cell table:style-name="ce776" office:value-type="float" office:value="187" calcext:value-type="float">
            <text:p>187</text:p>
          </table:table-cell>
          <table:table-cell table:style-name="ce776" office:value-type="float" office:value="188" calcext:value-type="float">
            <text:p>188</text:p>
          </table:table-cell>
          <table:table-cell table:style-name="ce776" office:value-type="float" office:value="189" calcext:value-type="float">
            <text:p>189</text:p>
          </table:table-cell>
          <table:table-cell table:style-name="ce776" office:value-type="float" office:value="190" calcext:value-type="float">
            <text:p>190</text:p>
          </table:table-cell>
          <table:table-cell table:style-name="ce776" office:value-type="float" office:value="191" calcext:value-type="float">
            <text:p>191</text:p>
          </table:table-cell>
          <table:table-cell table:style-name="ce776" office:value-type="float" office:value="192" calcext:value-type="float">
            <text:p>192</text:p>
          </table:table-cell>
          <table:table-cell table:style-name="ce776" office:value-type="float" office:value="193" calcext:value-type="float">
            <text:p>193</text:p>
          </table:table-cell>
          <table:table-cell table:style-name="ce776" office:value-type="float" office:value="194" calcext:value-type="float">
            <text:p>194</text:p>
          </table:table-cell>
          <table:table-cell table:style-name="ce776" office:value-type="float" office:value="195" calcext:value-type="float">
            <text:p>195</text:p>
          </table:table-cell>
          <table:table-cell table:style-name="ce776" office:value-type="float" office:value="196" calcext:value-type="float">
            <text:p>196</text:p>
          </table:table-cell>
          <table:table-cell table:style-name="ce776" office:value-type="float" office:value="197" calcext:value-type="float">
            <text:p>197</text:p>
          </table:table-cell>
          <table:table-cell table:style-name="ce776" office:value-type="float" office:value="198" calcext:value-type="float">
            <text:p>198</text:p>
          </table:table-cell>
          <table:table-cell table:style-name="ce776" office:value-type="float" office:value="199" calcext:value-type="float">
            <text:p>199</text:p>
          </table:table-cell>
          <table:table-cell table:style-name="ce776" office:value-type="float" office:value="200" calcext:value-type="float">
            <text:p>200</text:p>
          </table:table-cell>
          <table:table-cell table:style-name="ce776" office:value-type="float" office:value="201" calcext:value-type="float">
            <text:p>201</text:p>
          </table:table-cell>
          <table:table-cell table:style-name="ce776" office:value-type="float" office:value="202" calcext:value-type="float">
            <text:p>202</text:p>
          </table:table-cell>
          <table:table-cell table:style-name="ce776" office:value-type="float" office:value="203" calcext:value-type="float">
            <text:p>203</text:p>
          </table:table-cell>
          <table:table-cell table:style-name="ce776" office:value-type="float" office:value="204" calcext:value-type="float">
            <text:p>204</text:p>
          </table:table-cell>
          <table:table-cell table:style-name="ce776" office:value-type="float" office:value="205" calcext:value-type="float">
            <text:p>205</text:p>
          </table:table-cell>
          <table:table-cell table:style-name="ce776" office:value-type="float" office:value="206" calcext:value-type="float">
            <text:p>206</text:p>
          </table:table-cell>
          <table:table-cell table:style-name="ce776" office:value-type="float" office:value="207" calcext:value-type="float">
            <text:p>207</text:p>
          </table:table-cell>
          <table:table-cell table:style-name="ce776" office:value-type="float" office:value="208" calcext:value-type="float">
            <text:p>208</text:p>
          </table:table-cell>
          <table:table-cell table:style-name="ce776" office:value-type="float" office:value="209" calcext:value-type="float">
            <text:p>209</text:p>
          </table:table-cell>
          <table:table-cell table:style-name="ce776" office:value-type="float" office:value="210" calcext:value-type="float">
            <text:p>210</text:p>
          </table:table-cell>
          <table:table-cell table:style-name="ce776" office:value-type="float" office:value="211" calcext:value-type="float">
            <text:p>211</text:p>
          </table:table-cell>
          <table:table-cell table:style-name="ce776" office:value-type="float" office:value="212" calcext:value-type="float">
            <text:p>212</text:p>
          </table:table-cell>
          <table:table-cell table:style-name="ce776" office:value-type="float" office:value="213" calcext:value-type="float">
            <text:p>213</text:p>
          </table:table-cell>
          <table:table-cell table:style-name="ce776" office:value-type="float" office:value="214" calcext:value-type="float">
            <text:p>214</text:p>
          </table:table-cell>
          <table:table-cell table:style-name="ce776" office:value-type="float" office:value="215" calcext:value-type="float">
            <text:p>215</text:p>
          </table:table-cell>
          <table:table-cell table:style-name="ce776" office:value-type="float" office:value="216" calcext:value-type="float">
            <text:p>216</text:p>
          </table:table-cell>
          <table:table-cell table:style-name="ce776" office:value-type="float" office:value="217" calcext:value-type="float">
            <text:p>217</text:p>
          </table:table-cell>
          <table:table-cell table:style-name="ce776" office:value-type="float" office:value="218" calcext:value-type="float">
            <text:p>218</text:p>
          </table:table-cell>
          <table:table-cell table:style-name="ce776" office:value-type="float" office:value="219" calcext:value-type="float">
            <text:p>219</text:p>
          </table:table-cell>
          <table:table-cell table:style-name="ce776" office:value-type="float" office:value="220" calcext:value-type="float">
            <text:p>220</text:p>
          </table:table-cell>
          <table:table-cell table:style-name="ce776" office:value-type="float" office:value="221" calcext:value-type="float">
            <text:p>221</text:p>
          </table:table-cell>
          <table:table-cell table:style-name="ce776" office:value-type="float" office:value="222" calcext:value-type="float">
            <text:p>222</text:p>
          </table:table-cell>
          <table:table-cell table:style-name="ce776" office:value-type="float" office:value="223" calcext:value-type="float">
            <text:p>223</text:p>
          </table:table-cell>
          <table:table-cell table:style-name="ce776" office:value-type="float" office:value="224" calcext:value-type="float">
            <text:p>224</text:p>
          </table:table-cell>
          <table:table-cell table:style-name="ce776" office:value-type="float" office:value="225" calcext:value-type="float">
            <text:p>225</text:p>
          </table:table-cell>
          <table:table-cell table:style-name="ce776" office:value-type="float" office:value="226" calcext:value-type="float">
            <text:p>226</text:p>
          </table:table-cell>
          <table:table-cell table:style-name="ce776" office:value-type="float" office:value="227" calcext:value-type="float">
            <text:p>227</text:p>
          </table:table-cell>
          <table:table-cell table:style-name="ce776" office:value-type="float" office:value="228" calcext:value-type="float">
            <text:p>228</text:p>
          </table:table-cell>
          <table:table-cell table:style-name="ce776" office:value-type="float" office:value="229" calcext:value-type="float">
            <text:p>229</text:p>
          </table:table-cell>
          <table:table-cell table:style-name="ce776" office:value-type="float" office:value="230" calcext:value-type="float">
            <text:p>230</text:p>
          </table:table-cell>
          <table:table-cell table:style-name="ce776" office:value-type="float" office:value="231" calcext:value-type="float">
            <text:p>231</text:p>
          </table:table-cell>
          <table:table-cell table:style-name="ce776" office:value-type="float" office:value="232" calcext:value-type="float">
            <text:p>232</text:p>
          </table:table-cell>
          <table:table-cell table:style-name="ce776" office:value-type="float" office:value="233" calcext:value-type="float">
            <text:p>233</text:p>
          </table:table-cell>
          <table:table-cell table:style-name="ce776" office:value-type="float" office:value="234" calcext:value-type="float">
            <text:p>234</text:p>
          </table:table-cell>
          <table:table-cell table:style-name="ce776" office:value-type="float" office:value="235" calcext:value-type="float">
            <text:p>235</text:p>
          </table:table-cell>
          <table:table-cell table:style-name="ce776" office:value-type="float" office:value="236" calcext:value-type="float">
            <text:p>236</text:p>
          </table:table-cell>
          <table:table-cell table:style-name="ce776" office:value-type="float" office:value="237" calcext:value-type="float">
            <text:p>237</text:p>
          </table:table-cell>
          <table:table-cell table:style-name="ce776" office:value-type="float" office:value="238" calcext:value-type="float">
            <text:p>238</text:p>
          </table:table-cell>
          <table:table-cell table:style-name="ce776" office:value-type="float" office:value="239" calcext:value-type="float">
            <text:p>239</text:p>
          </table:table-cell>
          <table:table-cell table:style-name="ce776" office:value-type="float" office:value="240" calcext:value-type="float">
            <text:p>240</text:p>
          </table:table-cell>
          <table:table-cell table:style-name="ce776" office:value-type="float" office:value="241" calcext:value-type="float">
            <text:p>241</text:p>
          </table:table-cell>
          <table:table-cell table:style-name="ce776" office:value-type="float" office:value="242" calcext:value-type="float">
            <text:p>242</text:p>
          </table:table-cell>
          <table:table-cell table:style-name="ce776" office:value-type="float" office:value="243" calcext:value-type="float">
            <text:p>243</text:p>
          </table:table-cell>
          <table:table-cell table:style-name="ce776" office:value-type="float" office:value="244" calcext:value-type="float">
            <text:p>244</text:p>
          </table:table-cell>
          <table:table-cell table:style-name="ce776" office:value-type="float" office:value="245" calcext:value-type="float">
            <text:p>245</text:p>
          </table:table-cell>
          <table:table-cell table:style-name="ce776" office:value-type="float" office:value="246" calcext:value-type="float">
            <text:p>246</text:p>
          </table:table-cell>
          <table:table-cell table:style-name="ce776" office:value-type="float" office:value="247" calcext:value-type="float">
            <text:p>247</text:p>
          </table:table-cell>
          <table:table-cell table:style-name="ce776" office:value-type="float" office:value="248" calcext:value-type="float">
            <text:p>248</text:p>
          </table:table-cell>
          <table:table-cell table:style-name="ce783" table:number-columns-repeated="768"/>
        </table:table-row>
        <table:table-row table:style-name="ro10">
          <table:covered-table-cell table:number-columns-repeated="5" table:style-name="ce676"/>
          <table:table-cell table:style-name="ce696" office:value-type="string" calcext:value-type="string">
            <text:p>最下行2行を合体</text:p>
          </table:table-cell>
          <table:table-cell table:style-name="ce688" office:value-type="string" calcext:value-type="string">
            <text:p>内服</text:p>
          </table:table-cell>
          <table:table-cell table:style-name="ce690" office:value-type="string" calcext:value-type="string">
            <text:p>点滴</text:p>
          </table:table-cell>
          <table:table-cell table:style-name="ce692" office:value-type="date" office:date-value="2015-11-08" calcext:value-type="date">
            <text:p>8</text:p>
          </table:table-cell>
          <table:table-cell table:style-name="ce695" office:value-type="date" office:date-value="2015-11-09" calcext:value-type="date">
            <text:p>9</text:p>
          </table:table-cell>
          <table:table-cell table:style-name="ce695" office:value-type="date" office:date-value="2015-11-10" calcext:value-type="date">
            <text:p>10</text:p>
          </table:table-cell>
          <table:table-cell table:style-name="ce695" office:value-type="date" office:date-value="2015-11-11" calcext:value-type="date">
            <text:p>11</text:p>
          </table:table-cell>
          <table:table-cell table:style-name="ce695" office:value-type="date" office:date-value="2015-11-12" calcext:value-type="date">
            <text:p>12</text:p>
          </table:table-cell>
          <table:table-cell table:style-name="ce695" office:value-type="date" office:date-value="2015-11-13" calcext:value-type="date">
            <text:p>13</text:p>
          </table:table-cell>
          <table:table-cell table:style-name="ce702" office:value-type="date" office:date-value="2015-11-14" calcext:value-type="date">
            <text:p>14</text:p>
          </table:table-cell>
          <table:table-cell table:style-name="ce692" office:value-type="date" office:date-value="2015-11-15" calcext:value-type="date">
            <text:p>15</text:p>
          </table:table-cell>
          <table:table-cell table:style-name="ce695" office:value-type="date" office:date-value="2015-11-16" calcext:value-type="date">
            <text:p>16</text:p>
          </table:table-cell>
          <table:table-cell table:style-name="ce695" office:value-type="date" office:date-value="2015-11-17" calcext:value-type="date">
            <text:p>17</text:p>
          </table:table-cell>
          <table:table-cell table:style-name="ce704" office:value-type="date" office:date-value="2015-11-18" calcext:value-type="date">
            <text:p>18</text:p>
          </table:table-cell>
          <table:table-cell table:style-name="ce695" office:value-type="date" office:date-value="2015-11-19" calcext:value-type="date">
            <text:p>19</text:p>
          </table:table-cell>
          <table:table-cell table:style-name="ce695" office:value-type="date" office:date-value="2015-11-20" calcext:value-type="date">
            <text:p>20</text:p>
          </table:table-cell>
          <table:table-cell table:style-name="ce702" office:value-type="date" office:date-value="2015-11-21" calcext:value-type="date">
            <text:p>21</text:p>
          </table:table-cell>
          <table:table-cell table:style-name="ce692" office:value-type="date" office:date-value="2015-11-22" calcext:value-type="date">
            <text:p>22</text:p>
          </table:table-cell>
          <table:table-cell table:style-name="ce715" office:value-type="date" office:date-value="2015-11-23" calcext:value-type="date">
            <text:p>23</text:p>
          </table:table-cell>
          <table:table-cell table:style-name="ce695" office:value-type="date" office:date-value="2015-11-24" calcext:value-type="date">
            <text:p>24</text:p>
          </table:table-cell>
          <table:table-cell table:style-name="ce695" office:value-type="date" office:date-value="2015-11-25" calcext:value-type="date">
            <text:p>25</text:p>
          </table:table-cell>
          <table:table-cell table:style-name="ce695" office:value-type="date" office:date-value="2015-11-26" calcext:value-type="date">
            <text:p>26</text:p>
          </table:table-cell>
          <table:table-cell table:style-name="ce695" office:value-type="date" office:date-value="2015-11-27" calcext:value-type="date">
            <text:p>27</text:p>
          </table:table-cell>
          <table:table-cell table:style-name="ce702" office:value-type="date" office:date-value="2015-11-28" calcext:value-type="date">
            <text:p>28</text:p>
          </table:table-cell>
          <table:table-cell table:style-name="ce692" office:value-type="date" office:date-value="2015-11-29" calcext:value-type="date">
            <text:p>29</text:p>
          </table:table-cell>
          <table:table-cell table:style-name="ce695" office:value-type="date" office:date-value="2015-11-30" calcext:value-type="date">
            <text:p>30</text:p>
          </table:table-cell>
          <table:table-cell table:style-name="ce695" office:value-type="date" office:date-value="2015-12-01" calcext:value-type="date">
            <text:p>1</text:p>
          </table:table-cell>
          <table:table-cell table:style-name="ce695" office:value-type="date" office:date-value="2015-12-02" calcext:value-type="date">
            <text:p>2</text:p>
          </table:table-cell>
          <table:table-cell table:style-name="ce695" office:value-type="date" office:date-value="2015-12-03" calcext:value-type="date">
            <text:p>3</text:p>
          </table:table-cell>
          <table:table-cell table:style-name="ce695" office:value-type="date" office:date-value="2015-12-04" calcext:value-type="date">
            <text:p>4</text:p>
          </table:table-cell>
          <table:table-cell table:style-name="ce702" office:value-type="date" office:date-value="2015-12-05" calcext:value-type="date">
            <text:p>5</text:p>
          </table:table-cell>
          <table:table-cell table:style-name="ce692" office:value-type="date" office:date-value="2015-12-06" calcext:value-type="date">
            <text:p>6</text:p>
          </table:table-cell>
          <table:table-cell table:style-name="ce695" office:value-type="date" office:date-value="2015-12-07" calcext:value-type="date">
            <text:p>7</text:p>
          </table:table-cell>
          <table:table-cell table:style-name="ce695" office:value-type="date" office:date-value="2015-12-08" calcext:value-type="date">
            <text:p>8</text:p>
          </table:table-cell>
          <table:table-cell table:style-name="ce695" office:value-type="date" office:date-value="2015-12-09" calcext:value-type="date">
            <text:p>9</text:p>
          </table:table-cell>
          <table:table-cell table:style-name="ce695" office:value-type="date" office:date-value="2015-12-10" calcext:value-type="date">
            <text:p>10</text:p>
          </table:table-cell>
          <table:table-cell table:style-name="ce695" office:value-type="date" office:date-value="2015-12-11" calcext:value-type="date">
            <text:p>11</text:p>
          </table:table-cell>
          <table:table-cell table:style-name="ce702" office:value-type="date" office:date-value="2015-12-12" calcext:value-type="date">
            <text:p>12</text:p>
          </table:table-cell>
          <table:table-cell table:style-name="ce692" office:value-type="date" office:date-value="2015-12-13" calcext:value-type="date">
            <text:p>13</text:p>
          </table:table-cell>
          <table:table-cell table:style-name="ce695" office:value-type="date" office:date-value="2015-12-14" calcext:value-type="date">
            <text:p>14</text:p>
          </table:table-cell>
          <table:table-cell table:style-name="ce695" office:value-type="date" office:date-value="2015-12-15" calcext:value-type="date">
            <text:p>15</text:p>
          </table:table-cell>
          <table:table-cell table:style-name="ce695" office:value-type="date" office:date-value="2015-12-16" calcext:value-type="date">
            <text:p>16</text:p>
          </table:table-cell>
          <table:table-cell table:style-name="ce695" office:value-type="date" office:date-value="2015-12-17" calcext:value-type="date">
            <text:p>17</text:p>
          </table:table-cell>
          <table:table-cell table:style-name="ce695" office:value-type="date" office:date-value="2015-12-18" calcext:value-type="date">
            <text:p>18</text:p>
          </table:table-cell>
          <table:table-cell table:style-name="ce702" office:value-type="date" office:date-value="2015-12-19" calcext:value-type="date">
            <text:p>19</text:p>
          </table:table-cell>
          <table:table-cell table:style-name="ce692" office:value-type="date" office:date-value="2015-12-20" calcext:value-type="date">
            <text:p>20</text:p>
          </table:table-cell>
          <table:table-cell table:style-name="ce695" office:value-type="date" office:date-value="2015-12-21" calcext:value-type="date">
            <text:p>21</text:p>
          </table:table-cell>
          <table:table-cell table:style-name="ce695" office:value-type="date" office:date-value="2015-12-22" calcext:value-type="date">
            <text:p>22</text:p>
          </table:table-cell>
          <table:table-cell table:style-name="ce715" office:value-type="date" office:date-value="2015-12-23" calcext:value-type="date">
            <text:p>23</text:p>
          </table:table-cell>
          <table:table-cell table:style-name="ce695" office:value-type="date" office:date-value="2015-12-24" calcext:value-type="date">
            <text:p>24</text:p>
          </table:table-cell>
          <table:table-cell table:style-name="ce695" office:value-type="date" office:date-value="2015-12-25" calcext:value-type="date">
            <text:p>25</text:p>
          </table:table-cell>
          <table:table-cell table:style-name="ce702" office:value-type="date" office:date-value="2015-12-26" calcext:value-type="date">
            <text:p>26</text:p>
          </table:table-cell>
          <table:table-cell table:style-name="ce692" office:value-type="date" office:date-value="2015-12-27" calcext:value-type="date">
            <text:p>27</text:p>
          </table:table-cell>
          <table:table-cell table:style-name="ce695" office:value-type="date" office:date-value="2015-12-28" calcext:value-type="date">
            <text:p>28</text:p>
          </table:table-cell>
          <table:table-cell table:style-name="ce695" office:value-type="date" office:date-value="2015-12-29" calcext:value-type="date">
            <text:p>29</text:p>
          </table:table-cell>
          <table:table-cell table:style-name="ce715" office:value-type="date" office:date-value="2015-12-30" calcext:value-type="date">
            <text:p>30</text:p>
          </table:table-cell>
          <table:table-cell table:style-name="ce715" office:value-type="date" office:date-value="2015-12-31" calcext:value-type="date">
            <text:p>31</text:p>
          </table:table-cell>
          <table:table-cell table:style-name="ce695" office:value-type="date" office:date-value="2016-01-01" calcext:value-type="date">
            <text:p>1</text:p>
          </table:table-cell>
          <table:table-cell table:style-name="ce702" office:value-type="date" office:date-value="2016-01-02" calcext:value-type="date">
            <text:p>2</text:p>
          </table:table-cell>
          <table:table-cell table:style-name="ce692" office:value-type="date" office:date-value="2016-01-03" calcext:value-type="date">
            <text:p>3</text:p>
          </table:table-cell>
          <table:table-cell table:style-name="ce695" office:value-type="date" office:date-value="2016-01-04" calcext:value-type="date">
            <text:p>4</text:p>
          </table:table-cell>
          <table:table-cell table:style-name="ce695" office:value-type="date" office:date-value="2016-01-05" calcext:value-type="date">
            <text:p>5</text:p>
          </table:table-cell>
          <table:table-cell table:style-name="ce695" office:value-type="date" office:date-value="2016-01-06" calcext:value-type="date">
            <text:p>6</text:p>
          </table:table-cell>
          <table:table-cell table:style-name="ce695" office:value-type="date" office:date-value="2016-01-07" calcext:value-type="date">
            <text:p>7</text:p>
          </table:table-cell>
          <table:table-cell table:style-name="ce695" office:value-type="date" office:date-value="2016-01-08" calcext:value-type="date">
            <text:p>8</text:p>
          </table:table-cell>
          <table:table-cell table:style-name="ce702" office:value-type="date" office:date-value="2016-01-09" calcext:value-type="date">
            <text:p>9</text:p>
          </table:table-cell>
          <table:table-cell table:style-name="ce692" office:value-type="date" office:date-value="2016-01-10" calcext:value-type="date">
            <text:p>10</text:p>
          </table:table-cell>
          <table:table-cell table:style-name="ce695" office:value-type="date" office:date-value="2016-01-11" calcext:value-type="date">
            <text:p>11</text:p>
          </table:table-cell>
          <table:table-cell table:style-name="ce695" office:value-type="date" office:date-value="2016-01-12" calcext:value-type="date">
            <text:p>12</text:p>
          </table:table-cell>
          <table:table-cell table:style-name="ce695" office:value-type="date" office:date-value="2016-01-13" calcext:value-type="date">
            <text:p>13</text:p>
          </table:table-cell>
          <table:table-cell table:style-name="ce695" office:value-type="date" office:date-value="2016-01-14" calcext:value-type="date">
            <text:p>14</text:p>
          </table:table-cell>
          <table:table-cell table:style-name="ce695" office:value-type="date" office:date-value="2016-01-15" calcext:value-type="date">
            <text:p>15</text:p>
          </table:table-cell>
          <table:table-cell table:style-name="ce702" office:value-type="date" office:date-value="2016-01-16" calcext:value-type="date">
            <text:p>16</text:p>
          </table:table-cell>
          <table:table-cell table:style-name="ce692" office:value-type="date" office:date-value="2016-01-17" calcext:value-type="date">
            <text:p>17</text:p>
          </table:table-cell>
          <table:table-cell table:style-name="ce695" office:value-type="date" office:date-value="2016-01-18" calcext:value-type="date">
            <text:p>18</text:p>
          </table:table-cell>
          <table:table-cell table:style-name="ce695" office:value-type="date" office:date-value="2016-01-19" calcext:value-type="date">
            <text:p>19</text:p>
          </table:table-cell>
          <table:table-cell table:style-name="ce695" office:value-type="date" office:date-value="2016-01-20" calcext:value-type="date">
            <text:p>20</text:p>
          </table:table-cell>
          <table:table-cell table:style-name="ce695" office:value-type="date" office:date-value="2016-01-21" calcext:value-type="date">
            <text:p>21</text:p>
          </table:table-cell>
          <table:table-cell table:style-name="ce695" office:value-type="date" office:date-value="2016-01-22" calcext:value-type="date">
            <text:p>22</text:p>
          </table:table-cell>
          <table:table-cell table:style-name="ce702" office:value-type="date" office:date-value="2016-01-23" calcext:value-type="date">
            <text:p>23</text:p>
          </table:table-cell>
          <table:table-cell table:style-name="ce692" office:value-type="date" office:date-value="2016-01-24" calcext:value-type="date">
            <text:p>24</text:p>
          </table:table-cell>
          <table:table-cell table:style-name="ce695" office:value-type="date" office:date-value="2016-01-25" calcext:value-type="date">
            <text:p>25</text:p>
          </table:table-cell>
          <table:table-cell table:style-name="ce695" office:value-type="date" office:date-value="2016-01-26" calcext:value-type="date">
            <text:p>26</text:p>
          </table:table-cell>
          <table:table-cell table:style-name="ce695" office:value-type="date" office:date-value="2016-01-27" calcext:value-type="date">
            <text:p>27</text:p>
          </table:table-cell>
          <table:table-cell table:style-name="ce695" office:value-type="date" office:date-value="2016-01-28" calcext:value-type="date">
            <text:p>28</text:p>
          </table:table-cell>
          <table:table-cell table:style-name="ce695" office:value-type="date" office:date-value="2016-01-29" calcext:value-type="date">
            <text:p>29</text:p>
          </table:table-cell>
          <table:table-cell table:style-name="ce702" office:value-type="date" office:date-value="2016-01-30" calcext:value-type="date">
            <text:p>30</text:p>
          </table:table-cell>
          <table:table-cell table:style-name="ce692" office:value-type="date" office:date-value="2016-01-31" calcext:value-type="date">
            <text:p>31</text:p>
          </table:table-cell>
          <table:table-cell table:style-name="ce695" office:value-type="date" office:date-value="2016-02-01" calcext:value-type="date">
            <text:p>1</text:p>
          </table:table-cell>
          <table:table-cell table:style-name="ce695" office:value-type="date" office:date-value="2016-02-02" calcext:value-type="date">
            <text:p>2</text:p>
          </table:table-cell>
          <table:table-cell table:style-name="ce695" office:value-type="date" office:date-value="2016-02-03" calcext:value-type="date">
            <text:p>3</text:p>
          </table:table-cell>
          <table:table-cell table:style-name="ce695" office:value-type="date" office:date-value="2016-02-04" calcext:value-type="date">
            <text:p>4</text:p>
          </table:table-cell>
          <table:table-cell table:style-name="ce695" office:value-type="date" office:date-value="2016-02-05" calcext:value-type="date">
            <text:p>5</text:p>
          </table:table-cell>
          <table:table-cell table:style-name="ce702" office:value-type="date" office:date-value="2016-02-06" calcext:value-type="date">
            <text:p>6</text:p>
          </table:table-cell>
          <table:table-cell table:style-name="ce692" office:value-type="date" office:date-value="2016-02-07" calcext:value-type="date">
            <text:p>7</text:p>
          </table:table-cell>
          <table:table-cell table:style-name="ce695" office:value-type="date" office:date-value="2016-02-08" calcext:value-type="date">
            <text:p>8</text:p>
          </table:table-cell>
          <table:table-cell table:style-name="ce695" office:value-type="date" office:date-value="2016-02-09" calcext:value-type="date">
            <text:p>9</text:p>
          </table:table-cell>
          <table:table-cell table:style-name="ce695" office:value-type="date" office:date-value="2016-02-10" calcext:value-type="date">
            <text:p>10</text:p>
          </table:table-cell>
          <table:table-cell table:style-name="ce695" office:value-type="date" office:date-value="2016-02-11" calcext:value-type="date">
            <text:p>11</text:p>
          </table:table-cell>
          <table:table-cell table:style-name="ce695" office:value-type="date" office:date-value="2016-02-12" calcext:value-type="date">
            <text:p>12</text:p>
          </table:table-cell>
          <table:table-cell table:style-name="ce702" office:value-type="date" office:date-value="2016-02-13" calcext:value-type="date">
            <text:p>13</text:p>
          </table:table-cell>
          <table:table-cell table:style-name="ce692" office:value-type="date" office:date-value="2016-02-14" calcext:value-type="date">
            <text:p>14</text:p>
          </table:table-cell>
          <table:table-cell table:style-name="ce695" office:value-type="date" office:date-value="2016-02-15" calcext:value-type="date">
            <text:p>15</text:p>
          </table:table-cell>
          <table:table-cell table:style-name="ce695" office:value-type="date" office:date-value="2016-02-16" calcext:value-type="date">
            <text:p>16</text:p>
          </table:table-cell>
          <table:table-cell table:style-name="ce695" office:value-type="date" office:date-value="2016-02-17" calcext:value-type="date">
            <text:p>17</text:p>
          </table:table-cell>
          <table:table-cell table:style-name="ce695" office:value-type="date" office:date-value="2016-02-18" calcext:value-type="date">
            <text:p>18</text:p>
          </table:table-cell>
          <table:table-cell table:style-name="ce695" office:value-type="date" office:date-value="2016-02-19" calcext:value-type="date">
            <text:p>19</text:p>
          </table:table-cell>
          <table:table-cell table:style-name="ce702" office:value-type="date" office:date-value="2016-02-20" calcext:value-type="date">
            <text:p>20</text:p>
          </table:table-cell>
          <table:table-cell table:style-name="ce692" office:value-type="date" office:date-value="2016-02-21" calcext:value-type="date">
            <text:p>21</text:p>
          </table:table-cell>
          <table:table-cell table:style-name="ce695" office:value-type="date" office:date-value="2016-02-22" calcext:value-type="date">
            <text:p>22</text:p>
          </table:table-cell>
          <table:table-cell table:style-name="ce695" office:value-type="date" office:date-value="2016-02-23" calcext:value-type="date">
            <text:p>23</text:p>
          </table:table-cell>
          <table:table-cell table:style-name="ce695" office:value-type="date" office:date-value="2016-02-24" calcext:value-type="date">
            <text:p>24</text:p>
          </table:table-cell>
          <table:table-cell table:style-name="ce695" office:value-type="date" office:date-value="2016-02-25" calcext:value-type="date">
            <text:p>25</text:p>
          </table:table-cell>
          <table:table-cell table:style-name="ce695" office:value-type="date" office:date-value="2016-02-26" calcext:value-type="date">
            <text:p>26</text:p>
          </table:table-cell>
          <table:table-cell table:style-name="ce702" office:value-type="date" office:date-value="2016-02-27" calcext:value-type="date">
            <text:p>27</text:p>
          </table:table-cell>
          <table:table-cell table:style-name="ce692" office:value-type="date" office:date-value="2016-02-28" calcext:value-type="date">
            <text:p>28</text:p>
          </table:table-cell>
          <table:table-cell table:style-name="ce695" office:value-type="date" office:date-value="2016-02-29" calcext:value-type="date">
            <text:p>29</text:p>
          </table:table-cell>
          <table:table-cell table:style-name="ce695" office:value-type="date" office:date-value="2016-03-01" calcext:value-type="date">
            <text:p>1</text:p>
          </table:table-cell>
          <table:table-cell table:style-name="ce695" office:value-type="date" office:date-value="2016-03-02" calcext:value-type="date">
            <text:p>2</text:p>
          </table:table-cell>
          <table:table-cell table:style-name="ce695" office:value-type="date" office:date-value="2016-03-03" calcext:value-type="date">
            <text:p>3</text:p>
          </table:table-cell>
          <table:table-cell table:style-name="ce695" office:value-type="date" office:date-value="2016-03-04" calcext:value-type="date">
            <text:p>4</text:p>
          </table:table-cell>
          <table:table-cell table:style-name="ce702" office:value-type="date" office:date-value="2016-03-05" calcext:value-type="date">
            <text:p>5</text:p>
          </table:table-cell>
          <table:table-cell table:style-name="ce692" office:value-type="date" office:date-value="2016-03-06" calcext:value-type="date">
            <text:p>6</text:p>
          </table:table-cell>
          <table:table-cell table:style-name="ce695" office:value-type="date" office:date-value="2016-03-07" calcext:value-type="date">
            <text:p>7</text:p>
          </table:table-cell>
          <table:table-cell table:style-name="ce695" office:value-type="date" office:date-value="2016-03-08" calcext:value-type="date">
            <text:p>8</text:p>
          </table:table-cell>
          <table:table-cell table:style-name="ce695" office:value-type="date" office:date-value="2016-03-09" calcext:value-type="date">
            <text:p>9</text:p>
          </table:table-cell>
          <table:table-cell table:style-name="ce695" office:value-type="date" office:date-value="2016-03-10" calcext:value-type="date">
            <text:p>10</text:p>
          </table:table-cell>
          <table:table-cell table:style-name="ce695" office:value-type="date" office:date-value="2016-03-11" calcext:value-type="date">
            <text:p>11</text:p>
          </table:table-cell>
          <table:table-cell table:style-name="ce702" office:value-type="date" office:date-value="2016-03-12" calcext:value-type="date">
            <text:p>12</text:p>
          </table:table-cell>
          <table:table-cell table:style-name="ce692" office:value-type="date" office:date-value="2016-03-13" calcext:value-type="date">
            <text:p>13</text:p>
          </table:table-cell>
          <table:table-cell table:style-name="ce695" office:value-type="date" office:date-value="2016-03-14" calcext:value-type="date">
            <text:p>14</text:p>
          </table:table-cell>
          <table:table-cell table:style-name="ce695" office:value-type="date" office:date-value="2016-03-15" calcext:value-type="date">
            <text:p>15</text:p>
          </table:table-cell>
          <table:table-cell table:style-name="ce695" office:value-type="date" office:date-value="2016-03-16" calcext:value-type="date">
            <text:p>16</text:p>
          </table:table-cell>
          <table:table-cell table:style-name="ce695" office:value-type="date" office:date-value="2016-03-17" calcext:value-type="date">
            <text:p>17</text:p>
          </table:table-cell>
          <table:table-cell table:style-name="ce695" office:value-type="date" office:date-value="2016-03-18" calcext:value-type="date">
            <text:p>18</text:p>
          </table:table-cell>
          <table:table-cell table:style-name="ce702" office:value-type="date" office:date-value="2016-03-19" calcext:value-type="date">
            <text:p>19</text:p>
          </table:table-cell>
          <table:table-cell table:style-name="ce692" office:value-type="date" office:date-value="2016-03-20" calcext:value-type="date">
            <text:p>20</text:p>
          </table:table-cell>
          <table:table-cell table:style-name="ce695" office:value-type="date" office:date-value="2016-03-21" calcext:value-type="date">
            <text:p>21</text:p>
          </table:table-cell>
          <table:table-cell table:style-name="ce695" office:value-type="date" office:date-value="2016-03-22" calcext:value-type="date">
            <text:p>22</text:p>
          </table:table-cell>
          <table:table-cell table:style-name="ce695" office:value-type="date" office:date-value="2016-03-23" calcext:value-type="date">
            <text:p>23</text:p>
          </table:table-cell>
          <table:table-cell table:style-name="ce695" office:value-type="date" office:date-value="2016-03-24" calcext:value-type="date">
            <text:p>24</text:p>
          </table:table-cell>
          <table:table-cell table:style-name="ce695" office:value-type="date" office:date-value="2016-03-25" calcext:value-type="date">
            <text:p>25</text:p>
          </table:table-cell>
          <table:table-cell table:style-name="ce702" office:value-type="date" office:date-value="2016-03-26" calcext:value-type="date">
            <text:p>26</text:p>
          </table:table-cell>
          <table:table-cell table:style-name="ce692" office:value-type="date" office:date-value="2016-03-27" calcext:value-type="date">
            <text:p>27</text:p>
          </table:table-cell>
          <table:table-cell table:style-name="ce695" office:value-type="date" office:date-value="2016-03-28" calcext:value-type="date">
            <text:p>28</text:p>
          </table:table-cell>
          <table:table-cell table:style-name="ce695" office:value-type="date" office:date-value="2016-03-29" calcext:value-type="date">
            <text:p>29</text:p>
          </table:table-cell>
          <table:table-cell table:style-name="ce695" office:value-type="date" office:date-value="2016-03-30" calcext:value-type="date">
            <text:p>30</text:p>
          </table:table-cell>
          <table:table-cell table:style-name="ce695" office:value-type="date" office:date-value="2016-03-31" calcext:value-type="date">
            <text:p>31</text:p>
          </table:table-cell>
          <table:table-cell table:style-name="ce695" office:value-type="date" office:date-value="2016-04-01" calcext:value-type="date">
            <text:p>1</text:p>
          </table:table-cell>
          <table:table-cell table:style-name="ce702" office:value-type="date" office:date-value="2016-04-02" calcext:value-type="date">
            <text:p>2</text:p>
          </table:table-cell>
          <table:table-cell table:style-name="ce692" office:value-type="date" office:date-value="2016-04-03" calcext:value-type="date">
            <text:p>3</text:p>
          </table:table-cell>
          <table:table-cell table:style-name="ce695" office:value-type="date" office:date-value="2016-04-04" calcext:value-type="date">
            <text:p>4</text:p>
          </table:table-cell>
          <table:table-cell table:style-name="ce695" office:value-type="date" office:date-value="2016-04-05" calcext:value-type="date">
            <text:p>5</text:p>
          </table:table-cell>
          <table:table-cell table:style-name="ce695" office:value-type="date" office:date-value="2016-04-06" calcext:value-type="date">
            <text:p>6</text:p>
          </table:table-cell>
          <table:table-cell table:style-name="ce695" office:value-type="date" office:date-value="2016-04-07" calcext:value-type="date">
            <text:p>7</text:p>
          </table:table-cell>
          <table:table-cell table:style-name="ce695" office:value-type="date" office:date-value="2016-04-08" calcext:value-type="date">
            <text:p>8</text:p>
          </table:table-cell>
          <table:table-cell table:style-name="ce702" office:value-type="date" office:date-value="2016-04-09" calcext:value-type="date">
            <text:p>9</text:p>
          </table:table-cell>
          <table:table-cell table:style-name="ce692" office:value-type="date" office:date-value="2016-04-10" calcext:value-type="date">
            <text:p>10</text:p>
          </table:table-cell>
          <table:table-cell table:style-name="ce695" office:value-type="date" office:date-value="2016-04-11" calcext:value-type="date">
            <text:p>11</text:p>
          </table:table-cell>
          <table:table-cell table:style-name="ce695" office:value-type="date" office:date-value="2016-04-12" calcext:value-type="date">
            <text:p>12</text:p>
          </table:table-cell>
          <table:table-cell table:style-name="ce695" office:value-type="date" office:date-value="2016-04-13" calcext:value-type="date">
            <text:p>13</text:p>
          </table:table-cell>
          <table:table-cell table:style-name="ce695" office:value-type="date" office:date-value="2016-04-14" calcext:value-type="date">
            <text:p>14</text:p>
          </table:table-cell>
          <table:table-cell table:style-name="ce695" office:value-type="date" office:date-value="2016-04-15" calcext:value-type="date">
            <text:p>15</text:p>
          </table:table-cell>
          <table:table-cell table:style-name="ce702" office:value-type="date" office:date-value="2016-04-16" calcext:value-type="date">
            <text:p>16</text:p>
          </table:table-cell>
          <table:table-cell table:style-name="ce692" office:value-type="date" office:date-value="2016-04-17" calcext:value-type="date">
            <text:p>17</text:p>
          </table:table-cell>
          <table:table-cell table:style-name="ce695" office:value-type="date" office:date-value="2016-04-18" calcext:value-type="date">
            <text:p>18</text:p>
          </table:table-cell>
          <table:table-cell table:style-name="ce695" office:value-type="date" office:date-value="2016-04-19" calcext:value-type="date">
            <text:p>19</text:p>
          </table:table-cell>
          <table:table-cell table:style-name="ce695" office:value-type="date" office:date-value="2016-04-20" calcext:value-type="date">
            <text:p>20</text:p>
          </table:table-cell>
          <table:table-cell table:style-name="ce695" office:value-type="date" office:date-value="2016-04-21" calcext:value-type="date">
            <text:p>21</text:p>
          </table:table-cell>
          <table:table-cell table:style-name="ce695" office:value-type="date" office:date-value="2016-04-22" calcext:value-type="date">
            <text:p>22</text:p>
          </table:table-cell>
          <table:table-cell table:style-name="ce702" office:value-type="date" office:date-value="2016-04-23" calcext:value-type="date">
            <text:p>23</text:p>
          </table:table-cell>
          <table:table-cell table:style-name="ce692" office:value-type="date" office:date-value="2016-04-24" calcext:value-type="date">
            <text:p>24</text:p>
          </table:table-cell>
          <table:table-cell table:style-name="ce695" office:value-type="date" office:date-value="2016-04-25" calcext:value-type="date">
            <text:p>25</text:p>
          </table:table-cell>
          <table:table-cell table:style-name="ce695" office:value-type="date" office:date-value="2016-04-26" calcext:value-type="date">
            <text:p>26</text:p>
          </table:table-cell>
          <table:table-cell table:style-name="ce695" office:value-type="date" office:date-value="2016-04-27" calcext:value-type="date">
            <text:p>27</text:p>
          </table:table-cell>
          <table:table-cell table:style-name="ce695" office:value-type="date" office:date-value="2016-04-28" calcext:value-type="date">
            <text:p>28</text:p>
          </table:table-cell>
          <table:table-cell table:style-name="ce695" office:value-type="date" office:date-value="2016-04-29" calcext:value-type="date">
            <text:p>29</text:p>
          </table:table-cell>
          <table:table-cell table:style-name="ce702" office:value-type="date" office:date-value="2016-04-30" calcext:value-type="date">
            <text:p>30</text:p>
          </table:table-cell>
          <table:table-cell table:style-name="ce692" office:value-type="date" office:date-value="2016-05-01" calcext:value-type="date">
            <text:p>1</text:p>
          </table:table-cell>
          <table:table-cell table:style-name="ce695" office:value-type="date" office:date-value="2016-05-02" calcext:value-type="date">
            <text:p>2</text:p>
          </table:table-cell>
          <table:table-cell table:style-name="ce695" office:value-type="date" office:date-value="2016-05-03" calcext:value-type="date">
            <text:p>3</text:p>
          </table:table-cell>
          <table:table-cell table:style-name="ce695" office:value-type="date" office:date-value="2016-05-04" calcext:value-type="date">
            <text:p>4</text:p>
          </table:table-cell>
          <table:table-cell table:style-name="ce695" office:value-type="date" office:date-value="2016-05-05" calcext:value-type="date">
            <text:p>5</text:p>
          </table:table-cell>
          <table:table-cell table:style-name="ce695" office:value-type="date" office:date-value="2016-05-06" calcext:value-type="date">
            <text:p>6</text:p>
          </table:table-cell>
          <table:table-cell table:style-name="ce702" office:value-type="date" office:date-value="2016-05-07" calcext:value-type="date">
            <text:p>7</text:p>
          </table:table-cell>
          <table:table-cell table:style-name="ce692" office:value-type="date" office:date-value="2016-05-08" calcext:value-type="date">
            <text:p>8</text:p>
          </table:table-cell>
          <table:table-cell table:style-name="ce695" office:value-type="date" office:date-value="2016-05-09" calcext:value-type="date">
            <text:p>9</text:p>
          </table:table-cell>
          <table:table-cell table:style-name="ce695" office:value-type="date" office:date-value="2016-05-10" calcext:value-type="date">
            <text:p>10</text:p>
          </table:table-cell>
          <table:table-cell table:style-name="ce695" office:value-type="date" office:date-value="2016-05-11" calcext:value-type="date">
            <text:p>11</text:p>
          </table:table-cell>
          <table:table-cell table:style-name="ce695" office:value-type="date" office:date-value="2016-05-12" calcext:value-type="date">
            <text:p>12</text:p>
          </table:table-cell>
          <table:table-cell table:style-name="ce695" office:value-type="date" office:date-value="2016-05-13" calcext:value-type="date">
            <text:p>13</text:p>
          </table:table-cell>
          <table:table-cell table:style-name="ce702" office:value-type="date" office:date-value="2016-05-14" calcext:value-type="date">
            <text:p>14</text:p>
          </table:table-cell>
          <table:table-cell table:style-name="ce692" office:value-type="date" office:date-value="2016-05-15" calcext:value-type="date">
            <text:p>15</text:p>
          </table:table-cell>
          <table:table-cell table:style-name="ce695" office:value-type="date" office:date-value="2016-05-16" calcext:value-type="date">
            <text:p>16</text:p>
          </table:table-cell>
          <table:table-cell table:style-name="ce695" office:value-type="date" office:date-value="2016-05-17" calcext:value-type="date">
            <text:p>17</text:p>
          </table:table-cell>
          <table:table-cell table:style-name="ce695" office:value-type="date" office:date-value="2016-05-18" calcext:value-type="date">
            <text:p>18</text:p>
          </table:table-cell>
          <table:table-cell table:style-name="ce695" office:value-type="date" office:date-value="2016-05-19" calcext:value-type="date">
            <text:p>19</text:p>
          </table:table-cell>
          <table:table-cell table:style-name="ce695" office:value-type="date" office:date-value="2016-05-20" calcext:value-type="date">
            <text:p>20</text:p>
          </table:table-cell>
          <table:table-cell table:style-name="ce702" office:value-type="date" office:date-value="2016-05-21" calcext:value-type="date">
            <text:p>21</text:p>
          </table:table-cell>
          <table:table-cell table:style-name="ce692" office:value-type="date" office:date-value="2016-05-22" calcext:value-type="date">
            <text:p>22</text:p>
          </table:table-cell>
          <table:table-cell table:style-name="ce695" office:value-type="date" office:date-value="2016-05-23" calcext:value-type="date">
            <text:p>23</text:p>
          </table:table-cell>
          <table:table-cell table:style-name="ce695" office:value-type="date" office:date-value="2016-05-24" calcext:value-type="date">
            <text:p>24</text:p>
          </table:table-cell>
          <table:table-cell table:style-name="ce695" office:value-type="date" office:date-value="2016-05-25" calcext:value-type="date">
            <text:p>25</text:p>
          </table:table-cell>
          <table:table-cell table:style-name="ce695" office:value-type="date" office:date-value="2016-05-26" calcext:value-type="date">
            <text:p>26</text:p>
          </table:table-cell>
          <table:table-cell table:style-name="ce695" office:value-type="date" office:date-value="2016-05-27" calcext:value-type="date">
            <text:p>27</text:p>
          </table:table-cell>
          <table:table-cell table:style-name="ce702" office:value-type="date" office:date-value="2016-05-28" calcext:value-type="date">
            <text:p>28</text:p>
          </table:table-cell>
          <table:table-cell table:style-name="ce692" office:value-type="date" office:date-value="2016-05-29" calcext:value-type="date">
            <text:p>29</text:p>
          </table:table-cell>
          <table:table-cell table:style-name="ce695" office:value-type="date" office:date-value="2016-05-30" calcext:value-type="date">
            <text:p>30</text:p>
          </table:table-cell>
          <table:table-cell table:style-name="ce695" office:value-type="date" office:date-value="2016-05-31" calcext:value-type="date">
            <text:p>31</text:p>
          </table:table-cell>
          <table:table-cell table:style-name="ce695" office:value-type="date" office:date-value="2016-06-01" calcext:value-type="date">
            <text:p>1</text:p>
          </table:table-cell>
          <table:table-cell table:style-name="ce695" office:value-type="date" office:date-value="2016-06-02" calcext:value-type="date">
            <text:p>2</text:p>
          </table:table-cell>
          <table:table-cell table:style-name="ce695" office:value-type="date" office:date-value="2016-06-03" calcext:value-type="date">
            <text:p>3</text:p>
          </table:table-cell>
          <table:table-cell table:style-name="ce702" office:value-type="date" office:date-value="2016-06-04" calcext:value-type="date">
            <text:p>4</text:p>
          </table:table-cell>
          <table:table-cell table:style-name="ce692" office:value-type="date" office:date-value="2016-06-05" calcext:value-type="date">
            <text:p>5</text:p>
          </table:table-cell>
          <table:table-cell table:style-name="ce695" office:value-type="date" office:date-value="2016-06-06" calcext:value-type="date">
            <text:p>6</text:p>
          </table:table-cell>
          <table:table-cell table:style-name="ce695" office:value-type="date" office:date-value="2016-06-07" calcext:value-type="date">
            <text:p>7</text:p>
          </table:table-cell>
          <table:table-cell table:style-name="ce695" office:value-type="date" office:date-value="2016-06-08" calcext:value-type="date">
            <text:p>8</text:p>
          </table:table-cell>
          <table:table-cell table:style-name="ce695" office:value-type="date" office:date-value="2016-06-09" calcext:value-type="date">
            <text:p>9</text:p>
          </table:table-cell>
          <table:table-cell table:style-name="ce695" office:value-type="date" office:date-value="2016-06-10" calcext:value-type="date">
            <text:p>10</text:p>
          </table:table-cell>
          <table:table-cell table:style-name="ce702" office:value-type="date" office:date-value="2016-06-11" calcext:value-type="date">
            <text:p>11</text:p>
          </table:table-cell>
          <table:table-cell table:style-name="ce692" office:value-type="date" office:date-value="2016-06-12" calcext:value-type="date">
            <text:p>12</text:p>
          </table:table-cell>
          <table:table-cell table:style-name="ce695" office:value-type="date" office:date-value="2016-06-13" calcext:value-type="date">
            <text:p>13</text:p>
          </table:table-cell>
          <table:table-cell table:style-name="ce695" office:value-type="date" office:date-value="2016-06-14" calcext:value-type="date">
            <text:p>14</text:p>
          </table:table-cell>
          <table:table-cell table:style-name="ce695" office:value-type="date" office:date-value="2016-06-15" calcext:value-type="date">
            <text:p>15</text:p>
          </table:table-cell>
          <table:table-cell table:style-name="ce695" office:value-type="date" office:date-value="2016-06-16" calcext:value-type="date">
            <text:p>16</text:p>
          </table:table-cell>
          <table:table-cell table:style-name="ce695" office:value-type="date" office:date-value="2016-06-17" calcext:value-type="date">
            <text:p>17</text:p>
          </table:table-cell>
          <table:table-cell table:style-name="ce702" office:value-type="date" office:date-value="2016-06-18" calcext:value-type="date">
            <text:p>18</text:p>
          </table:table-cell>
          <table:table-cell table:style-name="ce692" office:value-type="date" office:date-value="2016-06-19" calcext:value-type="date">
            <text:p>19</text:p>
          </table:table-cell>
          <table:table-cell table:style-name="ce695" office:value-type="date" office:date-value="2016-06-20" calcext:value-type="date">
            <text:p>20</text:p>
          </table:table-cell>
          <table:table-cell table:style-name="ce695" office:value-type="date" office:date-value="2016-06-21" calcext:value-type="date">
            <text:p>21</text:p>
          </table:table-cell>
          <table:table-cell table:style-name="ce695" office:value-type="date" office:date-value="2016-06-22" calcext:value-type="date">
            <text:p>22</text:p>
          </table:table-cell>
          <table:table-cell table:style-name="ce695" office:value-type="date" office:date-value="2016-06-23" calcext:value-type="date">
            <text:p>23</text:p>
          </table:table-cell>
          <table:table-cell table:style-name="ce695" office:value-type="date" office:date-value="2016-06-24" calcext:value-type="date">
            <text:p>24</text:p>
          </table:table-cell>
          <table:table-cell table:style-name="ce702" office:value-type="date" office:date-value="2016-06-25" calcext:value-type="date">
            <text:p>25</text:p>
          </table:table-cell>
          <table:table-cell table:style-name="ce692" office:value-type="date" office:date-value="2016-06-26" calcext:value-type="date">
            <text:p>26</text:p>
          </table:table-cell>
          <table:table-cell table:style-name="ce695" office:value-type="date" office:date-value="2016-06-27" calcext:value-type="date">
            <text:p>27</text:p>
          </table:table-cell>
          <table:table-cell table:style-name="ce695" office:value-type="date" office:date-value="2016-06-28" calcext:value-type="date">
            <text:p>28</text:p>
          </table:table-cell>
          <table:table-cell table:style-name="ce695" office:value-type="date" office:date-value="2016-06-29" calcext:value-type="date">
            <text:p>29</text:p>
          </table:table-cell>
          <table:table-cell table:style-name="ce695" office:value-type="date" office:date-value="2016-06-30" calcext:value-type="date">
            <text:p>30</text:p>
          </table:table-cell>
          <table:table-cell table:style-name="ce695" office:value-type="date" office:date-value="2016-07-01" calcext:value-type="date">
            <text:p>1</text:p>
          </table:table-cell>
          <table:table-cell table:style-name="ce702" office:value-type="date" office:date-value="2016-07-02" calcext:value-type="date">
            <text:p>2</text:p>
          </table:table-cell>
          <table:table-cell table:style-name="ce692" office:value-type="date" office:date-value="2016-07-03" calcext:value-type="date">
            <text:p>3</text:p>
          </table:table-cell>
          <table:table-cell table:style-name="ce695" office:value-type="date" office:date-value="2016-07-04" calcext:value-type="date">
            <text:p>4</text:p>
          </table:table-cell>
          <table:table-cell table:style-name="ce695" office:value-type="date" office:date-value="2016-07-05" calcext:value-type="date">
            <text:p>5</text:p>
          </table:table-cell>
          <table:table-cell table:style-name="ce695" office:value-type="date" office:date-value="2016-07-06" calcext:value-type="date">
            <text:p>6</text:p>
          </table:table-cell>
          <table:table-cell table:style-name="ce695" office:value-type="date" office:date-value="2016-07-07" calcext:value-type="date">
            <text:p>7</text:p>
          </table:table-cell>
          <table:table-cell table:style-name="ce695" office:value-type="date" office:date-value="2016-07-08" calcext:value-type="date">
            <text:p>8</text:p>
          </table:table-cell>
          <table:table-cell table:style-name="ce702" office:value-type="date" office:date-value="2016-07-09" calcext:value-type="date">
            <text:p>9</text:p>
          </table:table-cell>
          <table:table-cell table:style-name="ce692" office:value-type="date" office:date-value="2016-07-10" calcext:value-type="date">
            <text:p>10</text:p>
          </table:table-cell>
          <table:table-cell table:style-name="ce695" office:value-type="date" office:date-value="2016-07-11" calcext:value-type="date">
            <text:p>11</text:p>
          </table:table-cell>
          <table:table-cell table:style-name="ce695" office:value-type="date" office:date-value="2016-07-12" calcext:value-type="date">
            <text:p>12</text:p>
          </table:table-cell>
          <table:table-cell table:style-name="ce717" table:number-columns-repeated="768"/>
        </table:table-row>
        <table:table-row table:style-name="ro10">
          <table:covered-table-cell table:number-columns-repeated="5" table:style-name="ce676"/>
          <table:table-cell table:style-name="ce682" office:value-type="string" calcext:value-type="string">
            <text:p>初使用順に並替</text:p>
          </table:table-cell>
          <table:table-cell table:style-name="ce683" office:value-type="string" calcext:value-type="string" table:number-columns-spanned="2" table:number-rows-spanned="1">
            <text:p>検査指示日</text:p>
          </table:table-cell>
          <table:covered-table-cell table:style-name="ce683"/>
          <table:table-cell table:style-name="ce693" office:value-type="string" calcext:value-type="string">
            <text:p>○</text:p>
          </table:table-cell>
          <table:table-cell table:style-name="ce696" table:number-columns-repeated="2"/>
          <table:table-cell table:style-name="ce698"/>
          <table:table-cell table:style-name="ce696" table:number-columns-repeated="3"/>
          <table:table-cell table:style-name="ce698"/>
          <table:table-cell table:style-name="ce696" table:number-columns-repeated="2"/>
          <table:table-cell table:style-name="ce705"/>
          <table:table-cell table:style-name="ce696" table:number-columns-repeated="100"/>
          <table:table-cell table:style-name="ce698"/>
          <table:table-cell table:style-name="ce696" table:number-columns-repeated="904"/>
        </table:table-row>
        <table:table-row table:style-name="ro10">
          <table:covered-table-cell table:number-columns-repeated="5" table:style-name="ce676"/>
          <table:table-cell table:style-name="ce683" office:value-type="string" calcext:value-type="string">
            <text:p>薬品名抽出</text:p>
          </table:table-cell>
          <table:table-cell table:style-name="ce682" office:value-type="string" calcext:value-type="string" table:number-columns-spanned="2" table:number-rows-spanned="1">
            <text:p>画像指示日</text:p>
          </table:table-cell>
          <table:covered-table-cell table:style-name="ce682"/>
          <table:table-cell table:style-name="ce693" office:value-type="string" calcext:value-type="string">
            <text:p>胸Xp</text:p>
          </table:table-cell>
          <table:table-cell table:style-name="ce697" table:number-columns-repeated="2"/>
          <table:table-cell table:style-name="ce710"/>
          <table:table-cell table:style-name="ce697" table:number-columns-repeated="5"/>
          <table:table-cell table:style-name="ce696"/>
          <table:table-cell table:style-name="ce706"/>
          <table:table-cell table:style-name="ce710"/>
          <table:table-cell table:style-name="ce697"/>
          <table:table-cell table:style-name="ce696"/>
          <table:table-cell table:style-name="ce710"/>
          <table:table-cell table:style-name="ce696" table:number-columns-repeated="96"/>
          <table:table-cell table:style-name="ce698"/>
          <table:table-cell table:style-name="ce696" table:number-columns-repeated="105"/>
          <table:table-cell table:style-name="ce697" table:number-columns-repeated="15"/>
          <table:table-cell table:style-name="ce696" table:number-columns-repeated="784"/>
        </table:table-row>
        <table:table-row table:style-name="ro10">
          <table:table-cell table:style-name="ce677" table:number-columns-repeated="5"/>
          <table:table-cell table:style-name="ce771" office:value-type="string" calcext:value-type="string">
            <text:p>黒</text:p>
          </table:table-cell>
          <table:table-cell table:style-name="ce689" table:number-columns-repeated="2"/>
          <table:table-cell table:style-name="ce694" table:number-columns-repeated="10"/>
          <table:table-cell table:style-name="ce707"/>
          <table:table-cell table:style-name="ce694" table:number-columns-repeated="1005"/>
        </table:table-row>
        <table:table-row table:style-name="ro10" table:number-rows-repeated="6">
          <table:table-cell table:number-columns-repeated="18"/>
          <table:table-cell table:style-name="ce703"/>
          <table:table-cell table:number-columns-repeated="1005"/>
        </table:table-row>
        <table:table-row table:style-name="ro10">
          <table:table-cell table:style-name="ce679" table:number-columns-repeated="5"/>
          <table:table-cell table:style-name="ce686"/>
          <table:table-cell table:style-name="ce679" table:number-columns-repeated="12"/>
          <table:table-cell table:style-name="ce708"/>
          <table:table-cell table:style-name="ce679" table:number-columns-repeated="100"/>
          <table:table-cell table:style-name="ce716"/>
          <table:table-cell table:style-name="ce679" table:number-columns-repeated="904"/>
        </table:table-row>
        <table:table-row table:style-name="ro10" table:number-rows-repeated="43">
          <table:table-cell table:number-columns-repeated="18"/>
          <table:table-cell table:style-name="ce703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table:table-column table:style-name="co28" table:default-cell-style-name="ce427"/>
        <table:table-column table:style-name="co29" table:default-cell-style-name="ce427"/>
        <table:table-column table:style-name="co43" table:default-cell-style-name="ce427"/>
        <table:table-column table:style-name="co31" table:default-cell-style-name="ce427"/>
        <table:table-column table:style-name="co32" table:default-cell-style-name="ce517"/>
        <table:table-column table:style-name="co31" table:default-cell-style-name="ce427"/>
        <table:table-column table:style-name="co33" table:default-cell-style-name="ce635"/>
        <table:table-column table:style-name="co29" table:default-cell-style-name="ce635"/>
        <table:table-column table:style-name="co34" table:default-cell-style-name="ce427"/>
        <table:table-column table:style-name="co35" table:default-cell-style-name="ce427"/>
        <table:table-column table:style-name="co36" table:default-cell-style-name="ce427"/>
        <table:table-column table:style-name="co37" table:default-cell-style-name="ce427"/>
        <table:table-column table:style-name="co38" table:default-cell-style-name="ce427"/>
        <table:table-column table:style-name="co14" table:number-columns-repeated="243" table:default-cell-style-name="ce427"/>
        <table:table-column table:style-name="co14" table:number-columns-repeated="767" table:default-cell-style-name="ce436"/>
        <table:table-column table:style-name="co14" table:default-cell-style-name="Default"/>
        <table:table-row table:style-name="ro7">
          <table:table-cell table:style-name="ce453" office:value-type="string" calcext:value-type="string" table:number-columns-spanned="1" table:number-rows-spanned="2">
            <text:p>行挿</text:p>
          </table:table-cell>
          <table:table-cell table:style-name="ce387" office:value-type="string" calcext:value-type="string" table:number-columns-spanned="1" table:number-rows-spanned="2">
            <text:p>#</text:p>
          </table:table-cell>
          <table:table-cell table:style-name="ce459" office:value-type="string" calcext:value-type="string">
            <text:p>一覧へ</text:p>
          </table:table-cell>
          <table:table-cell table:style-name="ce453" office:value-type="string" calcext:value-type="string" table:number-columns-spanned="1" table:number-rows-spanned="2">
            <text:p>日付</text:p>
          </table:table-cell>
          <table:table-cell table:style-name="ce480" office:value-type="string" calcext:value-type="string">
            <text:p>経過へ</text:p>
          </table:table-cell>
          <table:table-cell table:style-name="ce542" office:value-type="string" calcext:value-type="string" table:number-columns-spanned="1" table:number-rows-spanned="2">
            <text:p>S履歴</text:p>
          </table:table-cell>
          <table:table-cell table:style-name="ce594" office:value-type="string" calcext:value-type="string">
            <text:p>2012/8/29 17:31:50Copied</text:p>
          </table:table-cell>
          <table:table-cell table:style-name="ce644" office:value-type="string" calcext:value-type="string" table:number-columns-spanned="1" table:number-rows-spanned="2">
            <text:p>R履歴</text:p>
          </table:table-cell>
          <table:table-cell table:style-name="ce661" office:value-type="string" calcext:value-type="string">
            <text:p>COPY</text:p>
          </table:table-cell>
          <table:table-cell table:style-name="ce661" office:value-type="string" calcext:value-type="string">
            <text:p>ｻﾏﾘ追記</text:p>
          </table:table-cell>
          <table:table-cell table:style-name="ce665" table:number-columns-repeated="2"/>
          <table:table-cell table:number-columns-repeated="242"/>
          <table:table-cell table:style-name="ce436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453"/>
          <table:covered-table-cell table:style-name="ce387"/>
          <table:table-cell table:style-name="ce433" office:value-type="string" calcext:value-type="string">
            <text:p>Date</text:p>
          </table:table-cell>
          <table:covered-table-cell table:style-name="ce453"/>
          <table:table-cell table:style-name="ce480" office:value-type="string" calcext:value-type="string">
            <text:p>Subject</text:p>
          </table:table-cell>
          <table:covered-table-cell table:style-name="ce542"/>
          <table:table-cell table:style-name="ce594" office:value-type="string" calcext:value-type="string">
            <text:p>ID+漢字名+ｶﾀｶﾅ</text:p>
          </table:table-cell>
          <table:covered-table-cell table:style-name="ce644"/>
          <table:table-cell table:style-name="ce387" office:value-type="string" calcext:value-type="string">
            <text:p>日付挿入</text:p>
          </table:table-cell>
          <table:table-cell table:style-name="ce387" office:value-type="string" calcext:value-type="string">
            <text:p>過去日付</text:p>
          </table:table-cell>
          <table:table-cell table:style-name="ce387" office:value-type="string" calcext:value-type="string">
            <text:p>UNDO</text:p>
          </table:table-cell>
          <table:table-cell table:style-name="ce387" table:number-columns-repeated="1012"/>
          <table:table-cell/>
        </table:table-row>
        <table:table-row table:style-name="ro2">
          <table:table-cell table:style-name="ce387"/>
          <table:table-cell table:style-name="ce387" office:value-type="string" calcext:value-type="string">
            <text:p>#</text:p>
          </table:table-cell>
          <table:table-cell table:style-name="ce720"/>
          <table:table-cell table:style-name="ce473"/>
          <table:table-cell table:style-name="ce484" office:value-type="string" calcext:value-type="string">
            <text:p>入院</text:p>
          </table:table-cell>
          <table:table-cell table:style-name="ce549"/>
          <table:table-cell table:style-name="ce595"/>
          <table:table-cell table:style-name="ce594"/>
          <table:table-cell table:style-name="ce387" table:number-columns-repeated="2"/>
          <table:table-cell table:style-name="ce666"/>
          <table:table-cell table:style-name="ce387" table:number-columns-repeated="1012"/>
          <table:table-cell/>
        </table:table-row>
        <table:table-row table:style-name="ro2">
          <table:table-cell/>
          <table:table-cell table:style-name="ce387"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入院時ECG</text:p>
          </table:table-cell>
          <table:table-cell table:style-name="ce551"/>
          <table:table-cell table:style-name="ce611"/>
          <table:table-cell table:style-name="ce646"/>
          <table:table-cell table:style-name="ce426"/>
          <table:table-cell/>
          <table:table-cell table:style-name="ce42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面談記録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426" table:number-columns-repeated="2"/>
          <table:table-cell table:number-columns-repeated="1014"/>
        </table:table-row>
        <table:table-row table:style-name="ro2">
          <table:table-cell table:style-name="ce426"/>
          <table:table-cell table:style-name="ce426" office:value-type="string" calcext:value-type="string">
            <text:p>#</text:p>
          </table:table-cell>
          <table:table-cell table:style-name="ce462"/>
          <table:table-cell table:style-name="ce474"/>
          <table:table-cell table:style-name="ce487" office:value-type="string" calcext:value-type="string">
            <text:p>心肺機能低下時</text:p>
          </table:table-cell>
          <table:table-cell table:style-name="ce487"/>
          <table:table-cell table:style-name="ce630" office:value-type="string" calcext:value-type="string">
            <text:p>説明未</text:p>
          </table:table-cell>
          <table:table-cell table:style-name="ce649" office:value-type="string" calcext:value-type="string">
            <text:p>説明未</text:p>
          </table:table-cell>
          <table:table-cell table:style-name="ce426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4"/>
          <table:table-cell table:style-name="ce468"/>
          <table:table-cell table:style-name="ce487" office:value-type="string" calcext:value-type="string">
            <text:p>4F転床説明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426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464"/>
          <table:table-cell table:style-name="ce468"/>
          <table:table-cell table:style-name="ce487"/>
          <table:table-cell table:style-name="ce551"/>
          <table:table-cell table:style-name="ce612"/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6" table:number-columns-repeated="2"/>
          <table:table-cell table:style-name="ce466" office:value-type="string" calcext:value-type="string">
            <text:p>本日の記事</text:p>
          </table:table-cell>
          <table:table-cell table:style-name="ce466"/>
          <table:table-cell table:style-name="ce495"/>
          <table:table-cell table:style-name="ce588"/>
          <table:table-cell table:style-name="ce634" office:value-type="string" calcext:value-type="string">
            <text:p>Paste</text:p>
          </table:table-cell>
          <table:table-cell table:style-name="ce634"/>
          <table:table-cell table:style-name="ce456" office:value-type="string" calcext:value-type="string">
            <text:p>血ガス</text:p>
          </table:table-cell>
          <table:table-cell table:style-name="ce456" table:number-columns-repeated="1014"/>
          <table:table-cell/>
        </table:table-row>
        <table:table-row table:style-name="ro2">
          <table:table-cell table:number-columns-repeated="2"/>
          <table:table-cell table:style-name="ce467"/>
          <table:table-cell table:style-name="ce468"/>
          <table:table-cell/>
          <table:table-cell table:style-name="ce590"/>
          <table:table-cell table:number-columns-repeated="1018"/>
        </table:table-row>
        <table:table-row table:style-name="ro2">
          <table:table-cell table:number-columns-repeated="2"/>
          <table:table-cell table:style-name="ce468" table:number-columns-repeated="2"/>
          <table:table-cell/>
          <table:table-cell table:style-name="ce59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68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87"/>
          <table:table-cell/>
          <table:table-cell table:style-name="ce426" table:number-columns-repeated="2"/>
          <table:table-cell table:number-columns-repeated="1011"/>
        </table:table-row>
        <table:table-row table:style-name="ro2">
          <table:table-cell table:style-name="ce457" table:number-columns-repeated="2"/>
          <table:table-cell table:style-name="ce469" office:value-type="string" calcext:value-type="string">
            <text:p>過去の問題ﾘｽﾄ</text:p>
          </table:table-cell>
          <table:table-cell table:style-name="ce469"/>
          <table:table-cell table:style-name="ce529"/>
          <table:table-cell table:style-name="ce457"/>
          <table:table-cell table:style-name="ce636" table:number-columns-repeated="2"/>
          <table:table-cell table:style-name="ce664"/>
          <table:table-cell table:style-name="ce457"/>
          <table:table-cell table:style-name="ce664"/>
          <table:table-cell table:style-name="ce457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0" office:value-type="string" calcext:value-type="string">
            <text:p>ﾄﾗﾍﾙﾊﾟｰ確認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9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4" office:value-type="string" calcext:value-type="string">
            <text:p>CVﾎﾟｰﾄ,胃瘻説明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8" table:number-columns-repeated="2"/>
          <table:table-cell table:style-name="ce472" office:value-type="string" calcext:value-type="string">
            <text:p>過去の記事</text:p>
          </table:table-cell>
          <table:table-cell table:style-name="ce472"/>
          <table:table-cell table:style-name="ce538"/>
          <table:table-cell table:style-name="ce458"/>
          <table:table-cell table:style-name="ce472" office:value-type="string" calcext:value-type="string">
            <text:p>問題ﾘｽﾄへ変換</text:p>
          </table:table-cell>
          <table:table-cell table:style-name="ce660"/>
          <table:table-cell table:style-name="ce472" office:value-type="string" calcext:value-type="string">
            <text:p>DS分離</text:p>
          </table:table-cell>
          <table:table-cell table:style-name="ce458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427"/>
        <table:table-column table:style-name="co29" table:default-cell-style-name="ce427"/>
        <table:table-column table:style-name="co48" table:default-cell-style-name="ce427"/>
        <table:table-column table:style-name="co31" table:default-cell-style-name="ce427"/>
        <table:table-column table:style-name="co32" table:default-cell-style-name="ce517"/>
        <table:table-column table:style-name="co31" table:default-cell-style-name="ce427"/>
        <table:table-column table:style-name="co33" table:default-cell-style-name="ce635"/>
        <table:table-column table:style-name="co29" table:default-cell-style-name="ce635"/>
        <table:table-column table:style-name="co34" table:default-cell-style-name="ce427"/>
        <table:table-column table:style-name="co49" table:default-cell-style-name="ce427"/>
        <table:table-column table:style-name="co36" table:default-cell-style-name="ce427"/>
        <table:table-column table:style-name="co50" table:default-cell-style-name="ce427"/>
        <table:table-column table:style-name="co38" table:default-cell-style-name="ce427"/>
        <table:table-column table:style-name="co14" table:number-columns-repeated="243" table:default-cell-style-name="ce427"/>
        <table:table-column table:style-name="co14" table:number-columns-repeated="767" table:default-cell-style-name="ce668"/>
        <table:table-column table:style-name="co14" table:default-cell-style-name="ce373"/>
        <table:table-row table:style-name="ro7">
          <table:table-cell table:style-name="ce453" office:value-type="string" calcext:value-type="string" table:number-columns-spanned="1" table:number-rows-spanned="2">
            <text:p>行挿</text:p>
          </table:table-cell>
          <table:table-cell table:style-name="ce387" office:value-type="string" calcext:value-type="string" table:number-columns-spanned="1" table:number-rows-spanned="2">
            <text:p>#</text:p>
          </table:table-cell>
          <table:table-cell table:style-name="ce459" office:value-type="string" calcext:value-type="string">
            <text:p>一覧へ</text:p>
          </table:table-cell>
          <table:table-cell table:style-name="ce453" office:value-type="string" calcext:value-type="string" table:number-columns-spanned="1" table:number-rows-spanned="2">
            <text:p>日付</text:p>
          </table:table-cell>
          <table:table-cell table:style-name="ce480" office:value-type="string" calcext:value-type="string">
            <text:p>経過へ</text:p>
          </table:table-cell>
          <table:table-cell table:style-name="ce542" office:value-type="string" calcext:value-type="string" table:number-columns-spanned="1" table:number-rows-spanned="2">
            <text:p>S履歴</text:p>
          </table:table-cell>
          <table:table-cell table:style-name="ce594"/>
          <table:table-cell table:style-name="ce644" office:value-type="string" calcext:value-type="string" table:number-columns-spanned="1" table:number-rows-spanned="2">
            <text:p>R履歴</text:p>
          </table:table-cell>
          <table:table-cell table:style-name="ce661" office:value-type="string" calcext:value-type="string">
            <text:p>COPY</text:p>
          </table:table-cell>
          <table:table-cell table:style-name="ce661" office:value-type="string" calcext:value-type="string">
            <text:p>ｻﾏﾘ</text:p>
          </table:table-cell>
          <table:table-cell table:style-name="ce665" office:value-type="string" calcext:value-type="string">
            <text:p>退院ｻﾏﾘ</text:p>
          </table:table-cell>
          <table:table-cell table:style-name="ce665" office:value-type="string" calcext:value-type="string">
            <text:p>S整形</text:p>
          </table:table-cell>
          <table:table-cell table:number-columns-repeated="242"/>
          <table:table-cell table:style-name="ce668" table:number-columns-repeated="2"/>
          <table:table-cell table:number-columns-repeated="765"/>
          <table:table-cell table:style-name="ce373" table:number-columns-repeated="2"/>
          <table:table-cell/>
        </table:table-row>
        <table:table-row table:style-name="ro8">
          <table:covered-table-cell table:style-name="ce453"/>
          <table:covered-table-cell table:style-name="ce387"/>
          <table:table-cell table:style-name="ce433" office:value-type="string" calcext:value-type="string">
            <text:p>Date</text:p>
          </table:table-cell>
          <table:covered-table-cell table:style-name="ce453"/>
          <table:table-cell table:style-name="ce480" office:value-type="string" calcext:value-type="string">
            <text:p>Subject</text:p>
          </table:table-cell>
          <table:covered-table-cell table:style-name="ce542"/>
          <table:table-cell table:style-name="ce594" office:value-type="string" calcext:value-type="string">
            <text:p>00171072 患者　五 ｶﾝｼﾞｬ ｺﾞ</text:p>
          </table:table-cell>
          <table:covered-table-cell table:style-name="ce644"/>
          <table:table-cell table:style-name="ce387" office:value-type="string" calcext:value-type="string">
            <text:p>日付挿入</text:p>
          </table:table-cell>
          <table:table-cell table:style-name="ce387" office:value-type="string" calcext:value-type="string">
            <text:p>過去日付</text:p>
          </table:table-cell>
          <table:table-cell table:style-name="ce387" office:value-type="string" calcext:value-type="string">
            <text:p>UNDO</text:p>
          </table:table-cell>
          <table:table-cell table:style-name="ce387" table:number-columns-repeated="1012"/>
          <table:table-cell/>
        </table:table-row>
        <table:table-row table:style-name="ro2">
          <table:table-cell table:style-name="ce387"/>
          <table:table-cell table:style-name="ce387" office:value-type="string" calcext:value-type="string">
            <text:p>#</text:p>
          </table:table-cell>
          <table:table-cell table:style-name="ce788" office:value-type="date" office:date-value="2018-03-02" calcext:value-type="date">
            <text:p>2018/03/02</text:p>
          </table:table-cell>
          <table:table-cell table:style-name="ce473"/>
          <table:table-cell table:style-name="ce484" office:value-type="string" calcext:value-type="string">
            <text:p>入院</text:p>
          </table:table-cell>
          <table:table-cell table:style-name="ce549"/>
          <table:table-cell table:style-name="ce595"/>
          <table:table-cell table:style-name="ce594"/>
          <table:table-cell table:style-name="ce387" table:number-columns-repeated="2"/>
          <table:table-cell table:style-name="ce666"/>
          <table:table-cell table:style-name="ce387" table:number-columns-repeated="1012"/>
          <table:table-cell/>
        </table:table-row>
        <table:table-row table:style-name="ro2">
          <table:table-cell/>
          <table:table-cell table:style-name="ce387"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入院時ECG</text:p>
          </table:table-cell>
          <table:table-cell table:style-name="ce551"/>
          <table:table-cell table:style-name="ce611"/>
          <table:table-cell table:style-name="ce646"/>
          <table:table-cell table:style-name="ce426"/>
          <table:table-cell/>
          <table:table-cell table:style-name="ce426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1"/>
          <table:table-cell/>
          <table:table-cell table:style-name="ce487" office:value-type="string" calcext:value-type="string">
            <text:p>面談記録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426" table:number-columns-repeated="2"/>
          <table:table-cell table:number-columns-repeated="1014"/>
        </table:table-row>
        <table:table-row table:style-name="ro2">
          <table:table-cell table:style-name="ce426"/>
          <table:table-cell table:style-name="ce426" office:value-type="string" calcext:value-type="string">
            <text:p>#</text:p>
          </table:table-cell>
          <table:table-cell table:style-name="ce462"/>
          <table:table-cell table:style-name="ce474"/>
          <table:table-cell table:style-name="ce487" office:value-type="string" calcext:value-type="string">
            <text:p>心肺機能低下時</text:p>
          </table:table-cell>
          <table:table-cell table:style-name="ce487"/>
          <table:table-cell table:style-name="ce630" office:value-type="string" calcext:value-type="string">
            <text:p>説明未</text:p>
          </table:table-cell>
          <table:table-cell table:style-name="ce649" office:value-type="string" calcext:value-type="string">
            <text:p>説明未</text:p>
          </table:table-cell>
          <table:table-cell table:style-name="ce426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4"/>
          <table:table-cell table:style-name="ce468"/>
          <table:table-cell table:style-name="ce487" office:value-type="string" calcext:value-type="string">
            <text:p>4F転床説明</text:p>
          </table:table-cell>
          <table:table-cell table:style-name="ce551"/>
          <table:table-cell table:style-name="ce612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426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464"/>
          <table:table-cell table:style-name="ce468"/>
          <table:table-cell table:style-name="ce487"/>
          <table:table-cell table:style-name="ce551"/>
          <table:table-cell table:style-name="ce373"/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number-columns-repeated="2"/>
          <table:table-cell table:style-name="ce464"/>
          <table:table-cell table:style-name="ce468"/>
          <table:table-cell table:style-name="ce487" office:value-type="string" calcext:value-type="string">
            <text:p>#</text:p>
          </table:table-cell>
          <table:table-cell table:style-name="ce551"/>
          <table:table-cell table:style-name="ce373"/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number-columns-repeated="2"/>
          <table:table-cell table:style-name="ce464"/>
          <table:table-cell table:style-name="ce468"/>
          <table:table-cell table:style-name="ce487"/>
          <table:table-cell table:style-name="ce551"/>
          <table:table-cell table:style-name="ce612"/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4" table:number-columns-repeated="2"/>
          <table:table-cell table:style-name="ce463" office:value-type="string" calcext:value-type="string">
            <text:p>#</text:p>
          </table:table-cell>
          <table:table-cell table:style-name="ce475"/>
          <table:table-cell table:style-name="ce488"/>
          <table:table-cell table:style-name="ce569"/>
          <table:table-cell table:style-name="ce632"/>
          <table:table-cell table:style-name="ce650"/>
          <table:table-cell table:style-name="ce789"/>
          <table:table-cell table:style-name="ce454"/>
          <table:table-cell table:style-name="ce662"/>
          <table:table-cell table:style-name="ce454" table:number-columns-repeated="245"/>
          <table:table-cell table:style-name="ce670" table:number-columns-repeated="767"/>
          <table:table-cell table:style-name="ce672"/>
        </table:table-row>
        <table:table-row table:style-name="ro2" table:number-rows-repeated="2">
          <table:table-cell table:number-columns-repeated="2"/>
          <table:table-cell table:style-name="ce464"/>
          <table:table-cell table:style-name="ce468"/>
          <table:table-cell table:style-name="ce487"/>
          <table:table-cell table:style-name="ce551"/>
          <table:table-cell table:style-name="ce612"/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5" table:number-columns-repeated="2"/>
          <table:table-cell table:style-name="ce465"/>
          <table:table-cell table:style-name="ce476"/>
          <table:table-cell table:style-name="ce489"/>
          <table:table-cell table:style-name="ce573"/>
          <table:table-cell table:style-name="ce633"/>
          <table:table-cell table:style-name="ce659"/>
          <table:table-cell table:style-name="ce663"/>
          <table:table-cell table:style-name="ce455"/>
          <table:table-cell table:style-name="ce667"/>
          <table:table-cell table:style-name="ce455" table:number-columns-repeated="245"/>
          <table:table-cell table:style-name="ce671" table:number-columns-repeated="767"/>
          <table:table-cell table:style-name="ce673"/>
        </table:table-row>
        <table:table-row table:style-name="ro2">
          <table:table-cell table:style-name="ce456" table:number-columns-repeated="2"/>
          <table:table-cell table:style-name="ce466" office:value-type="string" calcext:value-type="string">
            <text:p>本日の記事</text:p>
          </table:table-cell>
          <table:table-cell table:style-name="ce466"/>
          <table:table-cell table:style-name="ce495"/>
          <table:table-cell table:style-name="ce588"/>
          <table:table-cell table:style-name="ce634" table:number-columns-repeated="2"/>
          <table:table-cell table:style-name="ce456" office:value-type="string" calcext:value-type="string">
            <text:p>血ガス</text:p>
          </table:table-cell>
          <table:table-cell table:style-name="ce456" table:number-columns-repeated="1014"/>
          <table:table-cell/>
        </table:table-row>
        <table:table-row table:style-name="ro2">
          <table:table-cell table:number-columns-repeated="2"/>
          <table:table-cell table:style-name="ce467"/>
          <table:table-cell table:style-name="ce468"/>
          <table:table-cell/>
          <table:table-cell table:style-name="ce590"/>
          <table:table-cell table:number-columns-repeated="1018"/>
        </table:table-row>
        <table:table-row table:style-name="ro2">
          <table:table-cell table:number-columns-repeated="2"/>
          <table:table-cell table:style-name="ce468" table:number-columns-repeated="2"/>
          <table:table-cell/>
          <table:table-cell table:style-name="ce590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68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87"/>
          <table:table-cell/>
          <table:table-cell table:style-name="ce426" table:number-columns-repeated="2"/>
          <table:table-cell table:number-columns-repeated="1011"/>
        </table:table-row>
        <table:table-row table:style-name="ro2">
          <table:table-cell table:style-name="ce457" table:number-columns-repeated="2"/>
          <table:table-cell table:style-name="ce469" office:value-type="string" calcext:value-type="string">
            <text:p>過去の問題ﾘｽﾄ</text:p>
          </table:table-cell>
          <table:table-cell table:style-name="ce469"/>
          <table:table-cell table:style-name="ce529"/>
          <table:table-cell table:style-name="ce457"/>
          <table:table-cell table:style-name="ce636" table:number-columns-repeated="2"/>
          <table:table-cell table:style-name="ce664"/>
          <table:table-cell table:style-name="ce457"/>
          <table:table-cell table:style-name="ce664"/>
          <table:table-cell table:style-name="ce457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0" office:value-type="string" calcext:value-type="string">
            <text:p>ﾄﾗﾍﾙﾊﾟｰ確認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/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9">
          <table:table-cell/>
          <table:table-cell table:style-name="ce435" office:value-type="string" calcext:value-type="string">
            <text:p>#</text:p>
          </table:table-cell>
          <table:table-cell table:style-name="ce470"/>
          <table:table-cell table:style-name="ce468"/>
          <table:table-cell table:style-name="ce534" office:value-type="string" calcext:value-type="string">
            <text:p>CVﾎﾟｰﾄ,胃瘻説明</text:p>
          </table:table-cell>
          <table:table-cell table:style-name="ce551"/>
          <table:table-cell table:style-name="ce641" office:value-type="string" calcext:value-type="string">
            <text:p>未</text:p>
          </table:table-cell>
          <table:table-cell table:style-name="ce649" office:value-type="string" calcext:value-type="string">
            <text:p>未</text:p>
          </table:table-cell>
          <table:table-cell table:style-name="ce387"/>
          <table:table-cell/>
          <table:table-cell table:style-name="ce426"/>
          <table:table-cell table:number-columns-repeated="1013"/>
        </table:table-row>
        <table:table-row table:style-name="ro2">
          <table:table-cell table:style-name="ce458" table:number-columns-repeated="2"/>
          <table:table-cell table:style-name="ce472" office:value-type="string" calcext:value-type="string">
            <text:p>過去の記事</text:p>
          </table:table-cell>
          <table:table-cell table:style-name="ce472"/>
          <table:table-cell table:style-name="ce538"/>
          <table:table-cell table:style-name="ce458"/>
          <table:table-cell table:style-name="ce472" office:value-type="string" calcext:value-type="string">
            <text:p>問題ﾘｽﾄへ変換</text:p>
          </table:table-cell>
          <table:table-cell table:style-name="ce660"/>
          <table:table-cell table:style-name="ce472" office:value-type="string" calcext:value-type="string">
            <text:p>DS分離</text:p>
          </table:table-cell>
          <table:table-cell table:style-name="ce458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9" table:number-columns-repeated="5" table:default-cell-style-name="ce678"/>
        <table:table-column table:style-name="co40" table:default-cell-style-name="ce685"/>
        <table:table-column table:style-name="co41" table:default-cell-style-name="ce678"/>
        <table:table-column table:style-name="co42" table:default-cell-style-name="ce678"/>
        <table:table-column table:style-name="co18" table:number-columns-repeated="111" table:default-cell-style-name="ce678"/>
        <table:table-column table:style-name="co18" table:default-cell-style-name="ce700"/>
        <table:table-column table:style-name="co18" table:number-columns-repeated="137" table:default-cell-style-name="ce678"/>
        <table:table-column table:style-name="co18" table:number-columns-repeated="767" table:default-cell-style-name="ce816"/>
        <table:table-row table:style-name="ro10">
          <table:table-cell table:style-name="ce373"/>
          <table:table-cell table:style-name="ce676" table:number-columns-repeated="4"/>
          <table:table-cell table:style-name="ce680" office:value-type="string" calcext:value-type="string">
            <text:p>一覧へ</text:p>
          </table:table-cell>
          <table:table-cell table:style-name="ce687" office:value-type="string" calcext:value-type="string" table:number-columns-spanned="2" table:number-rows-spanned="1">
            <text:p>ｶﾙﾃへ</text:p>
          </table:table-cell>
          <table:covered-table-cell/>
          <table:table-cell table:style-name="ce790" office:value-type="string" calcext:value-type="string">
            <text:p>3月</text:p>
          </table:table-cell>
          <table:table-cell table:style-name="ce790" table:number-columns-repeated="26"/>
          <table:table-cell table:style-name="ce790" office:value-type="string" calcext:value-type="string">
            <text:p>4月</text:p>
          </table:table-cell>
          <table:table-cell table:style-name="ce790" table:number-columns-repeated="29"/>
          <table:table-cell table:style-name="ce790" office:value-type="string" calcext:value-type="string">
            <text:p>5月</text:p>
          </table:table-cell>
          <table:table-cell table:style-name="ce790" table:number-columns-repeated="3"/>
          <table:table-cell table:style-name="ce807"/>
          <table:table-cell table:style-name="ce790" table:number-columns-repeated="26"/>
          <table:table-cell table:style-name="ce790" office:value-type="string" calcext:value-type="string">
            <text:p>6月</text:p>
          </table:table-cell>
          <table:table-cell table:style-name="ce790" table:number-columns-repeated="927"/>
        </table:table-row>
        <table:table-row table:style-name="ro10">
          <table:table-cell table:style-name="ce676" office:value-type="string" calcext:value-type="string" table:number-columns-spanned="1" table:number-rows-spanned="3">
            <text:p>点滴</text:p>
          </table:table-cell>
          <table:table-cell table:style-name="ce676" office:value-type="string" calcext:value-type="string" table:number-columns-spanned="1" table:number-rows-spanned="3">
            <text:p>内服</text:p>
          </table:table-cell>
          <table:table-cell table:style-name="ce676" office:value-type="string" calcext:value-type="string" table:number-columns-spanned="1" table:number-rows-spanned="3">
            <text:p>その他</text:p>
          </table:table-cell>
          <table:table-cell table:style-name="ce676" office:value-type="string" calcext:value-type="string" table:number-columns-spanned="1" table:number-rows-spanned="3">
            <text:p>検査値</text:p>
          </table:table-cell>
          <table:table-cell table:style-name="ce676" office:value-type="string" calcext:value-type="string" table:number-columns-spanned="1" table:number-rows-spanned="3">
            <text:p>採用外</text:p>
          </table:table-cell>
          <table:table-cell table:style-name="ce681" office:value-type="string" calcext:value-type="string">
            <text:p>00171072 患者　五 ｶﾝｼﾞｬ ｺﾞ</text:p>
          </table:table-cell>
          <table:table-cell table:style-name="ce688" office:value-type="string" calcext:value-type="string">
            <text:p>用法</text:p>
          </table:table-cell>
          <table:table-cell table:style-name="ce690" office:value-type="string" calcext:value-type="string">
            <text:p>回数</text:p>
          </table:table-cell>
          <table:table-cell table:style-name="ce791" office:value-type="date" office:date-value="2018-03-05" calcext:value-type="date">
            <text:p>5</text:p>
          </table:table-cell>
          <table:table-cell table:style-name="ce791" office:value-type="date" office:date-value="2018-03-06" calcext:value-type="date">
            <text:p>6</text:p>
          </table:table-cell>
          <table:table-cell table:style-name="ce791" office:value-type="date" office:date-value="2018-03-07" calcext:value-type="date">
            <text:p>7</text:p>
          </table:table-cell>
          <table:table-cell table:style-name="ce791" office:value-type="date" office:date-value="2018-03-08" calcext:value-type="date">
            <text:p>8</text:p>
          </table:table-cell>
          <table:table-cell table:style-name="ce791" office:value-type="date" office:date-value="2018-03-09" calcext:value-type="date">
            <text:p>9</text:p>
          </table:table-cell>
          <table:table-cell table:style-name="ce792" office:value-type="date" office:date-value="2018-03-10" calcext:value-type="date">
            <text:p>10</text:p>
          </table:table-cell>
          <table:table-cell table:style-name="ce804" office:value-type="date" office:date-value="2018-03-11" calcext:value-type="date">
            <text:p>11</text:p>
          </table:table-cell>
          <table:table-cell table:style-name="ce791" office:value-type="date" office:date-value="2018-03-12" calcext:value-type="date">
            <text:p>12</text:p>
          </table:table-cell>
          <table:table-cell table:style-name="ce791" office:value-type="date" office:date-value="2018-03-13" calcext:value-type="date">
            <text:p>13</text:p>
          </table:table-cell>
          <table:table-cell table:style-name="ce791" office:value-type="date" office:date-value="2018-03-14" calcext:value-type="date">
            <text:p>14</text:p>
          </table:table-cell>
          <table:table-cell table:style-name="ce791" office:value-type="date" office:date-value="2018-03-15" calcext:value-type="date">
            <text:p>15</text:p>
          </table:table-cell>
          <table:table-cell table:style-name="ce791" office:value-type="date" office:date-value="2018-03-16" calcext:value-type="date">
            <text:p>16</text:p>
          </table:table-cell>
          <table:table-cell table:style-name="ce792" office:value-type="date" office:date-value="2018-03-17" calcext:value-type="date">
            <text:p>17</text:p>
          </table:table-cell>
          <table:table-cell table:style-name="ce804" office:value-type="date" office:date-value="2018-03-18" calcext:value-type="date">
            <text:p>18</text:p>
          </table:table-cell>
          <table:table-cell table:style-name="ce791" office:value-type="date" office:date-value="2018-03-19" calcext:value-type="date">
            <text:p>19</text:p>
          </table:table-cell>
          <table:table-cell table:style-name="ce791" office:value-type="date" office:date-value="2018-03-20" calcext:value-type="date">
            <text:p>20</text:p>
          </table:table-cell>
          <table:table-cell table:style-name="ce806" office:value-type="date" office:date-value="2018-03-21" calcext:value-type="date">
            <text:p>21</text:p>
          </table:table-cell>
          <table:table-cell table:style-name="ce791" office:value-type="date" office:date-value="2018-03-22" calcext:value-type="date">
            <text:p>22</text:p>
          </table:table-cell>
          <table:table-cell table:style-name="ce791" office:value-type="date" office:date-value="2018-03-23" calcext:value-type="date">
            <text:p>23</text:p>
          </table:table-cell>
          <table:table-cell table:style-name="ce792" office:value-type="date" office:date-value="2018-03-24" calcext:value-type="date">
            <text:p>24</text:p>
          </table:table-cell>
          <table:table-cell table:style-name="ce804" office:value-type="date" office:date-value="2018-03-25" calcext:value-type="date">
            <text:p>25</text:p>
          </table:table-cell>
          <table:table-cell table:style-name="ce791" office:value-type="date" office:date-value="2018-03-26" calcext:value-type="date">
            <text:p>26</text:p>
          </table:table-cell>
          <table:table-cell table:style-name="ce791" office:value-type="date" office:date-value="2018-03-27" calcext:value-type="date">
            <text:p>27</text:p>
          </table:table-cell>
          <table:table-cell table:style-name="ce791" office:value-type="date" office:date-value="2018-03-28" calcext:value-type="date">
            <text:p>28</text:p>
          </table:table-cell>
          <table:table-cell table:style-name="ce791" office:value-type="date" office:date-value="2018-03-29" calcext:value-type="date">
            <text:p>29</text:p>
          </table:table-cell>
          <table:table-cell table:style-name="ce791" office:value-type="date" office:date-value="2018-03-30" calcext:value-type="date">
            <text:p>30</text:p>
          </table:table-cell>
          <table:table-cell table:style-name="ce792" office:value-type="date" office:date-value="2018-03-31" calcext:value-type="date">
            <text:p>31</text:p>
          </table:table-cell>
          <table:table-cell table:style-name="ce804" office:value-type="date" office:date-value="2018-04-01" calcext:value-type="date">
            <text:p>1</text:p>
          </table:table-cell>
          <table:table-cell table:style-name="ce791" office:value-type="date" office:date-value="2018-04-02" calcext:value-type="date">
            <text:p>2</text:p>
          </table:table-cell>
          <table:table-cell table:style-name="ce791" office:value-type="date" office:date-value="2018-04-03" calcext:value-type="date">
            <text:p>3</text:p>
          </table:table-cell>
          <table:table-cell table:style-name="ce791" office:value-type="date" office:date-value="2018-04-04" calcext:value-type="date">
            <text:p>4</text:p>
          </table:table-cell>
          <table:table-cell table:style-name="ce791" office:value-type="date" office:date-value="2018-04-05" calcext:value-type="date">
            <text:p>5</text:p>
          </table:table-cell>
          <table:table-cell table:style-name="ce791" office:value-type="date" office:date-value="2018-04-06" calcext:value-type="date">
            <text:p>6</text:p>
          </table:table-cell>
          <table:table-cell table:style-name="ce792" office:value-type="date" office:date-value="2018-04-07" calcext:value-type="date">
            <text:p>7</text:p>
          </table:table-cell>
          <table:table-cell table:style-name="ce804" office:value-type="date" office:date-value="2018-04-08" calcext:value-type="date">
            <text:p>8</text:p>
          </table:table-cell>
          <table:table-cell table:style-name="ce791" office:value-type="date" office:date-value="2018-04-09" calcext:value-type="date">
            <text:p>9</text:p>
          </table:table-cell>
          <table:table-cell table:style-name="ce791" office:value-type="date" office:date-value="2018-04-10" calcext:value-type="date">
            <text:p>10</text:p>
          </table:table-cell>
          <table:table-cell table:style-name="ce791" office:value-type="date" office:date-value="2018-04-11" calcext:value-type="date">
            <text:p>11</text:p>
          </table:table-cell>
          <table:table-cell table:style-name="ce791" office:value-type="date" office:date-value="2018-04-12" calcext:value-type="date">
            <text:p>12</text:p>
          </table:table-cell>
          <table:table-cell table:style-name="ce791" office:value-type="date" office:date-value="2018-04-13" calcext:value-type="date">
            <text:p>13</text:p>
          </table:table-cell>
          <table:table-cell table:style-name="ce792" office:value-type="date" office:date-value="2018-04-14" calcext:value-type="date">
            <text:p>14</text:p>
          </table:table-cell>
          <table:table-cell table:style-name="ce804" office:value-type="date" office:date-value="2018-04-15" calcext:value-type="date">
            <text:p>15</text:p>
          </table:table-cell>
          <table:table-cell table:style-name="ce791" office:value-type="date" office:date-value="2018-04-16" calcext:value-type="date">
            <text:p>16</text:p>
          </table:table-cell>
          <table:table-cell table:style-name="ce791" office:value-type="date" office:date-value="2018-04-17" calcext:value-type="date">
            <text:p>17</text:p>
          </table:table-cell>
          <table:table-cell table:style-name="ce791" office:value-type="date" office:date-value="2018-04-18" calcext:value-type="date">
            <text:p>18</text:p>
          </table:table-cell>
          <table:table-cell table:style-name="ce791" office:value-type="date" office:date-value="2018-04-19" calcext:value-type="date">
            <text:p>19</text:p>
          </table:table-cell>
          <table:table-cell table:style-name="ce791" office:value-type="date" office:date-value="2018-04-20" calcext:value-type="date">
            <text:p>20</text:p>
          </table:table-cell>
          <table:table-cell table:style-name="ce792" office:value-type="date" office:date-value="2018-04-21" calcext:value-type="date">
            <text:p>21</text:p>
          </table:table-cell>
          <table:table-cell table:style-name="ce804" office:value-type="date" office:date-value="2018-04-22" calcext:value-type="date">
            <text:p>22</text:p>
          </table:table-cell>
          <table:table-cell table:style-name="ce791" office:value-type="date" office:date-value="2018-04-23" calcext:value-type="date">
            <text:p>23</text:p>
          </table:table-cell>
          <table:table-cell table:style-name="ce791" office:value-type="date" office:date-value="2018-04-24" calcext:value-type="date">
            <text:p>24</text:p>
          </table:table-cell>
          <table:table-cell table:style-name="ce791" office:value-type="date" office:date-value="2018-04-25" calcext:value-type="date">
            <text:p>25</text:p>
          </table:table-cell>
          <table:table-cell table:style-name="ce791" office:value-type="date" office:date-value="2018-04-26" calcext:value-type="date">
            <text:p>26</text:p>
          </table:table-cell>
          <table:table-cell table:style-name="ce791" office:value-type="date" office:date-value="2018-04-27" calcext:value-type="date">
            <text:p>27</text:p>
          </table:table-cell>
          <table:table-cell table:style-name="ce792" office:value-type="date" office:date-value="2018-04-28" calcext:value-type="date">
            <text:p>28</text:p>
          </table:table-cell>
          <table:table-cell table:style-name="ce804" office:value-type="date" office:date-value="2018-04-29" calcext:value-type="date">
            <text:p>29</text:p>
          </table:table-cell>
          <table:table-cell table:style-name="ce806" office:value-type="date" office:date-value="2018-04-30" calcext:value-type="date">
            <text:p>30</text:p>
          </table:table-cell>
          <table:table-cell table:style-name="ce791" office:value-type="date" office:date-value="2018-05-01" calcext:value-type="date">
            <text:p>1</text:p>
          </table:table-cell>
          <table:table-cell table:style-name="ce791" office:value-type="date" office:date-value="2018-05-02" calcext:value-type="date">
            <text:p>2</text:p>
          </table:table-cell>
          <table:table-cell table:style-name="ce806" office:value-type="date" office:date-value="2018-05-03" calcext:value-type="date">
            <text:p>3</text:p>
          </table:table-cell>
          <table:table-cell table:style-name="ce806" office:value-type="date" office:date-value="2018-05-04" calcext:value-type="date">
            <text:p>4</text:p>
          </table:table-cell>
          <table:table-cell table:style-name="ce808" office:value-type="date" office:date-value="2018-05-05" calcext:value-type="date">
            <text:p>5</text:p>
          </table:table-cell>
          <table:table-cell table:style-name="ce804" office:value-type="date" office:date-value="2018-05-06" calcext:value-type="date">
            <text:p>6</text:p>
          </table:table-cell>
          <table:table-cell table:style-name="ce791" office:value-type="date" office:date-value="2018-05-07" calcext:value-type="date">
            <text:p>7</text:p>
          </table:table-cell>
          <table:table-cell table:style-name="ce791" office:value-type="date" office:date-value="2018-05-08" calcext:value-type="date">
            <text:p>8</text:p>
          </table:table-cell>
          <table:table-cell table:style-name="ce791" office:value-type="date" office:date-value="2018-05-09" calcext:value-type="date">
            <text:p>9</text:p>
          </table:table-cell>
          <table:table-cell table:style-name="ce791" office:value-type="date" office:date-value="2018-05-10" calcext:value-type="date">
            <text:p>10</text:p>
          </table:table-cell>
          <table:table-cell table:style-name="ce791" office:value-type="date" office:date-value="2018-05-11" calcext:value-type="date">
            <text:p>11</text:p>
          </table:table-cell>
          <table:table-cell table:style-name="ce792" office:value-type="date" office:date-value="2018-05-12" calcext:value-type="date">
            <text:p>12</text:p>
          </table:table-cell>
          <table:table-cell table:style-name="ce804" office:value-type="date" office:date-value="2018-05-13" calcext:value-type="date">
            <text:p>13</text:p>
          </table:table-cell>
          <table:table-cell table:style-name="ce791" office:value-type="date" office:date-value="2018-05-14" calcext:value-type="date">
            <text:p>14</text:p>
          </table:table-cell>
          <table:table-cell table:style-name="ce791" office:value-type="date" office:date-value="2018-05-15" calcext:value-type="date">
            <text:p>15</text:p>
          </table:table-cell>
          <table:table-cell table:style-name="ce791" office:value-type="date" office:date-value="2018-05-16" calcext:value-type="date">
            <text:p>16</text:p>
          </table:table-cell>
          <table:table-cell table:style-name="ce791" office:value-type="date" office:date-value="2018-05-17" calcext:value-type="date">
            <text:p>17</text:p>
          </table:table-cell>
          <table:table-cell table:style-name="ce791" office:value-type="date" office:date-value="2018-05-18" calcext:value-type="date">
            <text:p>18</text:p>
          </table:table-cell>
          <table:table-cell table:style-name="ce792" office:value-type="date" office:date-value="2018-05-19" calcext:value-type="date">
            <text:p>19</text:p>
          </table:table-cell>
          <table:table-cell table:style-name="ce804" office:value-type="date" office:date-value="2018-05-20" calcext:value-type="date">
            <text:p>20</text:p>
          </table:table-cell>
          <table:table-cell table:style-name="ce791" office:value-type="date" office:date-value="2018-05-21" calcext:value-type="date">
            <text:p>21</text:p>
          </table:table-cell>
          <table:table-cell table:style-name="ce791" office:value-type="date" office:date-value="2018-05-22" calcext:value-type="date">
            <text:p>22</text:p>
          </table:table-cell>
          <table:table-cell table:style-name="ce791" office:value-type="date" office:date-value="2018-05-23" calcext:value-type="date">
            <text:p>23</text:p>
          </table:table-cell>
          <table:table-cell table:style-name="ce791" office:value-type="date" office:date-value="2018-05-24" calcext:value-type="date">
            <text:p>24</text:p>
          </table:table-cell>
          <table:table-cell table:style-name="ce791" office:value-type="date" office:date-value="2018-05-25" calcext:value-type="date">
            <text:p>25</text:p>
          </table:table-cell>
          <table:table-cell table:style-name="ce792" office:value-type="date" office:date-value="2018-05-26" calcext:value-type="date">
            <text:p>26</text:p>
          </table:table-cell>
          <table:table-cell table:style-name="ce804" office:value-type="date" office:date-value="2018-05-27" calcext:value-type="date">
            <text:p>27</text:p>
          </table:table-cell>
          <table:table-cell table:style-name="ce791" office:value-type="date" office:date-value="2018-05-28" calcext:value-type="date">
            <text:p>28</text:p>
          </table:table-cell>
          <table:table-cell table:style-name="ce791" office:value-type="date" office:date-value="2018-05-29" calcext:value-type="date">
            <text:p>29</text:p>
          </table:table-cell>
          <table:table-cell table:style-name="ce791" office:value-type="date" office:date-value="2018-05-30" calcext:value-type="date">
            <text:p>30</text:p>
          </table:table-cell>
          <table:table-cell table:style-name="ce791" office:value-type="date" office:date-value="2018-05-31" calcext:value-type="date">
            <text:p>31</text:p>
          </table:table-cell>
          <table:table-cell table:style-name="ce791" office:value-type="date" office:date-value="2018-06-01" calcext:value-type="date">
            <text:p>1</text:p>
          </table:table-cell>
          <table:table-cell table:style-name="ce792" office:value-type="date" office:date-value="2018-06-02" calcext:value-type="date">
            <text:p>2</text:p>
          </table:table-cell>
          <table:table-cell table:style-name="ce804" office:value-type="date" office:date-value="2018-06-03" calcext:value-type="date">
            <text:p>3</text:p>
          </table:table-cell>
          <table:table-cell table:style-name="ce791" office:value-type="date" office:date-value="2018-06-04" calcext:value-type="date">
            <text:p>4</text:p>
          </table:table-cell>
          <table:table-cell table:style-name="ce791" office:value-type="date" office:date-value="2018-06-05" calcext:value-type="date">
            <text:p>5</text:p>
          </table:table-cell>
          <table:table-cell table:style-name="ce791" office:value-type="date" office:date-value="2018-06-06" calcext:value-type="date">
            <text:p>6</text:p>
          </table:table-cell>
          <table:table-cell table:style-name="ce791" office:value-type="date" office:date-value="2018-06-07" calcext:value-type="date">
            <text:p>7</text:p>
          </table:table-cell>
          <table:table-cell table:style-name="ce791" office:value-type="date" office:date-value="2018-06-08" calcext:value-type="date">
            <text:p>8</text:p>
          </table:table-cell>
          <table:table-cell table:style-name="ce792" office:value-type="date" office:date-value="2018-06-09" calcext:value-type="date">
            <text:p>9</text:p>
          </table:table-cell>
          <table:table-cell table:style-name="ce804" office:value-type="date" office:date-value="2018-06-10" calcext:value-type="date">
            <text:p>10</text:p>
          </table:table-cell>
          <table:table-cell table:style-name="ce791" office:value-type="date" office:date-value="2018-06-11" calcext:value-type="date">
            <text:p>11</text:p>
          </table:table-cell>
          <table:table-cell table:style-name="ce791" office:value-type="date" office:date-value="2018-06-12" calcext:value-type="date">
            <text:p>12</text:p>
          </table:table-cell>
          <table:table-cell table:style-name="ce791" office:value-type="date" office:date-value="2018-06-13" calcext:value-type="date">
            <text:p>13</text:p>
          </table:table-cell>
          <table:table-cell table:style-name="ce373" table:number-columns-repeated="915"/>
        </table:table-row>
        <table:table-row table:style-name="ro10">
          <table:covered-table-cell table:number-columns-repeated="5" table:style-name="ce676"/>
          <table:table-cell table:style-name="ce682" office:value-type="string" calcext:value-type="string">
            <text:p>薬品整理</text:p>
          </table:table-cell>
          <table:table-cell table:style-name="ce683" office:value-type="string" calcext:value-type="string" table:number-columns-spanned="2" table:number-rows-spanned="1">
            <text:p>検血</text:p>
          </table:table-cell>
          <table:covered-table-cell table:style-name="ce683"/>
          <table:table-cell table:style-name="ce693" office:value-type="string" calcext:value-type="string">
            <text:p>○</text:p>
          </table:table-cell>
          <table:table-cell table:style-name="ce696" table:number-columns-repeated="2"/>
          <table:table-cell table:style-name="ce698"/>
          <table:table-cell table:style-name="ce696" table:number-columns-repeated="3"/>
          <table:table-cell table:style-name="ce698"/>
          <table:table-cell table:style-name="ce696" table:number-columns-repeated="103"/>
          <table:table-cell table:style-name="ce698"/>
          <table:table-cell table:style-name="ce696" table:number-columns-repeated="904"/>
        </table:table-row>
        <table:table-row table:style-name="ro10">
          <table:covered-table-cell table:number-columns-repeated="5" table:style-name="ce676"/>
          <table:table-cell table:style-name="ce683" office:value-type="string" calcext:value-type="string">
            <text:p>薬品名抽出</text:p>
          </table:table-cell>
          <table:table-cell table:style-name="ce682" office:value-type="string" calcext:value-type="string" table:number-columns-spanned="2" table:number-rows-spanned="1">
            <text:p>画像・処置</text:p>
          </table:table-cell>
          <table:covered-table-cell table:style-name="ce682"/>
          <table:table-cell table:style-name="ce693" office:value-type="string" calcext:value-type="string">
            <text:p>胸Xp</text:p>
          </table:table-cell>
          <table:table-cell table:style-name="ce697" table:number-columns-repeated="2"/>
          <table:table-cell table:style-name="ce710"/>
          <table:table-cell table:style-name="ce697" table:number-columns-repeated="5"/>
          <table:table-cell table:style-name="ce696"/>
          <table:table-cell table:style-name="ce710" table:number-columns-repeated="2"/>
          <table:table-cell table:style-name="ce697"/>
          <table:table-cell table:style-name="ce696"/>
          <table:table-cell table:style-name="ce710"/>
          <table:table-cell table:style-name="ce696" table:number-columns-repeated="96"/>
          <table:table-cell table:style-name="ce698"/>
          <table:table-cell table:style-name="ce696" table:number-columns-repeated="105"/>
          <table:table-cell table:style-name="ce697" table:number-columns-repeated="15"/>
          <table:table-cell table:style-name="ce696" table:number-columns-repeated="784"/>
        </table:table-row>
        <table:table-row table:style-name="ro10">
          <table:table-cell table:style-name="ce677" table:number-columns-repeated="5"/>
          <table:table-cell table:style-name="ce684" office:value-type="string" calcext:value-type="string">
            <text:p>黒</text:p>
          </table:table-cell>
          <table:table-cell table:style-name="ce689" table:number-columns-repeated="2"/>
          <table:table-cell table:style-name="ce694"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sadf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df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257"/>
          <table:table-cell table:style-name="ce678" table:number-columns-repeated="767"/>
        </table:table-row>
        <table:table-row table:style-name="ro10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00/00/00</text:date>, <text:time style:data-style-name="N2" text:time-value="13:01:27.01832574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06T09:44:31.198164945</dc:date>
    <meta:editing-duration>P1DT14H34M34S</meta:editing-duration>
    <meta:editing-cycles>219</meta:editing-cycles>
    <meta:generator>LibreOffice/5.4.1.2$Linux_x86 LibreOffice_project/ea7cb86e6eeb2bf3a5af73a8f7777ac570321527</meta:generator>
    <meta:document-statistic meta:table-count="12" meta:cell-count="2174" meta:object-count="0"/>
  </office:meta>
</office:document-meta>
</file>